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92.1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GPUCB" table:style-name="ta1">
        <table:shapes>
          <draw:frame draw:z-index="0" draw:style-name="gr1" draw:text-style-name="P1" svg:width="453.51pt" svg:height="255.09pt" svg:x="46.15pt" svg:y="353.68pt">
            <draw:object draw:notify-on-update-of-ranges="DGPUCB.A24:DGPUCB.CV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06.55pt" svg:y="359.72pt">
            <draw:object draw:notify-on-update-of-ranges="DGPUCB.A25:DGPUCB.CU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3" table:number-columns-repeated="11" table:default-cell-style-name="Default"/>
        <table:table-column table:style-name="co2" table:default-cell-style-name="Default"/>
        <table:table-column table:style-name="co3" table:number-columns-repeated="35" table:default-cell-style-name="Default"/>
        <table:table-column table:style-name="co2" table:default-cell-style-name="Default"/>
        <table:table-column table:style-name="co3" table:number-columns-repeated="16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244846343994141" calcext:value-type="float">
            <text:p>0.024484634399414</text:p>
          </table:table-cell>
          <table:table-cell office:value-type="float" office:value="0.0558052062988281" calcext:value-type="float">
            <text:p>0.055805206298828</text:p>
          </table:table-cell>
          <table:table-cell office:value-type="float" office:value="0.102882623672485" calcext:value-type="float">
            <text:p>0.102882623672485</text:p>
          </table:table-cell>
          <table:table-cell office:value-type="float" office:value="0.1462242603302" calcext:value-type="float">
            <text:p>0.1462242603302</text:p>
          </table:table-cell>
          <table:table-cell office:value-type="float" office:value="0.231057405471802" calcext:value-type="float">
            <text:p>0.231057405471802</text:p>
          </table:table-cell>
          <table:table-cell office:value-type="float" office:value="0.363089799880982" calcext:value-type="float">
            <text:p>0.363089799880982</text:p>
          </table:table-cell>
          <table:table-cell office:value-type="float" office:value="0.563264846801758" calcext:value-type="float">
            <text:p>0.563264846801758</text:p>
          </table:table-cell>
          <table:table-cell office:value-type="float" office:value="0.92758321762085" calcext:value-type="float">
            <text:p>0.92758321762085</text:p>
          </table:table-cell>
          <table:table-cell office:value-type="float" office:value="1.19808840751648" calcext:value-type="float">
            <text:p>1.19808840751648</text:p>
          </table:table-cell>
          <table:table-cell office:value-type="float" office:value="1.60995554924011" calcext:value-type="float">
            <text:p>1.60995554924011</text:p>
          </table:table-cell>
          <table:table-cell office:value-type="float" office:value="1.83604979515076" calcext:value-type="float">
            <text:p>1.83604979515076</text:p>
          </table:table-cell>
          <table:table-cell office:value-type="float" office:value="2.13523197174072" calcext:value-type="float">
            <text:p>2.13523197174072</text:p>
          </table:table-cell>
          <table:table-cell office:value-type="float" office:value="2.66316556930542" calcext:value-type="float">
            <text:p>2.66316556930542</text:p>
          </table:table-cell>
          <table:table-cell office:value-type="float" office:value="3.14061570167541" calcext:value-type="float">
            <text:p>3.14061570167541</text:p>
          </table:table-cell>
          <table:table-cell office:value-type="float" office:value="3.70012164115906" calcext:value-type="float">
            <text:p>3.70012164115906</text:p>
          </table:table-cell>
          <table:table-cell office:value-type="float" office:value="4.20588302612305" calcext:value-type="float">
            <text:p>4.20588302612305</text:p>
          </table:table-cell>
          <table:table-cell office:value-type="float" office:value="4.78945827484131" calcext:value-type="float">
            <text:p>4.78945827484131</text:p>
          </table:table-cell>
          <table:table-cell office:value-type="float" office:value="5.3710343837738" calcext:value-type="float">
            <text:p>5.3710343837738</text:p>
          </table:table-cell>
          <table:table-cell office:value-type="float" office:value="5.99272584915161" calcext:value-type="float">
            <text:p>5.99272584915161</text:p>
          </table:table-cell>
          <table:table-cell office:value-type="float" office:value="6.59463167190552" calcext:value-type="float">
            <text:p>6.59463167190552</text:p>
          </table:table-cell>
          <table:table-cell office:value-type="float" office:value="7.19695234298706" calcext:value-type="float">
            <text:p>7.19695234298706</text:p>
          </table:table-cell>
          <table:table-cell office:value-type="float" office:value="7.82503890991211" calcext:value-type="float">
            <text:p>7.82503890991211</text:p>
          </table:table-cell>
          <table:table-cell office:value-type="float" office:value="8.46723747253418" calcext:value-type="float">
            <text:p>8.46723747253418</text:p>
          </table:table-cell>
          <table:table-cell office:value-type="float" office:value="9.06187319755554" calcext:value-type="float">
            <text:p>9.06187319755554</text:p>
          </table:table-cell>
          <table:table-cell office:value-type="float" office:value="9.71878457069397" calcext:value-type="float">
            <text:p>9.71878457069397</text:p>
          </table:table-cell>
          <table:table-cell office:value-type="float" office:value="10.368967294693" calcext:value-type="float">
            <text:p>10.368967294693</text:p>
          </table:table-cell>
          <table:table-cell office:value-type="float" office:value="10.9329571723938" calcext:value-type="float">
            <text:p>10.9329571723938</text:p>
          </table:table-cell>
          <table:table-cell office:value-type="float" office:value="11.6300363540649" calcext:value-type="float">
            <text:p>11.6300363540649</text:p>
          </table:table-cell>
          <table:table-cell office:value-type="float" office:value="12.3118407726288" calcext:value-type="float">
            <text:p>12.3118407726288</text:p>
          </table:table-cell>
          <table:table-cell office:value-type="float" office:value="13.001660823822" calcext:value-type="float">
            <text:p>13.001660823822</text:p>
          </table:table-cell>
          <table:table-cell office:value-type="float" office:value="13.6857686042786" calcext:value-type="float">
            <text:p>13.6857686042786</text:p>
          </table:table-cell>
          <table:table-cell office:value-type="float" office:value="14.3518922328949" calcext:value-type="float">
            <text:p>14.3518922328949</text:p>
          </table:table-cell>
          <table:table-cell office:value-type="float" office:value="15.0645105838776" calcext:value-type="float">
            <text:p>15.0645105838776</text:p>
          </table:table-cell>
          <table:table-cell office:value-type="float" office:value="15.7671263217926" calcext:value-type="float">
            <text:p>15.7671263217926</text:p>
          </table:table-cell>
          <table:table-cell office:value-type="float" office:value="16.5268802642822" calcext:value-type="float">
            <text:p>16.5268802642822</text:p>
          </table:table-cell>
          <table:table-cell office:value-type="float" office:value="17.261212348938" calcext:value-type="float">
            <text:p>17.261212348938</text:p>
          </table:table-cell>
          <table:table-cell office:value-type="float" office:value="18.0433762073517" calcext:value-type="float">
            <text:p>18.0433762073517</text:p>
          </table:table-cell>
          <table:table-cell office:value-type="float" office:value="18.9362533092499" calcext:value-type="float">
            <text:p>18.9362533092499</text:p>
          </table:table-cell>
          <table:table-cell office:value-type="float" office:value="19.7700746059418" calcext:value-type="float">
            <text:p>19.7700746059418</text:p>
          </table:table-cell>
          <table:table-cell office:value-type="float" office:value="20.5991766452789" calcext:value-type="float">
            <text:p>20.5991766452789</text:p>
          </table:table-cell>
          <table:table-cell office:value-type="float" office:value="21.3911881446838" calcext:value-type="float">
            <text:p>21.3911881446838</text:p>
          </table:table-cell>
          <table:table-cell office:value-type="float" office:value="22.3085839748383" calcext:value-type="float">
            <text:p>22.3085839748383</text:p>
          </table:table-cell>
          <table:table-cell office:value-type="float" office:value="23.0633594989777" calcext:value-type="float">
            <text:p>23.0633594989777</text:p>
          </table:table-cell>
          <table:table-cell office:value-type="float" office:value="23.8951799869537" calcext:value-type="float">
            <text:p>23.8951799869537</text:p>
          </table:table-cell>
          <table:table-cell office:value-type="float" office:value="24.684638261795" calcext:value-type="float">
            <text:p>24.684638261795</text:p>
          </table:table-cell>
          <table:table-cell office:value-type="float" office:value="25.49507188797" calcext:value-type="float">
            <text:p>25.49507188797</text:p>
          </table:table-cell>
          <table:table-cell office:value-type="float" office:value="26.3272528648376" calcext:value-type="float">
            <text:p>26.3272528648376</text:p>
          </table:table-cell>
          <table:table-cell office:value-type="float" office:value="27.1856286525726" calcext:value-type="float">
            <text:p>27.1856286525726</text:p>
          </table:table-cell>
          <table:table-cell office:value-type="float" office:value="28.051913022995" calcext:value-type="float">
            <text:p>28.051913022995</text:p>
          </table:table-cell>
          <table:table-cell office:value-type="float" office:value="28.9031281471252" calcext:value-type="float">
            <text:p>28.9031281471252</text:p>
          </table:table-cell>
          <table:table-cell office:value-type="float" office:value="29.7218322753906" calcext:value-type="float">
            <text:p>29.7218322753906</text:p>
          </table:table-cell>
          <table:table-cell office:value-type="float" office:value="30.6510682106018" calcext:value-type="float">
            <text:p>30.6510682106018</text:p>
          </table:table-cell>
          <table:table-cell office:value-type="float" office:value="31.5310039520264" calcext:value-type="float">
            <text:p>31.5310039520264</text:p>
          </table:table-cell>
          <table:table-cell office:value-type="float" office:value="32.4466774463654" calcext:value-type="float">
            <text:p>32.4466774463654</text:p>
          </table:table-cell>
          <table:table-cell office:value-type="float" office:value="33.4386057853699" calcext:value-type="float">
            <text:p>33.4386057853699</text:p>
          </table:table-cell>
          <table:table-cell office:value-type="float" office:value="34.478856086731" calcext:value-type="float">
            <text:p>34.478856086731</text:p>
          </table:table-cell>
          <table:table-cell office:value-type="float" office:value="35.4034605026245" calcext:value-type="float">
            <text:p>35.4034605026245</text:p>
          </table:table-cell>
          <table:table-cell office:value-type="float" office:value="36.2987320423126" calcext:value-type="float">
            <text:p>36.2987320423126</text:p>
          </table:table-cell>
          <table:table-cell office:value-type="float" office:value="37.1877875328064" calcext:value-type="float">
            <text:p>37.1877875328064</text:p>
          </table:table-cell>
          <table:table-cell office:value-type="float" office:value="38.1334204673767" calcext:value-type="float">
            <text:p>38.1334204673767</text:p>
          </table:table-cell>
          <table:table-cell office:value-type="float" office:value="39.0629806518555" calcext:value-type="float">
            <text:p>39.0629806518555</text:p>
          </table:table-cell>
          <table:table-cell office:value-type="float" office:value="40.0823044776917" calcext:value-type="float">
            <text:p>40.0823044776917</text:p>
          </table:table-cell>
          <table:table-cell office:value-type="float" office:value="41.0192682743073" calcext:value-type="float">
            <text:p>41.0192682743073</text:p>
          </table:table-cell>
          <table:table-cell office:value-type="float" office:value="41.8769948482513" calcext:value-type="float">
            <text:p>41.8769948482513</text:p>
          </table:table-cell>
          <table:table-cell office:value-type="float" office:value="42.7351469993591" calcext:value-type="float">
            <text:p>42.7351469993591</text:p>
          </table:table-cell>
          <table:table-cell office:value-type="float" office:value="43.8306286334992" calcext:value-type="float">
            <text:p>43.8306286334992</text:p>
          </table:table-cell>
          <table:table-cell office:value-type="float" office:value="44.8070778846741" calcext:value-type="float">
            <text:p>44.8070778846741</text:p>
          </table:table-cell>
          <table:table-cell office:value-type="float" office:value="45.8643414974213" calcext:value-type="float">
            <text:p>45.8643414974213</text:p>
          </table:table-cell>
          <table:table-cell office:value-type="float" office:value="47.0924170017242" calcext:value-type="float">
            <text:p>47.0924170017242</text:p>
          </table:table-cell>
          <table:table-cell office:value-type="float" office:value="48.111743927002" calcext:value-type="float">
            <text:p>48.111743927002</text:p>
          </table:table-cell>
          <table:table-cell office:value-type="float" office:value="49.1942734718323" calcext:value-type="float">
            <text:p>49.1942734718323</text:p>
          </table:table-cell>
          <table:table-cell office:value-type="float" office:value="50.3958337306976" calcext:value-type="float">
            <text:p>50.3958337306976</text:p>
          </table:table-cell>
          <table:table-cell office:value-type="float" office:value="51.3752868175507" calcext:value-type="float">
            <text:p>51.3752868175507</text:p>
          </table:table-cell>
          <table:table-cell office:value-type="float" office:value="52.4995698928833" calcext:value-type="float">
            <text:p>52.4995698928833</text:p>
          </table:table-cell>
          <table:table-cell office:value-type="float" office:value="53.5095620155335" calcext:value-type="float">
            <text:p>53.5095620155335</text:p>
          </table:table-cell>
          <table:table-cell office:value-type="float" office:value="54.5912156105042" calcext:value-type="float">
            <text:p>54.5912156105042</text:p>
          </table:table-cell>
          <table:table-cell office:value-type="float" office:value="55.6629757881165" calcext:value-type="float">
            <text:p>55.6629757881165</text:p>
          </table:table-cell>
          <table:table-cell office:value-type="float" office:value="56.7123985290527" calcext:value-type="float">
            <text:p>56.7123985290527</text:p>
          </table:table-cell>
          <table:table-cell office:value-type="float" office:value="57.8091287612915" calcext:value-type="float">
            <text:p>57.8091287612915</text:p>
          </table:table-cell>
          <table:table-cell office:value-type="float" office:value="58.8699772357941" calcext:value-type="float">
            <text:p>58.8699772357941</text:p>
          </table:table-cell>
          <table:table-cell office:value-type="float" office:value="59.9434938430786" calcext:value-type="float">
            <text:p>59.9434938430786</text:p>
          </table:table-cell>
          <table:table-cell office:value-type="float" office:value="61.0760474205017" calcext:value-type="float">
            <text:p>61.0760474205017</text:p>
          </table:table-cell>
          <table:table-cell office:value-type="float" office:value="62.2087295055389" calcext:value-type="float">
            <text:p>62.2087295055389</text:p>
          </table:table-cell>
          <table:table-cell office:value-type="float" office:value="63.2580950260162" calcext:value-type="float">
            <text:p>63.2580950260162</text:p>
          </table:table-cell>
          <table:table-cell office:value-type="float" office:value="64.5527079105377" calcext:value-type="float">
            <text:p>64.5527079105377</text:p>
          </table:table-cell>
          <table:table-cell office:value-type="float" office:value="65.8010017871857" calcext:value-type="float">
            <text:p>65.8010017871857</text:p>
          </table:table-cell>
          <table:table-cell office:value-type="float" office:value="66.8912122249603" calcext:value-type="float">
            <text:p>66.8912122249603</text:p>
          </table:table-cell>
          <table:table-cell office:value-type="float" office:value="67.8472166061401" calcext:value-type="float">
            <text:p>67.8472166061401</text:p>
          </table:table-cell>
          <table:table-cell office:value-type="float" office:value="68.9529836177826" calcext:value-type="float">
            <text:p>68.9529836177826</text:p>
          </table:table-cell>
          <table:table-cell office:value-type="float" office:value="70.1794722080231" calcext:value-type="float">
            <text:p>70.1794722080231</text:p>
          </table:table-cell>
          <table:table-cell office:value-type="float" office:value="71.2745497226715" calcext:value-type="float">
            <text:p>71.2745497226715</text:p>
          </table:table-cell>
          <table:table-cell office:value-type="float" office:value="72.3721747398376" calcext:value-type="float">
            <text:p>72.3721747398376</text:p>
          </table:table-cell>
          <table:table-cell office:value-type="float" office:value="73.7985191345215" calcext:value-type="float">
            <text:p>73.7985191345215</text:p>
          </table:table-cell>
          <table:table-cell office:value-type="float" office:value="75.236270904541" calcext:value-type="float">
            <text:p>75.236270904541</text:p>
          </table:table-cell>
          <table:table-cell office:value-type="float" office:value="76.4334506988525" calcext:value-type="float">
            <text:p>76.4334506988525</text:p>
          </table:table-cell>
          <table:table-cell office:value-type="float" office:value="77.7183992862701" calcext:value-type="float">
            <text:p>77.7183992862701</text:p>
          </table:table-cell>
          <table:table-cell office:value-type="float" office:value="78.9799764156342" calcext:value-type="float">
            <text:p>78.9799764156342</text:p>
          </table:table-cell>
          <table:table-cell office:value-type="float" office:value="80.2684416770935" calcext:value-type="float">
            <text:p>80.2684416770935</text:p>
          </table:table-cell>
          <table:table-cell office:value-type="float" office:value="81.3209822177887" calcext:value-type="float">
            <text:p>81.3209822177887</text:p>
          </table:table-cell>
          <table:table-cell office:value-type="float" office:value="82.6589295864105" calcext:value-type="float">
            <text:p>82.6589295864105</text:p>
          </table:table-cell>
        </table:table-row>
        <table:table-row table:style-name="ro1">
          <table:table-cell office:value-type="float" office:value="0.0237176418304443" calcext:value-type="float">
            <text:p>0.023717641830444</text:p>
          </table:table-cell>
          <table:table-cell office:value-type="float" office:value="0.0532429218292236" calcext:value-type="float">
            <text:p>0.053242921829224</text:p>
          </table:table-cell>
          <table:table-cell office:value-type="float" office:value="0.0894873142242432" calcext:value-type="float">
            <text:p>0.089487314224243</text:p>
          </table:table-cell>
          <table:table-cell office:value-type="float" office:value="0.131259202957153" calcext:value-type="float">
            <text:p>0.131259202957153</text:p>
          </table:table-cell>
          <table:table-cell office:value-type="float" office:value="0.19148063659668" calcext:value-type="float">
            <text:p>0.19148063659668</text:p>
          </table:table-cell>
          <table:table-cell office:value-type="float" office:value="0.280375719070435" calcext:value-type="float">
            <text:p>0.280375719070435</text:p>
          </table:table-cell>
          <table:table-cell office:value-type="float" office:value="0.376585960388184" calcext:value-type="float">
            <text:p>0.376585960388184</text:p>
          </table:table-cell>
          <table:table-cell office:value-type="float" office:value="0.536712408065796" calcext:value-type="float">
            <text:p>0.536712408065796</text:p>
          </table:table-cell>
          <table:table-cell office:value-type="float" office:value="0.709295272827148" calcext:value-type="float">
            <text:p>0.709295272827148</text:p>
          </table:table-cell>
          <table:table-cell office:value-type="float" office:value="1.02997589111328" calcext:value-type="float">
            <text:p>1.02997589111328</text:p>
          </table:table-cell>
          <table:table-cell office:value-type="float" office:value="1.39639019966125" calcext:value-type="float">
            <text:p>1.39639019966125</text:p>
          </table:table-cell>
          <table:table-cell office:value-type="float" office:value="1.84366130828857" calcext:value-type="float">
            <text:p>1.84366130828857</text:p>
          </table:table-cell>
          <table:table-cell office:value-type="float" office:value="2.29664444923401" calcext:value-type="float">
            <text:p>2.29664444923401</text:p>
          </table:table-cell>
          <table:table-cell office:value-type="float" office:value="2.7536563873291" calcext:value-type="float">
            <text:p>2.7536563873291</text:p>
          </table:table-cell>
          <table:table-cell office:value-type="float" office:value="3.23001050949097" calcext:value-type="float">
            <text:p>3.23001050949097</text:p>
          </table:table-cell>
          <table:table-cell office:value-type="float" office:value="3.72518181800842" calcext:value-type="float">
            <text:p>3.72518181800842</text:p>
          </table:table-cell>
          <table:table-cell office:value-type="float" office:value="4.2048544883728" calcext:value-type="float">
            <text:p>4.2048544883728</text:p>
          </table:table-cell>
          <table:table-cell office:value-type="float" office:value="4.70887541770935" calcext:value-type="float">
            <text:p>4.70887541770935</text:p>
          </table:table-cell>
          <table:table-cell office:value-type="float" office:value="5.19289112091064" calcext:value-type="float">
            <text:p>5.19289112091064</text:p>
          </table:table-cell>
          <table:table-cell office:value-type="float" office:value="5.79184031486511" calcext:value-type="float">
            <text:p>5.79184031486511</text:p>
          </table:table-cell>
          <table:table-cell office:value-type="float" office:value="6.3683066368103" calcext:value-type="float">
            <text:p>6.3683066368103</text:p>
          </table:table-cell>
          <table:table-cell office:value-type="float" office:value="6.95229935646057" calcext:value-type="float">
            <text:p>6.95229935646057</text:p>
          </table:table-cell>
          <table:table-cell office:value-type="float" office:value="7.61334133148193" calcext:value-type="float">
            <text:p>7.61334133148193</text:p>
          </table:table-cell>
          <table:table-cell office:value-type="float" office:value="8.24414587020874" calcext:value-type="float">
            <text:p>8.24414587020874</text:p>
          </table:table-cell>
          <table:table-cell office:value-type="float" office:value="8.85668277740479" calcext:value-type="float">
            <text:p>8.85668277740479</text:p>
          </table:table-cell>
          <table:table-cell office:value-type="float" office:value="9.47496199607849" calcext:value-type="float">
            <text:p>9.47496199607849</text:p>
          </table:table-cell>
          <table:table-cell office:value-type="float" office:value="10.1793239116669" calcext:value-type="float">
            <text:p>10.1793239116669</text:p>
          </table:table-cell>
          <table:table-cell office:value-type="float" office:value="10.8720281124115" calcext:value-type="float">
            <text:p>10.8720281124115</text:p>
          </table:table-cell>
          <table:table-cell office:value-type="float" office:value="11.566440820694" calcext:value-type="float">
            <text:p>11.566440820694</text:p>
          </table:table-cell>
          <table:table-cell office:value-type="float" office:value="12.1938517093658" calcext:value-type="float">
            <text:p>12.1938517093658</text:p>
          </table:table-cell>
          <table:table-cell office:value-type="float" office:value="12.8669149875641" calcext:value-type="float">
            <text:p>12.8669149875641</text:p>
          </table:table-cell>
          <table:table-cell office:value-type="float" office:value="13.5746047496796" calcext:value-type="float">
            <text:p>13.5746047496796</text:p>
          </table:table-cell>
          <table:table-cell office:value-type="float" office:value="14.2846684455872" calcext:value-type="float">
            <text:p>14.2846684455872</text:p>
          </table:table-cell>
          <table:table-cell office:value-type="float" office:value="15.0138063430786" calcext:value-type="float">
            <text:p>15.0138063430786</text:p>
          </table:table-cell>
          <table:table-cell office:value-type="float" office:value="15.7426710128784" calcext:value-type="float">
            <text:p>15.7426710128784</text:p>
          </table:table-cell>
          <table:table-cell office:value-type="float" office:value="16.4890694618225" calcext:value-type="float">
            <text:p>16.4890694618225</text:p>
          </table:table-cell>
          <table:table-cell office:value-type="float" office:value="17.1769170761108" calcext:value-type="float">
            <text:p>17.1769170761108</text:p>
          </table:table-cell>
          <table:table-cell office:value-type="float" office:value="17.8862166404724" calcext:value-type="float">
            <text:p>17.8862166404724</text:p>
          </table:table-cell>
          <table:table-cell office:value-type="float" office:value="18.859023809433" calcext:value-type="float">
            <text:p>18.859023809433</text:p>
          </table:table-cell>
          <table:table-cell office:value-type="float" office:value="19.5841121673584" calcext:value-type="float">
            <text:p>19.5841121673584</text:p>
          </table:table-cell>
          <table:table-cell office:value-type="float" office:value="20.3128015995026" calcext:value-type="float">
            <text:p>20.3128015995026</text:p>
          </table:table-cell>
          <table:table-cell office:value-type="float" office:value="21.1787314414978" calcext:value-type="float">
            <text:p>21.1787314414978</text:p>
          </table:table-cell>
          <table:table-cell office:value-type="float" office:value="22.0079472064972" calcext:value-type="float">
            <text:p>22.0079472064972</text:p>
          </table:table-cell>
          <table:table-cell office:value-type="float" office:value="22.8519771099091" calcext:value-type="float">
            <text:p>22.8519771099091</text:p>
          </table:table-cell>
          <table:table-cell office:value-type="float" office:value="23.6739184856415" calcext:value-type="float">
            <text:p>23.6739184856415</text:p>
          </table:table-cell>
          <table:table-cell office:value-type="float" office:value="24.5400667190552" calcext:value-type="float">
            <text:p>24.5400667190552</text:p>
          </table:table-cell>
          <table:table-cell office:value-type="float" office:value="25.3878107070923" calcext:value-type="float">
            <text:p>25.3878107070923</text:p>
          </table:table-cell>
          <table:table-cell office:value-type="float" office:value="26.2248549461365" calcext:value-type="float">
            <text:p>26.2248549461365</text:p>
          </table:table-cell>
          <table:table-cell office:value-type="float" office:value="27.0923461914062" calcext:value-type="float">
            <text:p>27.0923461914062</text:p>
          </table:table-cell>
          <table:table-cell office:value-type="float" office:value="27.9840979576111" calcext:value-type="float">
            <text:p>27.9840979576111</text:p>
          </table:table-cell>
          <table:table-cell office:value-type="float" office:value="28.899195432663" calcext:value-type="float">
            <text:p>28.899195432663</text:p>
          </table:table-cell>
          <table:table-cell office:value-type="float" office:value="29.7698271274567" calcext:value-type="float">
            <text:p>29.7698271274567</text:p>
          </table:table-cell>
          <table:table-cell office:value-type="float" office:value="30.5219919681549" calcext:value-type="float">
            <text:p>30.5219919681549</text:p>
          </table:table-cell>
          <table:table-cell office:value-type="float" office:value="31.4463076591492" calcext:value-type="float">
            <text:p>31.4463076591492</text:p>
          </table:table-cell>
          <table:table-cell office:value-type="float" office:value="32.3530988693237" calcext:value-type="float">
            <text:p>32.3530988693237</text:p>
          </table:table-cell>
          <table:table-cell office:value-type="float" office:value="33.3575360774994" calcext:value-type="float">
            <text:p>33.3575360774994</text:p>
          </table:table-cell>
          <table:table-cell office:value-type="float" office:value="34.2923171520233" calcext:value-type="float">
            <text:p>34.2923171520233</text:p>
          </table:table-cell>
          <table:table-cell office:value-type="float" office:value="35.1263587474823" calcext:value-type="float">
            <text:p>35.1263587474823</text:p>
          </table:table-cell>
          <table:table-cell office:value-type="float" office:value="36.152928352356" calcext:value-type="float">
            <text:p>36.152928352356</text:p>
          </table:table-cell>
          <table:table-cell office:value-type="float" office:value="37.0318353176117" calcext:value-type="float">
            <text:p>37.0318353176117</text:p>
          </table:table-cell>
          <table:table-cell office:value-type="float" office:value="38.022408246994" calcext:value-type="float">
            <text:p>38.022408246994</text:p>
          </table:table-cell>
          <table:table-cell office:value-type="float" office:value="38.9677398204803" calcext:value-type="float">
            <text:p>38.9677398204803</text:p>
          </table:table-cell>
          <table:table-cell office:value-type="float" office:value="39.8967297077179" calcext:value-type="float">
            <text:p>39.8967297077179</text:p>
          </table:table-cell>
          <table:table-cell office:value-type="float" office:value="40.9883019924164" calcext:value-type="float">
            <text:p>40.9883019924164</text:p>
          </table:table-cell>
          <table:table-cell office:value-type="float" office:value="41.8635022640228" calcext:value-type="float">
            <text:p>41.8635022640228</text:p>
          </table:table-cell>
          <table:table-cell office:value-type="float" office:value="42.8118708133698" calcext:value-type="float">
            <text:p>42.8118708133698</text:p>
          </table:table-cell>
          <table:table-cell office:value-type="float" office:value="43.7827932834625" calcext:value-type="float">
            <text:p>43.7827932834625</text:p>
          </table:table-cell>
          <table:table-cell office:value-type="float" office:value="44.8158617019653" calcext:value-type="float">
            <text:p>44.8158617019653</text:p>
          </table:table-cell>
          <table:table-cell office:value-type="float" office:value="45.7707464694977" calcext:value-type="float">
            <text:p>45.7707464694977</text:p>
          </table:table-cell>
          <table:table-cell office:value-type="float" office:value="46.6923894882202" calcext:value-type="float">
            <text:p>46.6923894882202</text:p>
          </table:table-cell>
          <table:table-cell office:value-type="float" office:value="47.5551238059998" calcext:value-type="float">
            <text:p>47.5551238059998</text:p>
          </table:table-cell>
          <table:table-cell office:value-type="float" office:value="48.5156083106995" calcext:value-type="float">
            <text:p>48.5156083106995</text:p>
          </table:table-cell>
          <table:table-cell office:value-type="float" office:value="49.4945931434631" calcext:value-type="float">
            <text:p>49.4945931434631</text:p>
          </table:table-cell>
          <table:table-cell office:value-type="float" office:value="50.5016002655029" calcext:value-type="float">
            <text:p>50.5016002655029</text:p>
          </table:table-cell>
          <table:table-cell office:value-type="float" office:value="51.5523805618286" calcext:value-type="float">
            <text:p>51.5523805618286</text:p>
          </table:table-cell>
          <table:table-cell office:value-type="float" office:value="52.5851204395294" calcext:value-type="float">
            <text:p>52.5851204395294</text:p>
          </table:table-cell>
          <table:table-cell office:value-type="float" office:value="53.6645529270172" calcext:value-type="float">
            <text:p>53.6645529270172</text:p>
          </table:table-cell>
          <table:table-cell office:value-type="float" office:value="54.8145575523377" calcext:value-type="float">
            <text:p>54.8145575523377</text:p>
          </table:table-cell>
          <table:table-cell office:value-type="float" office:value="56.0196454524994" calcext:value-type="float">
            <text:p>56.0196454524994</text:p>
          </table:table-cell>
          <table:table-cell office:value-type="float" office:value="56.9737417697907" calcext:value-type="float">
            <text:p>56.9737417697907</text:p>
          </table:table-cell>
          <table:table-cell office:value-type="float" office:value="57.9072835445404" calcext:value-type="float">
            <text:p>57.9072835445404</text:p>
          </table:table-cell>
          <table:table-cell office:value-type="float" office:value="59.0297753810883" calcext:value-type="float">
            <text:p>59.0297753810883</text:p>
          </table:table-cell>
          <table:table-cell office:value-type="float" office:value="60.2016837596893" calcext:value-type="float">
            <text:p>60.2016837596893</text:p>
          </table:table-cell>
          <table:table-cell office:value-type="float" office:value="61.2447581291199" calcext:value-type="float">
            <text:p>61.2447581291199</text:p>
          </table:table-cell>
          <table:table-cell office:value-type="float" office:value="62.4426772594452" calcext:value-type="float">
            <text:p>62.4426772594452</text:p>
          </table:table-cell>
          <table:table-cell office:value-type="float" office:value="63.816992521286" calcext:value-type="float">
            <text:p>63.816992521286</text:p>
          </table:table-cell>
          <table:table-cell office:value-type="float" office:value="65.2162749767304" calcext:value-type="float">
            <text:p>65.2162749767304</text:p>
          </table:table-cell>
          <table:table-cell office:value-type="float" office:value="66.3600807189941" calcext:value-type="float">
            <text:p>66.3600807189941</text:p>
          </table:table-cell>
          <table:table-cell office:value-type="float" office:value="67.4564983844757" calcext:value-type="float">
            <text:p>67.4564983844757</text:p>
          </table:table-cell>
          <table:table-cell office:value-type="float" office:value="68.5863852500916" calcext:value-type="float">
            <text:p>68.5863852500916</text:p>
          </table:table-cell>
          <table:table-cell office:value-type="float" office:value="69.7801802158356" calcext:value-type="float">
            <text:p>69.7801802158356</text:p>
          </table:table-cell>
          <table:table-cell office:value-type="float" office:value="70.8553826808929" calcext:value-type="float">
            <text:p>70.8553826808929</text:p>
          </table:table-cell>
          <table:table-cell office:value-type="float" office:value="72.2172124385834" calcext:value-type="float">
            <text:p>72.2172124385834</text:p>
          </table:table-cell>
          <table:table-cell office:value-type="float" office:value="73.5658841133118" calcext:value-type="float">
            <text:p>73.5658841133118</text:p>
          </table:table-cell>
          <table:table-cell office:value-type="float" office:value="74.9106197357178" calcext:value-type="float">
            <text:p>74.9106197357178</text:p>
          </table:table-cell>
          <table:table-cell office:value-type="float" office:value="76.1136722564697" calcext:value-type="float">
            <text:p>76.1136722564697</text:p>
          </table:table-cell>
          <table:table-cell office:value-type="float" office:value="77.1075294017792" calcext:value-type="float">
            <text:p>77.1075294017792</text:p>
          </table:table-cell>
          <table:table-cell office:value-type="float" office:value="78.2097210884094" calcext:value-type="float">
            <text:p>78.2097210884094</text:p>
          </table:table-cell>
          <table:table-cell office:value-type="float" office:value="79.4929130077362" calcext:value-type="float">
            <text:p>79.4929130077362</text:p>
          </table:table-cell>
          <table:table-cell office:value-type="float" office:value="80.6534540653229" calcext:value-type="float">
            <text:p>80.6534540653229</text:p>
          </table:table-cell>
        </table:table-row>
        <table:table-row table:style-name="ro1">
          <table:table-cell office:value-type="float" office:value="0.022921085357666" calcext:value-type="float">
            <text:p>0.022921085357666</text:p>
          </table:table-cell>
          <table:table-cell office:value-type="float" office:value="0.0522658824920654" calcext:value-type="float">
            <text:p>0.052265882492066</text:p>
          </table:table-cell>
          <table:table-cell office:value-type="float" office:value="0.0888166427612305" calcext:value-type="float">
            <text:p>0.088816642761231</text:p>
          </table:table-cell>
          <table:table-cell office:value-type="float" office:value="0.135080814361572" calcext:value-type="float">
            <text:p>0.135080814361572</text:p>
          </table:table-cell>
          <table:table-cell office:value-type="float" office:value="0.235565662384033" calcext:value-type="float">
            <text:p>0.235565662384033</text:p>
          </table:table-cell>
          <table:table-cell office:value-type="float" office:value="0.319754838943481" calcext:value-type="float">
            <text:p>0.319754838943481</text:p>
          </table:table-cell>
          <table:table-cell office:value-type="float" office:value="0.432219505310059" calcext:value-type="float">
            <text:p>0.432219505310059</text:p>
          </table:table-cell>
          <table:table-cell office:value-type="float" office:value="0.663287162780762" calcext:value-type="float">
            <text:p>0.663287162780762</text:p>
          </table:table-cell>
          <table:table-cell office:value-type="float" office:value="0.878478527069092" calcext:value-type="float">
            <text:p>0.878478527069092</text:p>
          </table:table-cell>
          <table:table-cell office:value-type="float" office:value="1.25606036186218" calcext:value-type="float">
            <text:p>1.25606036186218</text:p>
          </table:table-cell>
          <table:table-cell office:value-type="float" office:value="1.62561726570129" calcext:value-type="float">
            <text:p>1.62561726570129</text:p>
          </table:table-cell>
          <table:table-cell office:value-type="float" office:value="2.10263967514038" calcext:value-type="float">
            <text:p>2.10263967514038</text:p>
          </table:table-cell>
          <table:table-cell office:value-type="float" office:value="2.61938905715942" calcext:value-type="float">
            <text:p>2.61938905715942</text:p>
          </table:table-cell>
          <table:table-cell office:value-type="float" office:value="3.16020512580872" calcext:value-type="float">
            <text:p>3.16020512580872</text:p>
          </table:table-cell>
          <table:table-cell office:value-type="float" office:value="3.65224575996399" calcext:value-type="float">
            <text:p>3.65224575996399</text:p>
          </table:table-cell>
          <table:table-cell office:value-type="float" office:value="4.18739151954651" calcext:value-type="float">
            <text:p>4.18739151954651</text:p>
          </table:table-cell>
          <table:table-cell office:value-type="float" office:value="4.81536865234375" calcext:value-type="float">
            <text:p>4.81536865234375</text:p>
          </table:table-cell>
          <table:table-cell office:value-type="float" office:value="5.36998271942139" calcext:value-type="float">
            <text:p>5.36998271942139</text:p>
          </table:table-cell>
          <table:table-cell office:value-type="float" office:value="5.89131236076355" calcext:value-type="float">
            <text:p>5.89131236076355</text:p>
          </table:table-cell>
          <table:table-cell office:value-type="float" office:value="6.42422437667847" calcext:value-type="float">
            <text:p>6.42422437667847</text:p>
          </table:table-cell>
          <table:table-cell office:value-type="float" office:value="6.95574617385864" calcext:value-type="float">
            <text:p>6.95574617385864</text:p>
          </table:table-cell>
          <table:table-cell office:value-type="float" office:value="7.51508331298828" calcext:value-type="float">
            <text:p>7.51508331298828</text:p>
          </table:table-cell>
          <table:table-cell office:value-type="float" office:value="8.07568883895874" calcext:value-type="float">
            <text:p>8.07568883895874</text:p>
          </table:table-cell>
          <table:table-cell office:value-type="float" office:value="8.66794800758362" calcext:value-type="float">
            <text:p>8.66794800758362</text:p>
          </table:table-cell>
          <table:table-cell office:value-type="float" office:value="9.18761444091797" calcext:value-type="float">
            <text:p>9.18761444091797</text:p>
          </table:table-cell>
          <table:table-cell office:value-type="float" office:value="9.85888028144836" calcext:value-type="float">
            <text:p>9.85888028144836</text:p>
          </table:table-cell>
          <table:table-cell office:value-type="float" office:value="10.525666475296" calcext:value-type="float">
            <text:p>10.525666475296</text:p>
          </table:table-cell>
          <table:table-cell office:value-type="float" office:value="11.1660044193268" calcext:value-type="float">
            <text:p>11.1660044193268</text:p>
          </table:table-cell>
          <table:table-cell office:value-type="float" office:value="11.7587890625" calcext:value-type="float">
            <text:p>11.7587890625</text:p>
          </table:table-cell>
          <table:table-cell office:value-type="float" office:value="12.3753859996796" calcext:value-type="float">
            <text:p>12.3753859996796</text:p>
          </table:table-cell>
          <table:table-cell office:value-type="float" office:value="13.0820004940033" calcext:value-type="float">
            <text:p>13.0820004940033</text:p>
          </table:table-cell>
          <table:table-cell office:value-type="float" office:value="13.8069550991058" calcext:value-type="float">
            <text:p>13.8069550991058</text:p>
          </table:table-cell>
          <table:table-cell office:value-type="float" office:value="14.5822269916534" calcext:value-type="float">
            <text:p>14.5822269916534</text:p>
          </table:table-cell>
          <table:table-cell office:value-type="float" office:value="15.294513463974" calcext:value-type="float">
            <text:p>15.294513463974</text:p>
          </table:table-cell>
          <table:table-cell office:value-type="float" office:value="16.03227186203" calcext:value-type="float">
            <text:p>16.03227186203</text:p>
          </table:table-cell>
          <table:table-cell office:value-type="float" office:value="16.8098871707916" calcext:value-type="float">
            <text:p>16.8098871707916</text:p>
          </table:table-cell>
          <table:table-cell office:value-type="float" office:value="17.579425573349" calcext:value-type="float">
            <text:p>17.579425573349</text:p>
          </table:table-cell>
          <table:table-cell office:value-type="float" office:value="18.305915594101" calcext:value-type="float">
            <text:p>18.305915594101</text:p>
          </table:table-cell>
          <table:table-cell office:value-type="float" office:value="19.0468988418579" calcext:value-type="float">
            <text:p>19.0468988418579</text:p>
          </table:table-cell>
          <table:table-cell office:value-type="float" office:value="19.9154651165009" calcext:value-type="float">
            <text:p>19.9154651165009</text:p>
          </table:table-cell>
          <table:table-cell office:value-type="float" office:value="20.7271213531494" calcext:value-type="float">
            <text:p>20.7271213531494</text:p>
          </table:table-cell>
          <table:table-cell office:value-type="float" office:value="21.5696823596954" calcext:value-type="float">
            <text:p>21.5696823596954</text:p>
          </table:table-cell>
          <table:table-cell office:value-type="float" office:value="22.3882901668549" calcext:value-type="float">
            <text:p>22.3882901668549</text:p>
          </table:table-cell>
          <table:table-cell office:value-type="float" office:value="23.2762365341186" calcext:value-type="float">
            <text:p>23.2762365341186</text:p>
          </table:table-cell>
          <table:table-cell office:value-type="float" office:value="24.1316878795624" calcext:value-type="float">
            <text:p>24.1316878795624</text:p>
          </table:table-cell>
          <table:table-cell office:value-type="float" office:value="24.977509021759" calcext:value-type="float">
            <text:p>24.977509021759</text:p>
          </table:table-cell>
          <table:table-cell office:value-type="float" office:value="25.9352695941925" calcext:value-type="float">
            <text:p>25.9352695941925</text:p>
          </table:table-cell>
          <table:table-cell office:value-type="float" office:value="26.8367438316345" calcext:value-type="float">
            <text:p>26.8367438316345</text:p>
          </table:table-cell>
          <table:table-cell office:value-type="float" office:value="27.6686856746674" calcext:value-type="float">
            <text:p>27.6686856746674</text:p>
          </table:table-cell>
          <table:table-cell office:value-type="float" office:value="28.4486765861511" calcext:value-type="float">
            <text:p>28.4486765861511</text:p>
          </table:table-cell>
          <table:table-cell office:value-type="float" office:value="29.3520884513855" calcext:value-type="float">
            <text:p>29.3520884513855</text:p>
          </table:table-cell>
          <table:table-cell office:value-type="float" office:value="30.2235028743744" calcext:value-type="float">
            <text:p>30.2235028743744</text:p>
          </table:table-cell>
          <table:table-cell office:value-type="float" office:value="31.0241146087646" calcext:value-type="float">
            <text:p>31.0241146087646</text:p>
          </table:table-cell>
          <table:table-cell office:value-type="float" office:value="31.9034411907196" calcext:value-type="float">
            <text:p>31.9034411907196</text:p>
          </table:table-cell>
          <table:table-cell office:value-type="float" office:value="32.7430076599121" calcext:value-type="float">
            <text:p>32.7430076599121</text:p>
          </table:table-cell>
          <table:table-cell office:value-type="float" office:value="33.5088443756104" calcext:value-type="float">
            <text:p>33.5088443756104</text:p>
          </table:table-cell>
          <table:table-cell office:value-type="float" office:value="34.5208175182343" calcext:value-type="float">
            <text:p>34.5208175182343</text:p>
          </table:table-cell>
          <table:table-cell office:value-type="float" office:value="35.5154700279236" calcext:value-type="float">
            <text:p>35.5154700279236</text:p>
          </table:table-cell>
          <table:table-cell office:value-type="float" office:value="36.3848421573639" calcext:value-type="float">
            <text:p>36.3848421573639</text:p>
          </table:table-cell>
          <table:table-cell office:value-type="float" office:value="37.3316116333008" calcext:value-type="float">
            <text:p>37.3316116333008</text:p>
          </table:table-cell>
          <table:table-cell office:value-type="float" office:value="38.2191450595856" calcext:value-type="float">
            <text:p>38.2191450595856</text:p>
          </table:table-cell>
          <table:table-cell office:value-type="float" office:value="39.0914802551269" calcext:value-type="float">
            <text:p>39.0914802551269</text:p>
          </table:table-cell>
          <table:table-cell office:value-type="float" office:value="39.9550132751465" calcext:value-type="float">
            <text:p>39.9550132751465</text:p>
          </table:table-cell>
          <table:table-cell office:value-type="float" office:value="40.8751120567322" calcext:value-type="float">
            <text:p>40.8751120567322</text:p>
          </table:table-cell>
          <table:table-cell office:value-type="float" office:value="41.9234867095947" calcext:value-type="float">
            <text:p>41.9234867095947</text:p>
          </table:table-cell>
          <table:table-cell office:value-type="float" office:value="42.9774508476257" calcext:value-type="float">
            <text:p>42.9774508476257</text:p>
          </table:table-cell>
          <table:table-cell office:value-type="float" office:value="43.8240928649902" calcext:value-type="float">
            <text:p>43.8240928649902</text:p>
          </table:table-cell>
          <table:table-cell office:value-type="float" office:value="44.8340835571289" calcext:value-type="float">
            <text:p>44.8340835571289</text:p>
          </table:table-cell>
          <table:table-cell office:value-type="float" office:value="45.7914896011353" calcext:value-type="float">
            <text:p>45.7914896011353</text:p>
          </table:table-cell>
          <table:table-cell office:value-type="float" office:value="46.8932175636292" calcext:value-type="float">
            <text:p>46.8932175636292</text:p>
          </table:table-cell>
          <table:table-cell office:value-type="float" office:value="47.9332723617554" calcext:value-type="float">
            <text:p>47.9332723617554</text:p>
          </table:table-cell>
          <table:table-cell office:value-type="float" office:value="48.9026052951813" calcext:value-type="float">
            <text:p>48.9026052951813</text:p>
          </table:table-cell>
          <table:table-cell office:value-type="float" office:value="49.8309366703033" calcext:value-type="float">
            <text:p>49.8309366703033</text:p>
          </table:table-cell>
          <table:table-cell office:value-type="float" office:value="50.9742047786713" calcext:value-type="float">
            <text:p>50.9742047786713</text:p>
          </table:table-cell>
          <table:table-cell office:value-type="float" office:value="51.9658391475678" calcext:value-type="float">
            <text:p>51.9658391475678</text:p>
          </table:table-cell>
          <table:table-cell office:value-type="float" office:value="52.9316937923431" calcext:value-type="float">
            <text:p>52.9316937923431</text:p>
          </table:table-cell>
          <table:table-cell office:value-type="float" office:value="54.0256452560425" calcext:value-type="float">
            <text:p>54.0256452560425</text:p>
          </table:table-cell>
          <table:table-cell office:value-type="float" office:value="55.1410233974457" calcext:value-type="float">
            <text:p>55.1410233974457</text:p>
          </table:table-cell>
          <table:table-cell office:value-type="float" office:value="56.2491865158081" calcext:value-type="float">
            <text:p>56.2491865158081</text:p>
          </table:table-cell>
          <table:table-cell office:value-type="float" office:value="57.1396152973175" calcext:value-type="float">
            <text:p>57.1396152973175</text:p>
          </table:table-cell>
          <table:table-cell office:value-type="float" office:value="58.2938117980957" calcext:value-type="float">
            <text:p>58.2938117980957</text:p>
          </table:table-cell>
          <table:table-cell office:value-type="float" office:value="59.3997068405151" calcext:value-type="float">
            <text:p>59.3997068405151</text:p>
          </table:table-cell>
          <table:table-cell office:value-type="float" office:value="60.4745492935181" calcext:value-type="float">
            <text:p>60.4745492935181</text:p>
          </table:table-cell>
          <table:table-cell office:value-type="float" office:value="61.5223453044891" calcext:value-type="float">
            <text:p>61.5223453044891</text:p>
          </table:table-cell>
          <table:table-cell office:value-type="float" office:value="62.6521368026733" calcext:value-type="float">
            <text:p>62.6521368026733</text:p>
          </table:table-cell>
          <table:table-cell office:value-type="float" office:value="63.9091465473175" calcext:value-type="float">
            <text:p>63.9091465473175</text:p>
          </table:table-cell>
          <table:table-cell office:value-type="float" office:value="65.0713953971863" calcext:value-type="float">
            <text:p>65.0713953971863</text:p>
          </table:table-cell>
          <table:table-cell office:value-type="float" office:value="66.1913204193115" calcext:value-type="float">
            <text:p>66.1913204193115</text:p>
          </table:table-cell>
          <table:table-cell office:value-type="float" office:value="67.2656762599945" calcext:value-type="float">
            <text:p>67.2656762599945</text:p>
          </table:table-cell>
          <table:table-cell office:value-type="float" office:value="68.4046733379364" calcext:value-type="float">
            <text:p>68.4046733379364</text:p>
          </table:table-cell>
          <table:table-cell office:value-type="float" office:value="69.4757394790649" calcext:value-type="float">
            <text:p>69.4757394790649</text:p>
          </table:table-cell>
          <table:table-cell office:value-type="float" office:value="70.4399888515472" calcext:value-type="float">
            <text:p>70.4399888515472</text:p>
          </table:table-cell>
          <table:table-cell office:value-type="float" office:value="71.4876506328583" calcext:value-type="float">
            <text:p>71.4876506328583</text:p>
          </table:table-cell>
          <table:table-cell office:value-type="float" office:value="72.6530697345734" calcext:value-type="float">
            <text:p>72.6530697345734</text:p>
          </table:table-cell>
          <table:table-cell office:value-type="float" office:value="73.8351762294769" calcext:value-type="float">
            <text:p>73.8351762294769</text:p>
          </table:table-cell>
          <table:table-cell office:value-type="float" office:value="74.9795203208923" calcext:value-type="float">
            <text:p>74.9795203208923</text:p>
          </table:table-cell>
          <table:table-cell office:value-type="float" office:value="76.1836502552032" calcext:value-type="float">
            <text:p>76.1836502552032</text:p>
          </table:table-cell>
          <table:table-cell office:value-type="float" office:value="77.4633274078369" calcext:value-type="float">
            <text:p>77.4633274078369</text:p>
          </table:table-cell>
          <table:table-cell office:value-type="float" office:value="78.8492786884308" calcext:value-type="float">
            <text:p>78.8492786884308</text:p>
          </table:table-cell>
          <table:table-cell office:value-type="float" office:value="80.0964117050171" calcext:value-type="float">
            <text:p>80.0964117050171</text:p>
          </table:table-cell>
        </table:table-row>
        <table:table-row table:style-name="ro1">
          <table:table-cell office:value-type="float" office:value="0.0222508907318115" calcext:value-type="float">
            <text:p>0.022250890731812</text:p>
          </table:table-cell>
          <table:table-cell office:value-type="float" office:value="0.0503358840942383" calcext:value-type="float">
            <text:p>0.050335884094238</text:p>
          </table:table-cell>
          <table:table-cell office:value-type="float" office:value="0.0843353271484375" calcext:value-type="float">
            <text:p>0.084335327148438</text:p>
          </table:table-cell>
          <table:table-cell office:value-type="float" office:value="0.122479677200317" calcext:value-type="float">
            <text:p>0.122479677200317</text:p>
          </table:table-cell>
          <table:table-cell office:value-type="float" office:value="0.185588598251343" calcext:value-type="float">
            <text:p>0.185588598251343</text:p>
          </table:table-cell>
          <table:table-cell office:value-type="float" office:value="0.273911952972412" calcext:value-type="float">
            <text:p>0.273911952972412</text:p>
          </table:table-cell>
          <table:table-cell office:value-type="float" office:value="0.377795457839966" calcext:value-type="float">
            <text:p>0.377795457839966</text:p>
          </table:table-cell>
          <table:table-cell office:value-type="float" office:value="0.534165382385254" calcext:value-type="float">
            <text:p>0.534165382385254</text:p>
          </table:table-cell>
          <table:table-cell office:value-type="float" office:value="0.785486459732056" calcext:value-type="float">
            <text:p>0.785486459732056</text:p>
          </table:table-cell>
          <table:table-cell office:value-type="float" office:value="1.19660377502441" calcext:value-type="float">
            <text:p>1.19660377502441</text:p>
          </table:table-cell>
          <table:table-cell office:value-type="float" office:value="1.59385180473328" calcext:value-type="float">
            <text:p>1.59385180473328</text:p>
          </table:table-cell>
          <table:table-cell office:value-type="float" office:value="2.02972412109375" calcext:value-type="float">
            <text:p>2.02972412109375</text:p>
          </table:table-cell>
          <table:table-cell office:value-type="float" office:value="2.44635367393494" calcext:value-type="float">
            <text:p>2.44635367393494</text:p>
          </table:table-cell>
          <table:table-cell office:value-type="float" office:value="2.83761763572693" calcext:value-type="float">
            <text:p>2.83761763572693</text:p>
          </table:table-cell>
          <table:table-cell office:value-type="float" office:value="3.27635478973389" calcext:value-type="float">
            <text:p>3.27635478973389</text:p>
          </table:table-cell>
          <table:table-cell office:value-type="float" office:value="3.80024409294128" calcext:value-type="float">
            <text:p>3.80024409294128</text:p>
          </table:table-cell>
          <table:table-cell office:value-type="float" office:value="4.33881235122681" calcext:value-type="float">
            <text:p>4.33881235122681</text:p>
          </table:table-cell>
          <table:table-cell office:value-type="float" office:value="4.85517549514771" calcext:value-type="float">
            <text:p>4.85517549514771</text:p>
          </table:table-cell>
          <table:table-cell office:value-type="float" office:value="5.38167309761047" calcext:value-type="float">
            <text:p>5.38167309761047</text:p>
          </table:table-cell>
          <table:table-cell office:value-type="float" office:value="5.95191884040833" calcext:value-type="float">
            <text:p>5.95191884040833</text:p>
          </table:table-cell>
          <table:table-cell office:value-type="float" office:value="6.5086817741394" calcext:value-type="float">
            <text:p>6.5086817741394</text:p>
          </table:table-cell>
          <table:table-cell office:value-type="float" office:value="7.06416416168213" calcext:value-type="float">
            <text:p>7.06416416168213</text:p>
          </table:table-cell>
          <table:table-cell office:value-type="float" office:value="7.68625330924988" calcext:value-type="float">
            <text:p>7.68625330924988</text:p>
          </table:table-cell>
          <table:table-cell office:value-type="float" office:value="8.27202391624451" calcext:value-type="float">
            <text:p>8.27202391624451</text:p>
          </table:table-cell>
          <table:table-cell office:value-type="float" office:value="8.9216992855072" calcext:value-type="float">
            <text:p>8.9216992855072</text:p>
          </table:table-cell>
          <table:table-cell office:value-type="float" office:value="9.53596472740173" calcext:value-type="float">
            <text:p>9.53596472740173</text:p>
          </table:table-cell>
          <table:table-cell office:value-type="float" office:value="10.1214742660522" calcext:value-type="float">
            <text:p>10.1214742660522</text:p>
          </table:table-cell>
          <table:table-cell office:value-type="float" office:value="10.7389628887177" calcext:value-type="float">
            <text:p>10.7389628887177</text:p>
          </table:table-cell>
          <table:table-cell office:value-type="float" office:value="11.3431367874146" calcext:value-type="float">
            <text:p>11.3431367874146</text:p>
          </table:table-cell>
          <table:table-cell office:value-type="float" office:value="11.9335017204285" calcext:value-type="float">
            <text:p>11.9335017204285</text:p>
          </table:table-cell>
          <table:table-cell office:value-type="float" office:value="12.6028487682343" calcext:value-type="float">
            <text:p>12.6028487682343</text:p>
          </table:table-cell>
          <table:table-cell office:value-type="float" office:value="13.2194769382477" calcext:value-type="float">
            <text:p>13.2194769382477</text:p>
          </table:table-cell>
          <table:table-cell office:value-type="float" office:value="13.9631457328796" calcext:value-type="float">
            <text:p>13.9631457328796</text:p>
          </table:table-cell>
          <table:table-cell office:value-type="float" office:value="14.7368547916412" calcext:value-type="float">
            <text:p>14.7368547916412</text:p>
          </table:table-cell>
          <table:table-cell office:value-type="float" office:value="15.4175043106079" calcext:value-type="float">
            <text:p>15.4175043106079</text:p>
          </table:table-cell>
          <table:table-cell office:value-type="float" office:value="16.1313784122467" calcext:value-type="float">
            <text:p>16.1313784122467</text:p>
          </table:table-cell>
          <table:table-cell office:value-type="float" office:value="16.8578488826752" calcext:value-type="float">
            <text:p>16.8578488826752</text:p>
          </table:table-cell>
          <table:table-cell office:value-type="float" office:value="17.619491815567" calcext:value-type="float">
            <text:p>17.619491815567</text:p>
          </table:table-cell>
          <table:table-cell office:value-type="float" office:value="18.4956653118134" calcext:value-type="float">
            <text:p>18.4956653118134</text:p>
          </table:table-cell>
          <table:table-cell office:value-type="float" office:value="19.3556830883026" calcext:value-type="float">
            <text:p>19.3556830883026</text:p>
          </table:table-cell>
          <table:table-cell office:value-type="float" office:value="20.1622989177704" calcext:value-type="float">
            <text:p>20.1622989177704</text:p>
          </table:table-cell>
          <table:table-cell office:value-type="float" office:value="20.8895084857941" calcext:value-type="float">
            <text:p>20.8895084857941</text:p>
          </table:table-cell>
          <table:table-cell office:value-type="float" office:value="21.6446709632874" calcext:value-type="float">
            <text:p>21.6446709632874</text:p>
          </table:table-cell>
          <table:table-cell office:value-type="float" office:value="22.3617691993713" calcext:value-type="float">
            <text:p>22.3617691993713</text:p>
          </table:table-cell>
          <table:table-cell office:value-type="float" office:value="23.159393787384" calcext:value-type="float">
            <text:p>23.159393787384</text:p>
          </table:table-cell>
          <table:table-cell office:value-type="float" office:value="24.0036945343018" calcext:value-type="float">
            <text:p>24.0036945343018</text:p>
          </table:table-cell>
          <table:table-cell office:value-type="float" office:value="24.8896450996399" calcext:value-type="float">
            <text:p>24.8896450996399</text:p>
          </table:table-cell>
          <table:table-cell office:value-type="float" office:value="25.6776597499847" calcext:value-type="float">
            <text:p>25.6776597499847</text:p>
          </table:table-cell>
          <table:table-cell office:value-type="float" office:value="26.5138192176819" calcext:value-type="float">
            <text:p>26.5138192176819</text:p>
          </table:table-cell>
          <table:table-cell office:value-type="float" office:value="27.4785633087158" calcext:value-type="float">
            <text:p>27.4785633087158</text:p>
          </table:table-cell>
          <table:table-cell office:value-type="float" office:value="28.3382680416107" calcext:value-type="float">
            <text:p>28.3382680416107</text:p>
          </table:table-cell>
          <table:table-cell office:value-type="float" office:value="29.1736447811127" calcext:value-type="float">
            <text:p>29.1736447811127</text:p>
          </table:table-cell>
          <table:table-cell office:value-type="float" office:value="30.1681716442108" calcext:value-type="float">
            <text:p>30.1681716442108</text:p>
          </table:table-cell>
          <table:table-cell office:value-type="float" office:value="30.9825050830841" calcext:value-type="float">
            <text:p>30.9825050830841</text:p>
          </table:table-cell>
          <table:table-cell office:value-type="float" office:value="31.7979078292847" calcext:value-type="float">
            <text:p>31.7979078292847</text:p>
          </table:table-cell>
          <table:table-cell office:value-type="float" office:value="32.6136960983276" calcext:value-type="float">
            <text:p>32.6136960983276</text:p>
          </table:table-cell>
          <table:table-cell office:value-type="float" office:value="33.4401342868805" calcext:value-type="float">
            <text:p>33.4401342868805</text:p>
          </table:table-cell>
          <table:table-cell office:value-type="float" office:value="34.2916610240936" calcext:value-type="float">
            <text:p>34.2916610240936</text:p>
          </table:table-cell>
          <table:table-cell office:value-type="float" office:value="35.0975573062897" calcext:value-type="float">
            <text:p>35.0975573062897</text:p>
          </table:table-cell>
          <table:table-cell office:value-type="float" office:value="35.9016759395599" calcext:value-type="float">
            <text:p>35.9016759395599</text:p>
          </table:table-cell>
          <table:table-cell office:value-type="float" office:value="36.8884258270264" calcext:value-type="float">
            <text:p>36.8884258270264</text:p>
          </table:table-cell>
          <table:table-cell office:value-type="float" office:value="37.8109302520752" calcext:value-type="float">
            <text:p>37.8109302520752</text:p>
          </table:table-cell>
          <table:table-cell office:value-type="float" office:value="38.6538820266724" calcext:value-type="float">
            <text:p>38.6538820266724</text:p>
          </table:table-cell>
          <table:table-cell office:value-type="float" office:value="39.5760366916656" calcext:value-type="float">
            <text:p>39.5760366916656</text:p>
          </table:table-cell>
          <table:table-cell office:value-type="float" office:value="40.4412379264832" calcext:value-type="float">
            <text:p>40.4412379264832</text:p>
          </table:table-cell>
          <table:table-cell office:value-type="float" office:value="41.564005613327" calcext:value-type="float">
            <text:p>41.564005613327</text:p>
          </table:table-cell>
          <table:table-cell office:value-type="float" office:value="42.5141844749451" calcext:value-type="float">
            <text:p>42.5141844749451</text:p>
          </table:table-cell>
          <table:table-cell office:value-type="float" office:value="43.4371521472931" calcext:value-type="float">
            <text:p>43.4371521472931</text:p>
          </table:table-cell>
          <table:table-cell office:value-type="float" office:value="44.3580610752106" calcext:value-type="float">
            <text:p>44.3580610752106</text:p>
          </table:table-cell>
          <table:table-cell office:value-type="float" office:value="45.2282452583313" calcext:value-type="float">
            <text:p>45.2282452583313</text:p>
          </table:table-cell>
          <table:table-cell office:value-type="float" office:value="46.1578435897827" calcext:value-type="float">
            <text:p>46.1578435897827</text:p>
          </table:table-cell>
          <table:table-cell office:value-type="float" office:value="47.1328384876251" calcext:value-type="float">
            <text:p>47.1328384876251</text:p>
          </table:table-cell>
          <table:table-cell office:value-type="float" office:value="48.0770406723022" calcext:value-type="float">
            <text:p>48.0770406723022</text:p>
          </table:table-cell>
          <table:table-cell office:value-type="float" office:value="49.0051321983337" calcext:value-type="float">
            <text:p>49.0051321983337</text:p>
          </table:table-cell>
          <table:table-cell office:value-type="float" office:value="49.9214246273041" calcext:value-type="float">
            <text:p>49.9214246273041</text:p>
          </table:table-cell>
          <table:table-cell office:value-type="float" office:value="50.9480111598969" calcext:value-type="float">
            <text:p>50.9480111598969</text:p>
          </table:table-cell>
          <table:table-cell office:value-type="float" office:value="51.8757648468018" calcext:value-type="float">
            <text:p>51.8757648468018</text:p>
          </table:table-cell>
          <table:table-cell office:value-type="float" office:value="52.970876455307" calcext:value-type="float">
            <text:p>52.970876455307</text:p>
          </table:table-cell>
          <table:table-cell office:value-type="float" office:value="53.946102142334" calcext:value-type="float">
            <text:p>53.946102142334</text:p>
          </table:table-cell>
          <table:table-cell office:value-type="float" office:value="55.0970144271851" calcext:value-type="float">
            <text:p>55.0970144271851</text:p>
          </table:table-cell>
          <table:table-cell office:value-type="float" office:value="56.0833969116211" calcext:value-type="float">
            <text:p>56.0833969116211</text:p>
          </table:table-cell>
          <table:table-cell office:value-type="float" office:value="57.0980613231659" calcext:value-type="float">
            <text:p>57.0980613231659</text:p>
          </table:table-cell>
          <table:table-cell office:value-type="float" office:value="58.0456926822662" calcext:value-type="float">
            <text:p>58.0456926822662</text:p>
          </table:table-cell>
          <table:table-cell office:value-type="float" office:value="59.05029129982" calcext:value-type="float">
            <text:p>59.05029129982</text:p>
          </table:table-cell>
          <table:table-cell office:value-type="float" office:value="60.0618078708649" calcext:value-type="float">
            <text:p>60.0618078708649</text:p>
          </table:table-cell>
          <table:table-cell office:value-type="float" office:value="61.086296081543" calcext:value-type="float">
            <text:p>61.086296081543</text:p>
          </table:table-cell>
          <table:table-cell office:value-type="float" office:value="62.1140358448029" calcext:value-type="float">
            <text:p>62.1140358448029</text:p>
          </table:table-cell>
          <table:table-cell office:value-type="float" office:value="63.2271349430084" calcext:value-type="float">
            <text:p>63.2271349430084</text:p>
          </table:table-cell>
          <table:table-cell office:value-type="float" office:value="64.4035015106201" calcext:value-type="float">
            <text:p>64.4035015106201</text:p>
          </table:table-cell>
          <table:table-cell office:value-type="float" office:value="65.7257080078125" calcext:value-type="float">
            <text:p>65.7257080078125</text:p>
          </table:table-cell>
          <table:table-cell office:value-type="float" office:value="67.0181334018707" calcext:value-type="float">
            <text:p>67.0181334018707</text:p>
          </table:table-cell>
          <table:table-cell office:value-type="float" office:value="68.1097688674927" calcext:value-type="float">
            <text:p>68.1097688674927</text:p>
          </table:table-cell>
          <table:table-cell office:value-type="float" office:value="69.1425256729126" calcext:value-type="float">
            <text:p>69.1425256729126</text:p>
          </table:table-cell>
          <table:table-cell office:value-type="float" office:value="70.1511168479919" calcext:value-type="float">
            <text:p>70.1511168479919</text:p>
          </table:table-cell>
          <table:table-cell office:value-type="float" office:value="71.1353642940521" calcext:value-type="float">
            <text:p>71.1353642940521</text:p>
          </table:table-cell>
          <table:table-cell office:value-type="float" office:value="72.1538801193237" calcext:value-type="float">
            <text:p>72.1538801193237</text:p>
          </table:table-cell>
          <table:table-cell office:value-type="float" office:value="73.182785987854" calcext:value-type="float">
            <text:p>73.182785987854</text:p>
          </table:table-cell>
          <table:table-cell office:value-type="float" office:value="74.3301246166229" calcext:value-type="float">
            <text:p>74.3301246166229</text:p>
          </table:table-cell>
          <table:table-cell office:value-type="float" office:value="75.3900680541992" calcext:value-type="float">
            <text:p>75.3900680541992</text:p>
          </table:table-cell>
          <table:table-cell office:value-type="float" office:value="76.4732511043549" calcext:value-type="float">
            <text:p>76.4732511043549</text:p>
          </table:table-cell>
        </table:table-row>
        <table:table-row table:style-name="ro1">
          <table:table-cell office:value-type="float" office:value="0.0238454341888428" calcext:value-type="float">
            <text:p>0.023845434188843</text:p>
          </table:table-cell>
          <table:table-cell office:value-type="float" office:value="0.0553398132324219" calcext:value-type="float">
            <text:p>0.055339813232422</text:p>
          </table:table-cell>
          <table:table-cell office:value-type="float" office:value="0.0948035717010498" calcext:value-type="float">
            <text:p>0.09480357170105</text:p>
          </table:table-cell>
          <table:table-cell office:value-type="float" office:value="0.138954877853394" calcext:value-type="float">
            <text:p>0.138954877853394</text:p>
          </table:table-cell>
          <table:table-cell office:value-type="float" office:value="0.21963906288147" calcext:value-type="float">
            <text:p>0.21963906288147</text:p>
          </table:table-cell>
          <table:table-cell office:value-type="float" office:value="0.323424339294434" calcext:value-type="float">
            <text:p>0.323424339294434</text:p>
          </table:table-cell>
          <table:table-cell office:value-type="float" office:value="0.452779293060303" calcext:value-type="float">
            <text:p>0.452779293060303</text:p>
          </table:table-cell>
          <table:table-cell office:value-type="float" office:value="0.810489416122437" calcext:value-type="float">
            <text:p>0.810489416122437</text:p>
          </table:table-cell>
          <table:table-cell office:value-type="float" office:value="1.07564234733582" calcext:value-type="float">
            <text:p>1.07564234733582</text:p>
          </table:table-cell>
          <table:table-cell office:value-type="float" office:value="1.49124264717102" calcext:value-type="float">
            <text:p>1.49124264717102</text:p>
          </table:table-cell>
          <table:table-cell office:value-type="float" office:value="1.89749121665955" calcext:value-type="float">
            <text:p>1.89749121665955</text:p>
          </table:table-cell>
          <table:table-cell office:value-type="float" office:value="2.29578733444214" calcext:value-type="float">
            <text:p>2.29578733444214</text:p>
          </table:table-cell>
          <table:table-cell office:value-type="float" office:value="2.68948769569397" calcext:value-type="float">
            <text:p>2.68948769569397</text:p>
          </table:table-cell>
          <table:table-cell office:value-type="float" office:value="3.17321133613586" calcext:value-type="float">
            <text:p>3.17321133613586</text:p>
          </table:table-cell>
          <table:table-cell office:value-type="float" office:value="3.70063757896423" calcext:value-type="float">
            <text:p>3.70063757896423</text:p>
          </table:table-cell>
          <table:table-cell office:value-type="float" office:value="4.2597804069519" calcext:value-type="float">
            <text:p>4.2597804069519</text:p>
          </table:table-cell>
          <table:table-cell office:value-type="float" office:value="4.81707239151001" calcext:value-type="float">
            <text:p>4.81707239151001</text:p>
          </table:table-cell>
          <table:table-cell office:value-type="float" office:value="5.37915420532227" calcext:value-type="float">
            <text:p>5.37915420532227</text:p>
          </table:table-cell>
          <table:table-cell office:value-type="float" office:value="5.91314482688904" calcext:value-type="float">
            <text:p>5.91314482688904</text:p>
          </table:table-cell>
          <table:table-cell office:value-type="float" office:value="6.51495742797852" calcext:value-type="float">
            <text:p>6.51495742797852</text:p>
          </table:table-cell>
          <table:table-cell office:value-type="float" office:value="7.11479544639587" calcext:value-type="float">
            <text:p>7.11479544639587</text:p>
          </table:table-cell>
          <table:table-cell office:value-type="float" office:value="7.71226406097412" calcext:value-type="float">
            <text:p>7.71226406097412</text:p>
          </table:table-cell>
          <table:table-cell office:value-type="float" office:value="8.36761975288391" calcext:value-type="float">
            <text:p>8.36761975288391</text:p>
          </table:table-cell>
          <table:table-cell office:value-type="float" office:value="8.95214462280273" calcext:value-type="float">
            <text:p>8.95214462280273</text:p>
          </table:table-cell>
          <table:table-cell office:value-type="float" office:value="9.62838983535767" calcext:value-type="float">
            <text:p>9.62838983535767</text:p>
          </table:table-cell>
          <table:table-cell office:value-type="float" office:value="10.2400538921356" calcext:value-type="float">
            <text:p>10.2400538921356</text:p>
          </table:table-cell>
          <table:table-cell office:value-type="float" office:value="10.8921310901642" calcext:value-type="float">
            <text:p>10.8921310901642</text:p>
          </table:table-cell>
          <table:table-cell office:value-type="float" office:value="11.4826221466064" calcext:value-type="float">
            <text:p>11.4826221466064</text:p>
          </table:table-cell>
          <table:table-cell office:value-type="float" office:value="12.1023645401001" calcext:value-type="float">
            <text:p>12.1023645401001</text:p>
          </table:table-cell>
          <table:table-cell office:value-type="float" office:value="12.7636744976044" calcext:value-type="float">
            <text:p>12.7636744976044</text:p>
          </table:table-cell>
          <table:table-cell office:value-type="float" office:value="13.3993105888367" calcext:value-type="float">
            <text:p>13.3993105888367</text:p>
          </table:table-cell>
          <table:table-cell office:value-type="float" office:value="14.1445980072021" calcext:value-type="float">
            <text:p>14.1445980072021</text:p>
          </table:table-cell>
          <table:table-cell office:value-type="float" office:value="14.9501428604126" calcext:value-type="float">
            <text:p>14.9501428604126</text:p>
          </table:table-cell>
          <table:table-cell office:value-type="float" office:value="15.8083755970001" calcext:value-type="float">
            <text:p>15.8083755970001</text:p>
          </table:table-cell>
          <table:table-cell office:value-type="float" office:value="16.6041140556335" calcext:value-type="float">
            <text:p>16.6041140556335</text:p>
          </table:table-cell>
          <table:table-cell office:value-type="float" office:value="17.3597869873047" calcext:value-type="float">
            <text:p>17.3597869873047</text:p>
          </table:table-cell>
          <table:table-cell office:value-type="float" office:value="18.1017518043518" calcext:value-type="float">
            <text:p>18.1017518043518</text:p>
          </table:table-cell>
          <table:table-cell office:value-type="float" office:value="18.840882062912" calcext:value-type="float">
            <text:p>18.840882062912</text:p>
          </table:table-cell>
          <table:table-cell office:value-type="float" office:value="19.6075570583344" calcext:value-type="float">
            <text:p>19.6075570583344</text:p>
          </table:table-cell>
          <table:table-cell office:value-type="float" office:value="20.415843963623" calcext:value-type="float">
            <text:p>20.415843963623</text:p>
          </table:table-cell>
          <table:table-cell office:value-type="float" office:value="21.1635239124298" calcext:value-type="float">
            <text:p>21.1635239124298</text:p>
          </table:table-cell>
          <table:table-cell office:value-type="float" office:value="21.983677148819" calcext:value-type="float">
            <text:p>21.983677148819</text:p>
          </table:table-cell>
          <table:table-cell office:value-type="float" office:value="22.7589712142944" calcext:value-type="float">
            <text:p>22.7589712142944</text:p>
          </table:table-cell>
          <table:table-cell office:value-type="float" office:value="23.6411640644073" calcext:value-type="float">
            <text:p>23.6411640644073</text:p>
          </table:table-cell>
          <table:table-cell office:value-type="float" office:value="24.4778306484222" calcext:value-type="float">
            <text:p>24.4778306484222</text:p>
          </table:table-cell>
          <table:table-cell office:value-type="float" office:value="25.3275196552277" calcext:value-type="float">
            <text:p>25.3275196552277</text:p>
          </table:table-cell>
          <table:table-cell office:value-type="float" office:value="26.13631939888" calcext:value-type="float">
            <text:p>26.13631939888</text:p>
          </table:table-cell>
          <table:table-cell office:value-type="float" office:value="27.0344078540802" calcext:value-type="float">
            <text:p>27.0344078540802</text:p>
          </table:table-cell>
          <table:table-cell office:value-type="float" office:value="27.9682552814484" calcext:value-type="float">
            <text:p>27.9682552814484</text:p>
          </table:table-cell>
          <table:table-cell office:value-type="float" office:value="28.7945535182953" calcext:value-type="float">
            <text:p>28.7945535182953</text:p>
          </table:table-cell>
          <table:table-cell office:value-type="float" office:value="29.6894354820251" calcext:value-type="float">
            <text:p>29.6894354820251</text:p>
          </table:table-cell>
          <table:table-cell office:value-type="float" office:value="30.5230634212494" calcext:value-type="float">
            <text:p>30.5230634212494</text:p>
          </table:table-cell>
          <table:table-cell office:value-type="float" office:value="31.4332211017609" calcext:value-type="float">
            <text:p>31.4332211017609</text:p>
          </table:table-cell>
          <table:table-cell office:value-type="float" office:value="32.3301222324371" calcext:value-type="float">
            <text:p>32.3301222324371</text:p>
          </table:table-cell>
          <table:table-cell office:value-type="float" office:value="33.1634542942047" calcext:value-type="float">
            <text:p>33.1634542942047</text:p>
          </table:table-cell>
          <table:table-cell office:value-type="float" office:value="34.0015475749969" calcext:value-type="float">
            <text:p>34.0015475749969</text:p>
          </table:table-cell>
          <table:table-cell office:value-type="float" office:value="34.9105751514435" calcext:value-type="float">
            <text:p>34.9105751514435</text:p>
          </table:table-cell>
          <table:table-cell office:value-type="float" office:value="35.7393128871918" calcext:value-type="float">
            <text:p>35.7393128871918</text:p>
          </table:table-cell>
          <table:table-cell office:value-type="float" office:value="36.7660255432129" calcext:value-type="float">
            <text:p>36.7660255432129</text:p>
          </table:table-cell>
          <table:table-cell office:value-type="float" office:value="37.7494239807129" calcext:value-type="float">
            <text:p>37.7494239807129</text:p>
          </table:table-cell>
          <table:table-cell office:value-type="float" office:value="38.6731286048889" calcext:value-type="float">
            <text:p>38.6731286048889</text:p>
          </table:table-cell>
          <table:table-cell office:value-type="float" office:value="39.6580982208252" calcext:value-type="float">
            <text:p>39.6580982208252</text:p>
          </table:table-cell>
          <table:table-cell office:value-type="float" office:value="40.7363176345825" calcext:value-type="float">
            <text:p>40.7363176345825</text:p>
          </table:table-cell>
          <table:table-cell office:value-type="float" office:value="41.6245052814484" calcext:value-type="float">
            <text:p>41.6245052814484</text:p>
          </table:table-cell>
          <table:table-cell office:value-type="float" office:value="42.4874243736267" calcext:value-type="float">
            <text:p>42.4874243736267</text:p>
          </table:table-cell>
          <table:table-cell office:value-type="float" office:value="43.4553987979889" calcext:value-type="float">
            <text:p>43.4553987979889</text:p>
          </table:table-cell>
          <table:table-cell office:value-type="float" office:value="44.4431445598602" calcext:value-type="float">
            <text:p>44.4431445598602</text:p>
          </table:table-cell>
          <table:table-cell office:value-type="float" office:value="45.4395096302032" calcext:value-type="float">
            <text:p>45.4395096302032</text:p>
          </table:table-cell>
          <table:table-cell office:value-type="float" office:value="46.4321072101593" calcext:value-type="float">
            <text:p>46.4321072101593</text:p>
          </table:table-cell>
          <table:table-cell office:value-type="float" office:value="47.3868651390076" calcext:value-type="float">
            <text:p>47.3868651390076</text:p>
          </table:table-cell>
          <table:table-cell office:value-type="float" office:value="48.4458558559418" calcext:value-type="float">
            <text:p>48.4458558559418</text:p>
          </table:table-cell>
          <table:table-cell office:value-type="float" office:value="49.5031616687775" calcext:value-type="float">
            <text:p>49.5031616687775</text:p>
          </table:table-cell>
          <table:table-cell office:value-type="float" office:value="50.8236484527588" calcext:value-type="float">
            <text:p>50.8236484527588</text:p>
          </table:table-cell>
          <table:table-cell office:value-type="float" office:value="52.0236461162567" calcext:value-type="float">
            <text:p>52.0236461162567</text:p>
          </table:table-cell>
          <table:table-cell office:value-type="float" office:value="53.0240867137909" calcext:value-type="float">
            <text:p>53.0240867137909</text:p>
          </table:table-cell>
          <table:table-cell office:value-type="float" office:value="54.0691163539887" calcext:value-type="float">
            <text:p>54.0691163539887</text:p>
          </table:table-cell>
          <table:table-cell office:value-type="float" office:value="55.0417091846466" calcext:value-type="float">
            <text:p>55.0417091846466</text:p>
          </table:table-cell>
          <table:table-cell office:value-type="float" office:value="56.0787656307221" calcext:value-type="float">
            <text:p>56.0787656307221</text:p>
          </table:table-cell>
          <table:table-cell office:value-type="float" office:value="57.0497939586639" calcext:value-type="float">
            <text:p>57.0497939586639</text:p>
          </table:table-cell>
          <table:table-cell office:value-type="float" office:value="58.3389754295349" calcext:value-type="float">
            <text:p>58.3389754295349</text:p>
          </table:table-cell>
          <table:table-cell office:value-type="float" office:value="59.6486968994141" calcext:value-type="float">
            <text:p>59.6486968994141</text:p>
          </table:table-cell>
          <table:table-cell office:value-type="float" office:value="60.8900587558746" calcext:value-type="float">
            <text:p>60.8900587558746</text:p>
          </table:table-cell>
          <table:table-cell office:value-type="float" office:value="62.0928921699524" calcext:value-type="float">
            <text:p>62.0928921699524</text:p>
          </table:table-cell>
          <table:table-cell office:value-type="float" office:value="63.1182904243469" calcext:value-type="float">
            <text:p>63.1182904243469</text:p>
          </table:table-cell>
          <table:table-cell office:value-type="float" office:value="64.3369176387787" calcext:value-type="float">
            <text:p>64.3369176387787</text:p>
          </table:table-cell>
          <table:table-cell office:value-type="float" office:value="65.5488548278809" calcext:value-type="float">
            <text:p>65.5488548278809</text:p>
          </table:table-cell>
          <table:table-cell office:value-type="float" office:value="66.6155462265015" calcext:value-type="float">
            <text:p>66.6155462265015</text:p>
          </table:table-cell>
          <table:table-cell office:value-type="float" office:value="67.7504270076752" calcext:value-type="float">
            <text:p>67.7504270076752</text:p>
          </table:table-cell>
          <table:table-cell office:value-type="float" office:value="68.9109747409821" calcext:value-type="float">
            <text:p>68.9109747409821</text:p>
          </table:table-cell>
          <table:table-cell office:value-type="float" office:value="70.1414837837219" calcext:value-type="float">
            <text:p>70.1414837837219</text:p>
          </table:table-cell>
          <table:table-cell office:value-type="float" office:value="71.5277991294861" calcext:value-type="float">
            <text:p>71.5277991294861</text:p>
          </table:table-cell>
          <table:table-cell office:value-type="float" office:value="72.7175936698914" calcext:value-type="float">
            <text:p>72.7175936698914</text:p>
          </table:table-cell>
          <table:table-cell office:value-type="float" office:value="73.8115916252136" calcext:value-type="float">
            <text:p>73.8115916252136</text:p>
          </table:table-cell>
          <table:table-cell office:value-type="float" office:value="74.8361999988556" calcext:value-type="float">
            <text:p>74.8361999988556</text:p>
          </table:table-cell>
          <table:table-cell office:value-type="float" office:value="75.8318474292755" calcext:value-type="float">
            <text:p>75.8318474292755</text:p>
          </table:table-cell>
          <table:table-cell office:value-type="float" office:value="77.0364289283752" calcext:value-type="float">
            <text:p>77.0364289283752</text:p>
          </table:table-cell>
          <table:table-cell office:value-type="float" office:value="78.1272501945496" calcext:value-type="float">
            <text:p>78.1272501945496</text:p>
          </table:table-cell>
          <table:table-cell office:value-type="float" office:value="79.2905335426331" calcext:value-type="float">
            <text:p>79.2905335426331</text:p>
          </table:table-cell>
          <table:table-cell office:value-type="float" office:value="80.5159139633179" calcext:value-type="float">
            <text:p>80.5159139633179</text:p>
          </table:table-cell>
          <table:table-cell office:value-type="float" office:value="81.9085445404053" calcext:value-type="float">
            <text:p>81.9085445404053</text:p>
          </table:table-cell>
        </table:table-row>
        <table:table-row table:style-name="ro1">
          <table:table-cell office:value-type="float" office:value="0.0285758972167969" calcext:value-type="float">
            <text:p>0.028575897216797</text:p>
          </table:table-cell>
          <table:table-cell office:value-type="float" office:value="0.0570192337036133" calcext:value-type="float">
            <text:p>0.057019233703613</text:p>
          </table:table-cell>
          <table:table-cell office:value-type="float" office:value="0.0916528701782227" calcext:value-type="float">
            <text:p>0.091652870178223</text:p>
          </table:table-cell>
          <table:table-cell office:value-type="float" office:value="0.13345193862915" calcext:value-type="float">
            <text:p>0.13345193862915</text:p>
          </table:table-cell>
          <table:table-cell office:value-type="float" office:value="0.2173171043396" calcext:value-type="float">
            <text:p>0.2173171043396</text:p>
          </table:table-cell>
          <table:table-cell office:value-type="float" office:value="0.298608064651489" calcext:value-type="float">
            <text:p>0.298608064651489</text:p>
          </table:table-cell>
          <table:table-cell office:value-type="float" office:value="0.391265869140625" calcext:value-type="float">
            <text:p>0.391265869140625</text:p>
          </table:table-cell>
          <table:table-cell office:value-type="float" office:value="0.613386631011963" calcext:value-type="float">
            <text:p>0.613386631011963</text:p>
          </table:table-cell>
          <table:table-cell office:value-type="float" office:value="0.932889223098755" calcext:value-type="float">
            <text:p>0.932889223098755</text:p>
          </table:table-cell>
          <table:table-cell office:value-type="float" office:value="1.26662635803223" calcext:value-type="float">
            <text:p>1.26662635803223</text:p>
          </table:table-cell>
          <table:table-cell office:value-type="float" office:value="1.6127347946167" calcext:value-type="float">
            <text:p>1.6127347946167</text:p>
          </table:table-cell>
          <table:table-cell office:value-type="float" office:value="2.03043031692505" calcext:value-type="float">
            <text:p>2.03043031692505</text:p>
          </table:table-cell>
          <table:table-cell office:value-type="float" office:value="2.54156494140625" calcext:value-type="float">
            <text:p>2.54156494140625</text:p>
          </table:table-cell>
          <table:table-cell office:value-type="float" office:value="3.105060338974" calcext:value-type="float">
            <text:p>3.105060338974</text:p>
          </table:table-cell>
          <table:table-cell office:value-type="float" office:value="3.66418361663818" calcext:value-type="float">
            <text:p>3.66418361663818</text:p>
          </table:table-cell>
          <table:table-cell office:value-type="float" office:value="4.13972067832947" calcext:value-type="float">
            <text:p>4.13972067832947</text:p>
          </table:table-cell>
          <table:table-cell office:value-type="float" office:value="4.71910572052002" calcext:value-type="float">
            <text:p>4.71910572052002</text:p>
          </table:table-cell>
          <table:table-cell office:value-type="float" office:value="5.23455381393433" calcext:value-type="float">
            <text:p>5.23455381393433</text:p>
          </table:table-cell>
          <table:table-cell office:value-type="float" office:value="5.74289965629578" calcext:value-type="float">
            <text:p>5.74289965629578</text:p>
          </table:table-cell>
          <table:table-cell office:value-type="float" office:value="6.29508066177368" calcext:value-type="float">
            <text:p>6.29508066177368</text:p>
          </table:table-cell>
          <table:table-cell office:value-type="float" office:value="6.83211994171143" calcext:value-type="float">
            <text:p>6.83211994171143</text:p>
          </table:table-cell>
          <table:table-cell office:value-type="float" office:value="7.4118492603302" calcext:value-type="float">
            <text:p>7.4118492603302</text:p>
          </table:table-cell>
          <table:table-cell office:value-type="float" office:value="8.05750942230225" calcext:value-type="float">
            <text:p>8.05750942230225</text:p>
          </table:table-cell>
          <table:table-cell office:value-type="float" office:value="8.66062784194946" calcext:value-type="float">
            <text:p>8.66062784194946</text:p>
          </table:table-cell>
          <table:table-cell office:value-type="float" office:value="9.28027009963989" calcext:value-type="float">
            <text:p>9.28027009963989</text:p>
          </table:table-cell>
          <table:table-cell office:value-type="float" office:value="9.88817524909973" calcext:value-type="float">
            <text:p>9.88817524909973</text:p>
          </table:table-cell>
          <table:table-cell office:value-type="float" office:value="10.5370209217072" calcext:value-type="float">
            <text:p>10.5370209217072</text:p>
          </table:table-cell>
          <table:table-cell office:value-type="float" office:value="11.1849477291107" calcext:value-type="float">
            <text:p>11.1849477291107</text:p>
          </table:table-cell>
          <table:table-cell office:value-type="float" office:value="11.8045752048492" calcext:value-type="float">
            <text:p>11.8045752048492</text:p>
          </table:table-cell>
          <table:table-cell office:value-type="float" office:value="12.4510774612427" calcext:value-type="float">
            <text:p>12.4510774612427</text:p>
          </table:table-cell>
          <table:table-cell office:value-type="float" office:value="13.1300647258759" calcext:value-type="float">
            <text:p>13.1300647258759</text:p>
          </table:table-cell>
          <table:table-cell office:value-type="float" office:value="13.8018643856049" calcext:value-type="float">
            <text:p>13.8018643856049</text:p>
          </table:table-cell>
          <table:table-cell office:value-type="float" office:value="14.570892572403" calcext:value-type="float">
            <text:p>14.570892572403</text:p>
          </table:table-cell>
          <table:table-cell office:value-type="float" office:value="15.2995252609253" calcext:value-type="float">
            <text:p>15.2995252609253</text:p>
          </table:table-cell>
          <table:table-cell office:value-type="float" office:value="15.995899438858" calcext:value-type="float">
            <text:p>15.995899438858</text:p>
          </table:table-cell>
          <table:table-cell office:value-type="float" office:value="16.8326637744904" calcext:value-type="float">
            <text:p>16.8326637744904</text:p>
          </table:table-cell>
          <table:table-cell office:value-type="float" office:value="17.6452894210815" calcext:value-type="float">
            <text:p>17.6452894210815</text:p>
          </table:table-cell>
          <table:table-cell office:value-type="float" office:value="18.3818180561066" calcext:value-type="float">
            <text:p>18.3818180561066</text:p>
          </table:table-cell>
          <table:table-cell office:value-type="float" office:value="19.1078300476074" calcext:value-type="float">
            <text:p>19.1078300476074</text:p>
          </table:table-cell>
          <table:table-cell office:value-type="float" office:value="19.9560227394104" calcext:value-type="float">
            <text:p>19.9560227394104</text:p>
          </table:table-cell>
          <table:table-cell office:value-type="float" office:value="20.7222466468811" calcext:value-type="float">
            <text:p>20.7222466468811</text:p>
          </table:table-cell>
          <table:table-cell office:value-type="float" office:value="21.4666776657104" calcext:value-type="float">
            <text:p>21.4666776657104</text:p>
          </table:table-cell>
          <table:table-cell office:value-type="float" office:value="22.1911306381226" calcext:value-type="float">
            <text:p>22.1911306381226</text:p>
          </table:table-cell>
          <table:table-cell office:value-type="float" office:value="23.0290002822876" calcext:value-type="float">
            <text:p>23.0290002822876</text:p>
          </table:table-cell>
          <table:table-cell office:value-type="float" office:value="23.7801735401154" calcext:value-type="float">
            <text:p>23.7801735401154</text:p>
          </table:table-cell>
          <table:table-cell office:value-type="float" office:value="24.4835460186005" calcext:value-type="float">
            <text:p>24.4835460186005</text:p>
          </table:table-cell>
          <table:table-cell office:value-type="float" office:value="25.2863385677338" calcext:value-type="float">
            <text:p>25.2863385677338</text:p>
          </table:table-cell>
          <table:table-cell office:value-type="float" office:value="26.1571207046509" calcext:value-type="float">
            <text:p>26.1571207046509</text:p>
          </table:table-cell>
          <table:table-cell office:value-type="float" office:value="26.9376554489136" calcext:value-type="float">
            <text:p>26.9376554489136</text:p>
          </table:table-cell>
          <table:table-cell office:value-type="float" office:value="27.7187480926514" calcext:value-type="float">
            <text:p>27.7187480926514</text:p>
          </table:table-cell>
          <table:table-cell office:value-type="float" office:value="28.6192073822021" calcext:value-type="float">
            <text:p>28.6192073822021</text:p>
          </table:table-cell>
          <table:table-cell office:value-type="float" office:value="29.4704422950745" calcext:value-type="float">
            <text:p>29.4704422950745</text:p>
          </table:table-cell>
          <table:table-cell office:value-type="float" office:value="30.3177795410156" calcext:value-type="float">
            <text:p>30.3177795410156</text:p>
          </table:table-cell>
          <table:table-cell office:value-type="float" office:value="31.2368817329407" calcext:value-type="float">
            <text:p>31.2368817329407</text:p>
          </table:table-cell>
          <table:table-cell office:value-type="float" office:value="32.112802028656" calcext:value-type="float">
            <text:p>32.112802028656</text:p>
          </table:table-cell>
          <table:table-cell office:value-type="float" office:value="32.9999432563782" calcext:value-type="float">
            <text:p>32.9999432563782</text:p>
          </table:table-cell>
          <table:table-cell office:value-type="float" office:value="33.8617486953735" calcext:value-type="float">
            <text:p>33.8617486953735</text:p>
          </table:table-cell>
          <table:table-cell office:value-type="float" office:value="34.722113609314" calcext:value-type="float">
            <text:p>34.722113609314</text:p>
          </table:table-cell>
          <table:table-cell office:value-type="float" office:value="35.4994995594025" calcext:value-type="float">
            <text:p>35.4994995594025</text:p>
          </table:table-cell>
          <table:table-cell office:value-type="float" office:value="36.3560535907745" calcext:value-type="float">
            <text:p>36.3560535907745</text:p>
          </table:table-cell>
          <table:table-cell office:value-type="float" office:value="37.2734820842743" calcext:value-type="float">
            <text:p>37.2734820842743</text:p>
          </table:table-cell>
          <table:table-cell office:value-type="float" office:value="38.1857945919037" calcext:value-type="float">
            <text:p>38.1857945919037</text:p>
          </table:table-cell>
          <table:table-cell office:value-type="float" office:value="39.1756167411804" calcext:value-type="float">
            <text:p>39.1756167411804</text:p>
          </table:table-cell>
          <table:table-cell office:value-type="float" office:value="40.0840895175934" calcext:value-type="float">
            <text:p>40.0840895175934</text:p>
          </table:table-cell>
          <table:table-cell office:value-type="float" office:value="41.0307519435883" calcext:value-type="float">
            <text:p>41.0307519435883</text:p>
          </table:table-cell>
          <table:table-cell office:value-type="float" office:value="41.9772920608521" calcext:value-type="float">
            <text:p>41.9772920608521</text:p>
          </table:table-cell>
          <table:table-cell office:value-type="float" office:value="43.0931332111359" calcext:value-type="float">
            <text:p>43.0931332111359</text:p>
          </table:table-cell>
          <table:table-cell office:value-type="float" office:value="43.9911241531372" calcext:value-type="float">
            <text:p>43.9911241531372</text:p>
          </table:table-cell>
          <table:table-cell office:value-type="float" office:value="44.9218280315399" calcext:value-type="float">
            <text:p>44.9218280315399</text:p>
          </table:table-cell>
          <table:table-cell office:value-type="float" office:value="45.7823975086212" calcext:value-type="float">
            <text:p>45.7823975086212</text:p>
          </table:table-cell>
          <table:table-cell office:value-type="float" office:value="46.7361209392548" calcext:value-type="float">
            <text:p>46.7361209392548</text:p>
          </table:table-cell>
          <table:table-cell office:value-type="float" office:value="47.7632625102997" calcext:value-type="float">
            <text:p>47.7632625102997</text:p>
          </table:table-cell>
          <table:table-cell office:value-type="float" office:value="48.7026827335358" calcext:value-type="float">
            <text:p>48.7026827335358</text:p>
          </table:table-cell>
          <table:table-cell office:value-type="float" office:value="49.6930515766144" calcext:value-type="float">
            <text:p>49.6930515766144</text:p>
          </table:table-cell>
          <table:table-cell office:value-type="float" office:value="50.6591639518738" calcext:value-type="float">
            <text:p>50.6591639518738</text:p>
          </table:table-cell>
          <table:table-cell office:value-type="float" office:value="51.6716146469116" calcext:value-type="float">
            <text:p>51.6716146469116</text:p>
          </table:table-cell>
          <table:table-cell office:value-type="float" office:value="52.7934679985046" calcext:value-type="float">
            <text:p>52.7934679985046</text:p>
          </table:table-cell>
          <table:table-cell office:value-type="float" office:value="53.9243857860565" calcext:value-type="float">
            <text:p>53.9243857860565</text:p>
          </table:table-cell>
          <table:table-cell office:value-type="float" office:value="55.1111373901367" calcext:value-type="float">
            <text:p>55.1111373901367</text:p>
          </table:table-cell>
          <table:table-cell office:value-type="float" office:value="56.2739372253418" calcext:value-type="float">
            <text:p>56.2739372253418</text:p>
          </table:table-cell>
          <table:table-cell office:value-type="float" office:value="57.3920571804047" calcext:value-type="float">
            <text:p>57.3920571804047</text:p>
          </table:table-cell>
          <table:table-cell office:value-type="float" office:value="58.4285185337067" calcext:value-type="float">
            <text:p>58.4285185337067</text:p>
          </table:table-cell>
          <table:table-cell office:value-type="float" office:value="59.3935453891754" calcext:value-type="float">
            <text:p>59.3935453891754</text:p>
          </table:table-cell>
          <table:table-cell office:value-type="float" office:value="60.4656217098236" calcext:value-type="float">
            <text:p>60.4656217098236</text:p>
          </table:table-cell>
          <table:table-cell office:value-type="float" office:value="61.6661012172699" calcext:value-type="float">
            <text:p>61.6661012172699</text:p>
          </table:table-cell>
          <table:table-cell office:value-type="float" office:value="62.7136998176575" calcext:value-type="float">
            <text:p>62.7136998176575</text:p>
          </table:table-cell>
          <table:table-cell office:value-type="float" office:value="63.7847962379456" calcext:value-type="float">
            <text:p>63.7847962379456</text:p>
          </table:table-cell>
          <table:table-cell office:value-type="float" office:value="64.8511116504669" calcext:value-type="float">
            <text:p>64.8511116504669</text:p>
          </table:table-cell>
          <table:table-cell office:value-type="float" office:value="65.850106716156" calcext:value-type="float">
            <text:p>65.850106716156</text:p>
          </table:table-cell>
          <table:table-cell office:value-type="float" office:value="66.8552768230438" calcext:value-type="float">
            <text:p>66.8552768230438</text:p>
          </table:table-cell>
          <table:table-cell office:value-type="float" office:value="68.0596604347229" calcext:value-type="float">
            <text:p>68.0596604347229</text:p>
          </table:table-cell>
          <table:table-cell office:value-type="float" office:value="69.1944818496704" calcext:value-type="float">
            <text:p>69.1944818496704</text:p>
          </table:table-cell>
          <table:table-cell office:value-type="float" office:value="70.3667776584625" calcext:value-type="float">
            <text:p>70.3667776584625</text:p>
          </table:table-cell>
          <table:table-cell office:value-type="float" office:value="71.5044195652008" calcext:value-type="float">
            <text:p>71.5044195652008</text:p>
          </table:table-cell>
          <table:table-cell office:value-type="float" office:value="72.6279010772705" calcext:value-type="float">
            <text:p>72.6279010772705</text:p>
          </table:table-cell>
          <table:table-cell office:value-type="float" office:value="73.946679353714" calcext:value-type="float">
            <text:p>73.946679353714</text:p>
          </table:table-cell>
          <table:table-cell office:value-type="float" office:value="75.3340382575989" calcext:value-type="float">
            <text:p>75.3340382575989</text:p>
          </table:table-cell>
          <table:table-cell office:value-type="float" office:value="76.6657149791718" calcext:value-type="float">
            <text:p>76.6657149791718</text:p>
          </table:table-cell>
          <table:table-cell office:value-type="float" office:value="77.8873257637024" calcext:value-type="float">
            <text:p>77.8873257637024</text:p>
          </table:table-cell>
          <table:table-cell office:value-type="float" office:value="79.0697855949402" calcext:value-type="float">
            <text:p>79.0697855949402</text:p>
          </table:table-cell>
        </table:table-row>
        <table:table-row table:style-name="ro1">
          <table:table-cell office:value-type="float" office:value="0.0246222019195557" calcext:value-type="float">
            <text:p>0.024622201919556</text:p>
          </table:table-cell>
          <table:table-cell office:value-type="float" office:value="0.0548107624053955" calcext:value-type="float">
            <text:p>0.054810762405396</text:p>
          </table:table-cell>
          <table:table-cell office:value-type="float" office:value="0.0905296802520752" calcext:value-type="float">
            <text:p>0.090529680252075</text:p>
          </table:table-cell>
          <table:table-cell office:value-type="float" office:value="0.1313316822052" calcext:value-type="float">
            <text:p>0.1313316822052</text:p>
          </table:table-cell>
          <table:table-cell office:value-type="float" office:value="0.195671081542969" calcext:value-type="float">
            <text:p>0.195671081542969</text:p>
          </table:table-cell>
          <table:table-cell office:value-type="float" office:value="0.276249408721924" calcext:value-type="float">
            <text:p>0.276249408721924</text:p>
          </table:table-cell>
          <table:table-cell office:value-type="float" office:value="0.388410806655884" calcext:value-type="float">
            <text:p>0.388410806655884</text:p>
          </table:table-cell>
          <table:table-cell office:value-type="float" office:value="0.711770296096802" calcext:value-type="float">
            <text:p>0.711770296096802</text:p>
          </table:table-cell>
          <table:table-cell office:value-type="float" office:value="0.987004518508911" calcext:value-type="float">
            <text:p>0.987004518508911</text:p>
          </table:table-cell>
          <table:table-cell office:value-type="float" office:value="1.30250477790833" calcext:value-type="float">
            <text:p>1.30250477790833</text:p>
          </table:table-cell>
          <table:table-cell office:value-type="float" office:value="1.62689805030823" calcext:value-type="float">
            <text:p>1.62689805030823</text:p>
          </table:table-cell>
          <table:table-cell office:value-type="float" office:value="1.93437695503235" calcext:value-type="float">
            <text:p>1.93437695503235</text:p>
          </table:table-cell>
          <table:table-cell office:value-type="float" office:value="2.38889527320862" calcext:value-type="float">
            <text:p>2.38889527320862</text:p>
          </table:table-cell>
          <table:table-cell office:value-type="float" office:value="2.8463921546936" calcext:value-type="float">
            <text:p>2.8463921546936</text:p>
          </table:table-cell>
          <table:table-cell office:value-type="float" office:value="3.37142491340637" calcext:value-type="float">
            <text:p>3.37142491340637</text:p>
          </table:table-cell>
          <table:table-cell office:value-type="float" office:value="3.87637948989868" calcext:value-type="float">
            <text:p>3.87637948989868</text:p>
          </table:table-cell>
          <table:table-cell office:value-type="float" office:value="4.39028549194336" calcext:value-type="float">
            <text:p>4.39028549194336</text:p>
          </table:table-cell>
          <table:table-cell office:value-type="float" office:value="4.93953156471252" calcext:value-type="float">
            <text:p>4.93953156471252</text:p>
          </table:table-cell>
          <table:table-cell office:value-type="float" office:value="5.49470973014832" calcext:value-type="float">
            <text:p>5.49470973014832</text:p>
          </table:table-cell>
          <table:table-cell office:value-type="float" office:value="6.03268027305603" calcext:value-type="float">
            <text:p>6.03268027305603</text:p>
          </table:table-cell>
          <table:table-cell office:value-type="float" office:value="6.57872223854065" calcext:value-type="float">
            <text:p>6.57872223854065</text:p>
          </table:table-cell>
          <table:table-cell office:value-type="float" office:value="7.18411445617676" calcext:value-type="float">
            <text:p>7.18411445617676</text:p>
          </table:table-cell>
          <table:table-cell office:value-type="float" office:value="7.75060772895813" calcext:value-type="float">
            <text:p>7.75060772895813</text:p>
          </table:table-cell>
          <table:table-cell office:value-type="float" office:value="8.34862685203552" calcext:value-type="float">
            <text:p>8.34862685203552</text:p>
          </table:table-cell>
          <table:table-cell office:value-type="float" office:value="9.00978779792786" calcext:value-type="float">
            <text:p>9.00978779792786</text:p>
          </table:table-cell>
          <table:table-cell office:value-type="float" office:value="9.61147427558899" calcext:value-type="float">
            <text:p>9.61147427558899</text:p>
          </table:table-cell>
          <table:table-cell office:value-type="float" office:value="10.203822851181" calcext:value-type="float">
            <text:p>10.203822851181</text:p>
          </table:table-cell>
          <table:table-cell office:value-type="float" office:value="10.8147194385529" calcext:value-type="float">
            <text:p>10.8147194385529</text:p>
          </table:table-cell>
          <table:table-cell office:value-type="float" office:value="11.5390956401825" calcext:value-type="float">
            <text:p>11.5390956401825</text:p>
          </table:table-cell>
          <table:table-cell office:value-type="float" office:value="12.1665670871735" calcext:value-type="float">
            <text:p>12.1665670871735</text:p>
          </table:table-cell>
          <table:table-cell office:value-type="float" office:value="12.8528909683228" calcext:value-type="float">
            <text:p>12.8528909683228</text:p>
          </table:table-cell>
          <table:table-cell office:value-type="float" office:value="13.4859395027161" calcext:value-type="float">
            <text:p>13.4859395027161</text:p>
          </table:table-cell>
          <table:table-cell office:value-type="float" office:value="14.1968812942505" calcext:value-type="float">
            <text:p>14.1968812942505</text:p>
          </table:table-cell>
          <table:table-cell office:value-type="float" office:value="15.0089211463928" calcext:value-type="float">
            <text:p>15.0089211463928</text:p>
          </table:table-cell>
          <table:table-cell office:value-type="float" office:value="15.7373290061951" calcext:value-type="float">
            <text:p>15.7373290061951</text:p>
          </table:table-cell>
          <table:table-cell office:value-type="float" office:value="16.4885427951813" calcext:value-type="float">
            <text:p>16.4885427951813</text:p>
          </table:table-cell>
          <table:table-cell office:value-type="float" office:value="17.2864646911621" calcext:value-type="float">
            <text:p>17.2864646911621</text:p>
          </table:table-cell>
          <table:table-cell office:value-type="float" office:value="18.0161709785461" calcext:value-type="float">
            <text:p>18.0161709785461</text:p>
          </table:table-cell>
          <table:table-cell office:value-type="float" office:value="18.8262591362" calcext:value-type="float">
            <text:p>18.8262591362</text:p>
          </table:table-cell>
          <table:table-cell office:value-type="float" office:value="19.607766866684" calcext:value-type="float">
            <text:p>19.607766866684</text:p>
          </table:table-cell>
          <table:table-cell office:value-type="float" office:value="20.4073023796082" calcext:value-type="float">
            <text:p>20.4073023796082</text:p>
          </table:table-cell>
          <table:table-cell office:value-type="float" office:value="21.1861062049866" calcext:value-type="float">
            <text:p>21.1861062049866</text:p>
          </table:table-cell>
          <table:table-cell office:value-type="float" office:value="22.0026025772095" calcext:value-type="float">
            <text:p>22.0026025772095</text:p>
          </table:table-cell>
          <table:table-cell office:value-type="float" office:value="22.7995564937592" calcext:value-type="float">
            <text:p>22.7995564937592</text:p>
          </table:table-cell>
          <table:table-cell office:value-type="float" office:value="23.6620578765869" calcext:value-type="float">
            <text:p>23.6620578765869</text:p>
          </table:table-cell>
          <table:table-cell office:value-type="float" office:value="24.522803068161" calcext:value-type="float">
            <text:p>24.522803068161</text:p>
          </table:table-cell>
          <table:table-cell office:value-type="float" office:value="25.385427236557" calcext:value-type="float">
            <text:p>25.385427236557</text:p>
          </table:table-cell>
          <table:table-cell office:value-type="float" office:value="26.2585899829864" calcext:value-type="float">
            <text:p>26.2585899829864</text:p>
          </table:table-cell>
          <table:table-cell office:value-type="float" office:value="27.1888961791992" calcext:value-type="float">
            <text:p>27.1888961791992</text:p>
          </table:table-cell>
          <table:table-cell office:value-type="float" office:value="28.025402545929" calcext:value-type="float">
            <text:p>28.025402545929</text:p>
          </table:table-cell>
          <table:table-cell office:value-type="float" office:value="28.8427000045776" calcext:value-type="float">
            <text:p>28.8427000045776</text:p>
          </table:table-cell>
          <table:table-cell office:value-type="float" office:value="29.6531071662903" calcext:value-type="float">
            <text:p>29.6531071662903</text:p>
          </table:table-cell>
          <table:table-cell office:value-type="float" office:value="30.4083547592163" calcext:value-type="float">
            <text:p>30.4083547592163</text:p>
          </table:table-cell>
          <table:table-cell office:value-type="float" office:value="31.2649676799774" calcext:value-type="float">
            <text:p>31.2649676799774</text:p>
          </table:table-cell>
          <table:table-cell office:value-type="float" office:value="32.1459910869598" calcext:value-type="float">
            <text:p>32.1459910869598</text:p>
          </table:table-cell>
          <table:table-cell office:value-type="float" office:value="32.9898397922516" calcext:value-type="float">
            <text:p>32.9898397922516</text:p>
          </table:table-cell>
          <table:table-cell office:value-type="float" office:value="33.9565405845642" calcext:value-type="float">
            <text:p>33.9565405845642</text:p>
          </table:table-cell>
          <table:table-cell office:value-type="float" office:value="34.8255815505981" calcext:value-type="float">
            <text:p>34.8255815505981</text:p>
          </table:table-cell>
          <table:table-cell office:value-type="float" office:value="35.6923043727875" calcext:value-type="float">
            <text:p>35.6923043727875</text:p>
          </table:table-cell>
          <table:table-cell office:value-type="float" office:value="36.5850114822388" calcext:value-type="float">
            <text:p>36.5850114822388</text:p>
          </table:table-cell>
          <table:table-cell office:value-type="float" office:value="37.5266098976135" calcext:value-type="float">
            <text:p>37.5266098976135</text:p>
          </table:table-cell>
          <table:table-cell office:value-type="float" office:value="38.3861181735992" calcext:value-type="float">
            <text:p>38.3861181735992</text:p>
          </table:table-cell>
          <table:table-cell office:value-type="float" office:value="39.3156368732452" calcext:value-type="float">
            <text:p>39.3156368732452</text:p>
          </table:table-cell>
          <table:table-cell office:value-type="float" office:value="40.2457690238953" calcext:value-type="float">
            <text:p>40.2457690238953</text:p>
          </table:table-cell>
          <table:table-cell office:value-type="float" office:value="41.1433589458466" calcext:value-type="float">
            <text:p>41.1433589458466</text:p>
          </table:table-cell>
          <table:table-cell office:value-type="float" office:value="42.1442031860352" calcext:value-type="float">
            <text:p>42.1442031860352</text:p>
          </table:table-cell>
          <table:table-cell office:value-type="float" office:value="42.96160364151" calcext:value-type="float">
            <text:p>42.96160364151</text:p>
          </table:table-cell>
          <table:table-cell office:value-type="float" office:value="43.8556671142578" calcext:value-type="float">
            <text:p>43.8556671142578</text:p>
          </table:table-cell>
          <table:table-cell office:value-type="float" office:value="44.7845554351807" calcext:value-type="float">
            <text:p>44.7845554351807</text:p>
          </table:table-cell>
          <table:table-cell office:value-type="float" office:value="45.8360071182251" calcext:value-type="float">
            <text:p>45.8360071182251</text:p>
          </table:table-cell>
          <table:table-cell office:value-type="float" office:value="46.7952020168304" calcext:value-type="float">
            <text:p>46.7952020168304</text:p>
          </table:table-cell>
          <table:table-cell office:value-type="float" office:value="47.8862264156342" calcext:value-type="float">
            <text:p>47.8862264156342</text:p>
          </table:table-cell>
          <table:table-cell office:value-type="float" office:value="48.8787016868591" calcext:value-type="float">
            <text:p>48.8787016868591</text:p>
          </table:table-cell>
          <table:table-cell office:value-type="float" office:value="49.8546640872955" calcext:value-type="float">
            <text:p>49.8546640872955</text:p>
          </table:table-cell>
          <table:table-cell office:value-type="float" office:value="50.8534462451935" calcext:value-type="float">
            <text:p>50.8534462451935</text:p>
          </table:table-cell>
          <table:table-cell office:value-type="float" office:value="51.7270529270172" calcext:value-type="float">
            <text:p>51.7270529270172</text:p>
          </table:table-cell>
          <table:table-cell office:value-type="float" office:value="52.6777446269989" calcext:value-type="float">
            <text:p>52.6777446269989</text:p>
          </table:table-cell>
          <table:table-cell office:value-type="float" office:value="53.8000886440277" calcext:value-type="float">
            <text:p>53.8000886440277</text:p>
          </table:table-cell>
          <table:table-cell office:value-type="float" office:value="54.8029232025147" calcext:value-type="float">
            <text:p>54.8029232025147</text:p>
          </table:table-cell>
          <table:table-cell office:value-type="float" office:value="55.8398871421814" calcext:value-type="float">
            <text:p>55.8398871421814</text:p>
          </table:table-cell>
          <table:table-cell office:value-type="float" office:value="56.8431851863861" calcext:value-type="float">
            <text:p>56.8431851863861</text:p>
          </table:table-cell>
          <table:table-cell office:value-type="float" office:value="57.7886502742767" calcext:value-type="float">
            <text:p>57.7886502742767</text:p>
          </table:table-cell>
          <table:table-cell office:value-type="float" office:value="58.8433718681335" calcext:value-type="float">
            <text:p>58.8433718681335</text:p>
          </table:table-cell>
          <table:table-cell office:value-type="float" office:value="59.8154430389404" calcext:value-type="float">
            <text:p>59.8154430389404</text:p>
          </table:table-cell>
          <table:table-cell office:value-type="float" office:value="60.9380223751068" calcext:value-type="float">
            <text:p>60.9380223751068</text:p>
          </table:table-cell>
          <table:table-cell office:value-type="float" office:value="61.9917190074921" calcext:value-type="float">
            <text:p>61.9917190074921</text:p>
          </table:table-cell>
          <table:table-cell office:value-type="float" office:value="62.9748697280884" calcext:value-type="float">
            <text:p>62.9748697280884</text:p>
          </table:table-cell>
          <table:table-cell office:value-type="float" office:value="63.9796254634857" calcext:value-type="float">
            <text:p>63.9796254634857</text:p>
          </table:table-cell>
          <table:table-cell office:value-type="float" office:value="64.9345316886902" calcext:value-type="float">
            <text:p>64.9345316886902</text:p>
          </table:table-cell>
          <table:table-cell office:value-type="float" office:value="65.8404173851013" calcext:value-type="float">
            <text:p>65.8404173851013</text:p>
          </table:table-cell>
          <table:table-cell office:value-type="float" office:value="67.0695254802704" calcext:value-type="float">
            <text:p>67.0695254802704</text:p>
          </table:table-cell>
          <table:table-cell office:value-type="float" office:value="68.3428144454956" calcext:value-type="float">
            <text:p>68.3428144454956</text:p>
          </table:table-cell>
          <table:table-cell office:value-type="float" office:value="69.5308847427368" calcext:value-type="float">
            <text:p>69.5308847427368</text:p>
          </table:table-cell>
          <table:table-cell office:value-type="float" office:value="70.7308413982391" calcext:value-type="float">
            <text:p>70.7308413982391</text:p>
          </table:table-cell>
          <table:table-cell office:value-type="float" office:value="71.9024033546448" calcext:value-type="float">
            <text:p>71.9024033546448</text:p>
          </table:table-cell>
          <table:table-cell office:value-type="float" office:value="73.0427415370941" calcext:value-type="float">
            <text:p>73.0427415370941</text:p>
          </table:table-cell>
          <table:table-cell office:value-type="float" office:value="74.3142929077149" calcext:value-type="float">
            <text:p>74.3142929077149</text:p>
          </table:table-cell>
          <table:table-cell office:value-type="float" office:value="75.2963969707489" calcext:value-type="float">
            <text:p>75.2963969707489</text:p>
          </table:table-cell>
          <table:table-cell office:value-type="float" office:value="76.4029822349548" calcext:value-type="float">
            <text:p>76.4029822349548</text:p>
          </table:table-cell>
          <table:table-cell office:value-type="float" office:value="77.4452369213104" calcext:value-type="float">
            <text:p>77.4452369213104</text:p>
          </table:table-cell>
        </table:table-row>
        <table:table-row table:style-name="ro1">
          <table:table-cell office:value-type="float" office:value="0.0228085517883301" calcext:value-type="float">
            <text:p>0.02280855178833</text:p>
          </table:table-cell>
          <table:table-cell office:value-type="float" office:value="0.0518763065338135" calcext:value-type="float">
            <text:p>0.051876306533814</text:p>
          </table:table-cell>
          <table:table-cell office:value-type="float" office:value="0.0864603519439697" calcext:value-type="float">
            <text:p>0.08646035194397</text:p>
          </table:table-cell>
          <table:table-cell office:value-type="float" office:value="0.127357482910156" calcext:value-type="float">
            <text:p>0.127357482910156</text:p>
          </table:table-cell>
          <table:table-cell office:value-type="float" office:value="0.214052677154541" calcext:value-type="float">
            <text:p>0.214052677154541</text:p>
          </table:table-cell>
          <table:table-cell office:value-type="float" office:value="0.331587791442871" calcext:value-type="float">
            <text:p>0.331587791442871</text:p>
          </table:table-cell>
          <table:table-cell office:value-type="float" office:value="0.499831914901733" calcext:value-type="float">
            <text:p>0.499831914901733</text:p>
          </table:table-cell>
          <table:table-cell office:value-type="float" office:value="0.739831209182739" calcext:value-type="float">
            <text:p>0.739831209182739</text:p>
          </table:table-cell>
          <table:table-cell office:value-type="float" office:value="0.982000350952148" calcext:value-type="float">
            <text:p>0.982000350952148</text:p>
          </table:table-cell>
          <table:table-cell office:value-type="float" office:value="1.31431484222412" calcext:value-type="float">
            <text:p>1.31431484222412</text:p>
          </table:table-cell>
          <table:table-cell office:value-type="float" office:value="1.64632678031921" calcext:value-type="float">
            <text:p>1.64632678031921</text:p>
          </table:table-cell>
          <table:table-cell office:value-type="float" office:value="2.01051592826843" calcext:value-type="float">
            <text:p>2.01051592826843</text:p>
          </table:table-cell>
          <table:table-cell office:value-type="float" office:value="2.47790718078613" calcext:value-type="float">
            <text:p>2.47790718078613</text:p>
          </table:table-cell>
          <table:table-cell office:value-type="float" office:value="2.97903156280518" calcext:value-type="float">
            <text:p>2.97903156280518</text:p>
          </table:table-cell>
          <table:table-cell office:value-type="float" office:value="3.44162011146545" calcext:value-type="float">
            <text:p>3.44162011146545</text:p>
          </table:table-cell>
          <table:table-cell office:value-type="float" office:value="3.97248935699463" calcext:value-type="float">
            <text:p>3.97248935699463</text:p>
          </table:table-cell>
          <table:table-cell office:value-type="float" office:value="4.39362049102783" calcext:value-type="float">
            <text:p>4.39362049102783</text:p>
          </table:table-cell>
          <table:table-cell office:value-type="float" office:value="4.9583535194397" calcext:value-type="float">
            <text:p>4.9583535194397</text:p>
          </table:table-cell>
          <table:table-cell office:value-type="float" office:value="5.32877087593079" calcext:value-type="float">
            <text:p>5.32877087593079</text:p>
          </table:table-cell>
          <table:table-cell office:value-type="float" office:value="5.89792251586914" calcext:value-type="float">
            <text:p>5.89792251586914</text:p>
          </table:table-cell>
          <table:table-cell office:value-type="float" office:value="6.50661826133728" calcext:value-type="float">
            <text:p>6.50661826133728</text:p>
          </table:table-cell>
          <table:table-cell office:value-type="float" office:value="7.073979139328" calcext:value-type="float">
            <text:p>7.073979139328</text:p>
          </table:table-cell>
          <table:table-cell office:value-type="float" office:value="7.64545488357544" calcext:value-type="float">
            <text:p>7.64545488357544</text:p>
          </table:table-cell>
          <table:table-cell office:value-type="float" office:value="8.22558832168579" calcext:value-type="float">
            <text:p>8.22558832168579</text:p>
          </table:table-cell>
          <table:table-cell office:value-type="float" office:value="8.84349203109741" calcext:value-type="float">
            <text:p>8.84349203109741</text:p>
          </table:table-cell>
          <table:table-cell office:value-type="float" office:value="9.45316076278687" calcext:value-type="float">
            <text:p>9.45316076278687</text:p>
          </table:table-cell>
          <table:table-cell office:value-type="float" office:value="10.0939085483551" calcext:value-type="float">
            <text:p>10.0939085483551</text:p>
          </table:table-cell>
          <table:table-cell office:value-type="float" office:value="10.7192418575287" calcext:value-type="float">
            <text:p>10.7192418575287</text:p>
          </table:table-cell>
          <table:table-cell office:value-type="float" office:value="11.2847893238068" calcext:value-type="float">
            <text:p>11.2847893238068</text:p>
          </table:table-cell>
          <table:table-cell office:value-type="float" office:value="11.9468398094177" calcext:value-type="float">
            <text:p>11.9468398094177</text:p>
          </table:table-cell>
          <table:table-cell office:value-type="float" office:value="12.6297507286072" calcext:value-type="float">
            <text:p>12.6297507286072</text:p>
          </table:table-cell>
          <table:table-cell office:value-type="float" office:value="13.3344149589539" calcext:value-type="float">
            <text:p>13.3344149589539</text:p>
          </table:table-cell>
          <table:table-cell office:value-type="float" office:value="14.0580191612244" calcext:value-type="float">
            <text:p>14.0580191612244</text:p>
          </table:table-cell>
          <table:table-cell office:value-type="float" office:value="14.87335896492" calcext:value-type="float">
            <text:p>14.87335896492</text:p>
          </table:table-cell>
          <table:table-cell office:value-type="float" office:value="15.6400406360626" calcext:value-type="float">
            <text:p>15.6400406360626</text:p>
          </table:table-cell>
          <table:table-cell office:value-type="float" office:value="16.3619940280914" calcext:value-type="float">
            <text:p>16.3619940280914</text:p>
          </table:table-cell>
          <table:table-cell office:value-type="float" office:value="17.158299446106" calcext:value-type="float">
            <text:p>17.158299446106</text:p>
          </table:table-cell>
          <table:table-cell office:value-type="float" office:value="17.9466559886932" calcext:value-type="float">
            <text:p>17.9466559886932</text:p>
          </table:table-cell>
          <table:table-cell office:value-type="float" office:value="18.698676109314" calcext:value-type="float">
            <text:p>18.698676109314</text:p>
          </table:table-cell>
          <table:table-cell office:value-type="float" office:value="19.4933190345764" calcext:value-type="float">
            <text:p>19.4933190345764</text:p>
          </table:table-cell>
          <table:table-cell office:value-type="float" office:value="20.2486584186554" calcext:value-type="float">
            <text:p>20.2486584186554</text:p>
          </table:table-cell>
          <table:table-cell office:value-type="float" office:value="21.0863993167877" calcext:value-type="float">
            <text:p>21.0863993167877</text:p>
          </table:table-cell>
          <table:table-cell office:value-type="float" office:value="21.8232579231262" calcext:value-type="float">
            <text:p>21.8232579231262</text:p>
          </table:table-cell>
          <table:table-cell office:value-type="float" office:value="22.6063363552093" calcext:value-type="float">
            <text:p>22.6063363552093</text:p>
          </table:table-cell>
          <table:table-cell office:value-type="float" office:value="23.4030508995056" calcext:value-type="float">
            <text:p>23.4030508995056</text:p>
          </table:table-cell>
          <table:table-cell office:value-type="float" office:value="24.2120933532715" calcext:value-type="float">
            <text:p>24.2120933532715</text:p>
          </table:table-cell>
          <table:table-cell office:value-type="float" office:value="25.1260330677032" calcext:value-type="float">
            <text:p>25.1260330677032</text:p>
          </table:table-cell>
          <table:table-cell office:value-type="float" office:value="26.0276565551758" calcext:value-type="float">
            <text:p>26.0276565551758</text:p>
          </table:table-cell>
          <table:table-cell office:value-type="float" office:value="26.7814807891846" calcext:value-type="float">
            <text:p>26.7814807891846</text:p>
          </table:table-cell>
          <table:table-cell office:value-type="float" office:value="27.5994122028351" calcext:value-type="float">
            <text:p>27.5994122028351</text:p>
          </table:table-cell>
          <table:table-cell office:value-type="float" office:value="28.4389545917511" calcext:value-type="float">
            <text:p>28.4389545917511</text:p>
          </table:table-cell>
          <table:table-cell office:value-type="float" office:value="29.2287964820862" calcext:value-type="float">
            <text:p>29.2287964820862</text:p>
          </table:table-cell>
          <table:table-cell office:value-type="float" office:value="30.1045117378235" calcext:value-type="float">
            <text:p>30.1045117378235</text:p>
          </table:table-cell>
          <table:table-cell office:value-type="float" office:value="30.9116263389587" calcext:value-type="float">
            <text:p>30.9116263389587</text:p>
          </table:table-cell>
          <table:table-cell office:value-type="float" office:value="31.6434412002563" calcext:value-type="float">
            <text:p>31.6434412002563</text:p>
          </table:table-cell>
          <table:table-cell office:value-type="float" office:value="32.4389691352844" calcext:value-type="float">
            <text:p>32.4389691352844</text:p>
          </table:table-cell>
          <table:table-cell office:value-type="float" office:value="33.3782467842102" calcext:value-type="float">
            <text:p>33.3782467842102</text:p>
          </table:table-cell>
          <table:table-cell office:value-type="float" office:value="34.1840178966522" calcext:value-type="float">
            <text:p>34.1840178966522</text:p>
          </table:table-cell>
          <table:table-cell office:value-type="float" office:value="35.0179941654205" calcext:value-type="float">
            <text:p>35.0179941654205</text:p>
          </table:table-cell>
          <table:table-cell office:value-type="float" office:value="35.9370810985565" calcext:value-type="float">
            <text:p>35.9370810985565</text:p>
          </table:table-cell>
          <table:table-cell office:value-type="float" office:value="36.9270510673523" calcext:value-type="float">
            <text:p>36.9270510673523</text:p>
          </table:table-cell>
          <table:table-cell office:value-type="float" office:value="37.970320224762" calcext:value-type="float">
            <text:p>37.970320224762</text:p>
          </table:table-cell>
          <table:table-cell office:value-type="float" office:value="38.8671319484711" calcext:value-type="float">
            <text:p>38.8671319484711</text:p>
          </table:table-cell>
          <table:table-cell office:value-type="float" office:value="39.708530664444" calcext:value-type="float">
            <text:p>39.708530664444</text:p>
          </table:table-cell>
          <table:table-cell office:value-type="float" office:value="40.6702539920807" calcext:value-type="float">
            <text:p>40.6702539920807</text:p>
          </table:table-cell>
          <table:table-cell office:value-type="float" office:value="41.6119158267975" calcext:value-type="float">
            <text:p>41.6119158267975</text:p>
          </table:table-cell>
          <table:table-cell office:value-type="float" office:value="42.6934897899628" calcext:value-type="float">
            <text:p>42.6934897899628</text:p>
          </table:table-cell>
          <table:table-cell office:value-type="float" office:value="43.5678794384003" calcext:value-type="float">
            <text:p>43.5678794384003</text:p>
          </table:table-cell>
          <table:table-cell office:value-type="float" office:value="44.5379939079285" calcext:value-type="float">
            <text:p>44.5379939079285</text:p>
          </table:table-cell>
          <table:table-cell office:value-type="float" office:value="45.5538094043732" calcext:value-type="float">
            <text:p>45.5538094043732</text:p>
          </table:table-cell>
          <table:table-cell office:value-type="float" office:value="46.5318036079407" calcext:value-type="float">
            <text:p>46.5318036079407</text:p>
          </table:table-cell>
          <table:table-cell office:value-type="float" office:value="47.5449934005737" calcext:value-type="float">
            <text:p>47.5449934005737</text:p>
          </table:table-cell>
          <table:table-cell office:value-type="float" office:value="48.5448439121246" calcext:value-type="float">
            <text:p>48.5448439121246</text:p>
          </table:table-cell>
          <table:table-cell office:value-type="float" office:value="49.4855973720551" calcext:value-type="float">
            <text:p>49.4855973720551</text:p>
          </table:table-cell>
          <table:table-cell office:value-type="float" office:value="50.6409828662872" calcext:value-type="float">
            <text:p>50.6409828662872</text:p>
          </table:table-cell>
          <table:table-cell office:value-type="float" office:value="51.801677942276" calcext:value-type="float">
            <text:p>51.801677942276</text:p>
          </table:table-cell>
          <table:table-cell office:value-type="float" office:value="52.9110939502716" calcext:value-type="float">
            <text:p>52.9110939502716</text:p>
          </table:table-cell>
          <table:table-cell office:value-type="float" office:value="53.875905752182" calcext:value-type="float">
            <text:p>53.875905752182</text:p>
          </table:table-cell>
          <table:table-cell office:value-type="float" office:value="54.8974208831787" calcext:value-type="float">
            <text:p>54.8974208831787</text:p>
          </table:table-cell>
          <table:table-cell office:value-type="float" office:value="55.8246071338654" calcext:value-type="float">
            <text:p>55.8246071338654</text:p>
          </table:table-cell>
          <table:table-cell office:value-type="float" office:value="56.9140758514404" calcext:value-type="float">
            <text:p>56.9140758514404</text:p>
          </table:table-cell>
          <table:table-cell office:value-type="float" office:value="57.9211242198944" calcext:value-type="float">
            <text:p>57.9211242198944</text:p>
          </table:table-cell>
          <table:table-cell office:value-type="float" office:value="59.0294592380524" calcext:value-type="float">
            <text:p>59.0294592380524</text:p>
          </table:table-cell>
          <table:table-cell office:value-type="float" office:value="60.0962402820587" calcext:value-type="float">
            <text:p>60.0962402820587</text:p>
          </table:table-cell>
          <table:table-cell office:value-type="float" office:value="61.4404942989349" calcext:value-type="float">
            <text:p>61.4404942989349</text:p>
          </table:table-cell>
          <table:table-cell office:value-type="float" office:value="62.4744472503662" calcext:value-type="float">
            <text:p>62.4744472503662</text:p>
          </table:table-cell>
          <table:table-cell office:value-type="float" office:value="63.3410429954529" calcext:value-type="float">
            <text:p>63.3410429954529</text:p>
          </table:table-cell>
          <table:table-cell office:value-type="float" office:value="64.4287755489349" calcext:value-type="float">
            <text:p>64.4287755489349</text:p>
          </table:table-cell>
          <table:table-cell office:value-type="float" office:value="65.4209451675415" calcext:value-type="float">
            <text:p>65.4209451675415</text:p>
          </table:table-cell>
          <table:table-cell office:value-type="float" office:value="66.7203154563904" calcext:value-type="float">
            <text:p>66.7203154563904</text:p>
          </table:table-cell>
          <table:table-cell office:value-type="float" office:value="67.7970836162567" calcext:value-type="float">
            <text:p>67.7970836162567</text:p>
          </table:table-cell>
          <table:table-cell office:value-type="float" office:value="69.0256750583649" calcext:value-type="float">
            <text:p>69.0256750583649</text:p>
          </table:table-cell>
          <table:table-cell office:value-type="float" office:value="70.3462197780609" calcext:value-type="float">
            <text:p>70.3462197780609</text:p>
          </table:table-cell>
          <table:table-cell office:value-type="float" office:value="71.7527184486389" calcext:value-type="float">
            <text:p>71.7527184486389</text:p>
          </table:table-cell>
          <table:table-cell office:value-type="float" office:value="73.1011688709259" calcext:value-type="float">
            <text:p>73.1011688709259</text:p>
          </table:table-cell>
          <table:table-cell office:value-type="float" office:value="74.2571849822998" calcext:value-type="float">
            <text:p>74.2571849822998</text:p>
          </table:table-cell>
          <table:table-cell office:value-type="float" office:value="75.3865797519684" calcext:value-type="float">
            <text:p>75.3865797519684</text:p>
          </table:table-cell>
          <table:table-cell office:value-type="float" office:value="76.4800505638123" calcext:value-type="float">
            <text:p>76.4800505638123</text:p>
          </table:table-cell>
          <table:table-cell office:value-type="float" office:value="77.598005771637" calcext:value-type="float">
            <text:p>77.598005771637</text:p>
          </table:table-cell>
          <table:table-cell office:value-type="float" office:value="78.7622776031494" calcext:value-type="float">
            <text:p>78.7622776031494</text:p>
          </table:table-cell>
        </table:table-row>
        <table:table-row table:style-name="ro1">
          <table:table-cell office:value-type="float" office:value="0.0221095085144043" calcext:value-type="float">
            <text:p>0.022109508514404</text:p>
          </table:table-cell>
          <table:table-cell office:value-type="float" office:value="0.052074670791626" calcext:value-type="float">
            <text:p>0.052074670791626</text:p>
          </table:table-cell>
          <table:table-cell office:value-type="float" office:value="0.0890004634857178" calcext:value-type="float">
            <text:p>0.089000463485718</text:p>
          </table:table-cell>
          <table:table-cell office:value-type="float" office:value="0.131201982498169" calcext:value-type="float">
            <text:p>0.131201982498169</text:p>
          </table:table-cell>
          <table:table-cell office:value-type="float" office:value="0.211053848266602" calcext:value-type="float">
            <text:p>0.211053848266602</text:p>
          </table:table-cell>
          <table:table-cell office:value-type="float" office:value="0.297418117523193" calcext:value-type="float">
            <text:p>0.297418117523193</text:p>
          </table:table-cell>
          <table:table-cell office:value-type="float" office:value="0.43839430809021" calcext:value-type="float">
            <text:p>0.43839430809021</text:p>
          </table:table-cell>
          <table:table-cell office:value-type="float" office:value="0.744507312774658" calcext:value-type="float">
            <text:p>0.744507312774658</text:p>
          </table:table-cell>
          <table:table-cell office:value-type="float" office:value="1.06443953514099" calcext:value-type="float">
            <text:p>1.06443953514099</text:p>
          </table:table-cell>
          <table:table-cell office:value-type="float" office:value="1.38810396194458" calcext:value-type="float">
            <text:p>1.38810396194458</text:p>
          </table:table-cell>
          <table:table-cell office:value-type="float" office:value="1.70926594734192" calcext:value-type="float">
            <text:p>1.70926594734192</text:p>
          </table:table-cell>
          <table:table-cell office:value-type="float" office:value="2.04644465446472" calcext:value-type="float">
            <text:p>2.04644465446472</text:p>
          </table:table-cell>
          <table:table-cell office:value-type="float" office:value="2.43118667602539" calcext:value-type="float">
            <text:p>2.43118667602539</text:p>
          </table:table-cell>
          <table:table-cell office:value-type="float" office:value="2.90753030776978" calcext:value-type="float">
            <text:p>2.90753030776978</text:p>
          </table:table-cell>
          <table:table-cell office:value-type="float" office:value="3.38693022727966" calcext:value-type="float">
            <text:p>3.38693022727966</text:p>
          </table:table-cell>
          <table:table-cell office:value-type="float" office:value="3.85778188705444" calcext:value-type="float">
            <text:p>3.85778188705444</text:p>
          </table:table-cell>
          <table:table-cell office:value-type="float" office:value="4.3801748752594" calcext:value-type="float">
            <text:p>4.3801748752594</text:p>
          </table:table-cell>
          <table:table-cell office:value-type="float" office:value="4.94539189338684" calcext:value-type="float">
            <text:p>4.94539189338684</text:p>
          </table:table-cell>
          <table:table-cell office:value-type="float" office:value="5.47086691856384" calcext:value-type="float">
            <text:p>5.47086691856384</text:p>
          </table:table-cell>
          <table:table-cell office:value-type="float" office:value="6.03529977798462" calcext:value-type="float">
            <text:p>6.03529977798462</text:p>
          </table:table-cell>
          <table:table-cell office:value-type="float" office:value="6.62740325927734" calcext:value-type="float">
            <text:p>6.62740325927734</text:p>
          </table:table-cell>
          <table:table-cell office:value-type="float" office:value="7.25320386886597" calcext:value-type="float">
            <text:p>7.25320386886597</text:p>
          </table:table-cell>
          <table:table-cell office:value-type="float" office:value="7.64708542823792" calcext:value-type="float">
            <text:p>7.64708542823792</text:p>
          </table:table-cell>
          <table:table-cell office:value-type="float" office:value="8.24407601356506" calcext:value-type="float">
            <text:p>8.24407601356506</text:p>
          </table:table-cell>
          <table:table-cell office:value-type="float" office:value="8.7219877243042" calcext:value-type="float">
            <text:p>8.7219877243042</text:p>
          </table:table-cell>
          <table:table-cell office:value-type="float" office:value="9.30201530456543" calcext:value-type="float">
            <text:p>9.30201530456543</text:p>
          </table:table-cell>
          <table:table-cell office:value-type="float" office:value="9.98386549949646" calcext:value-type="float">
            <text:p>9.98386549949646</text:p>
          </table:table-cell>
          <table:table-cell office:value-type="float" office:value="10.6281507015228" calcext:value-type="float">
            <text:p>10.6281507015228</text:p>
          </table:table-cell>
          <table:table-cell office:value-type="float" office:value="11.2666687965393" calcext:value-type="float">
            <text:p>11.2666687965393</text:p>
          </table:table-cell>
          <table:table-cell office:value-type="float" office:value="12.0176231861115" calcext:value-type="float">
            <text:p>12.0176231861115</text:p>
          </table:table-cell>
          <table:table-cell office:value-type="float" office:value="12.7111177444458" calcext:value-type="float">
            <text:p>12.7111177444458</text:p>
          </table:table-cell>
          <table:table-cell office:value-type="float" office:value="13.3937261104584" calcext:value-type="float">
            <text:p>13.3937261104584</text:p>
          </table:table-cell>
          <table:table-cell office:value-type="float" office:value="14.245587348938" calcext:value-type="float">
            <text:p>14.245587348938</text:p>
          </table:table-cell>
          <table:table-cell office:value-type="float" office:value="15.0600390434265" calcext:value-type="float">
            <text:p>15.0600390434265</text:p>
          </table:table-cell>
          <table:table-cell office:value-type="float" office:value="15.8671255111694" calcext:value-type="float">
            <text:p>15.8671255111694</text:p>
          </table:table-cell>
          <table:table-cell office:value-type="float" office:value="16.6261515617371" calcext:value-type="float">
            <text:p>16.6261515617371</text:p>
          </table:table-cell>
          <table:table-cell office:value-type="float" office:value="17.4024176597595" calcext:value-type="float">
            <text:p>17.4024176597595</text:p>
          </table:table-cell>
          <table:table-cell office:value-type="float" office:value="18.159601688385" calcext:value-type="float">
            <text:p>18.159601688385</text:p>
          </table:table-cell>
          <table:table-cell office:value-type="float" office:value="18.8941595554352" calcext:value-type="float">
            <text:p>18.8941595554352</text:p>
          </table:table-cell>
          <table:table-cell office:value-type="float" office:value="19.6993319988251" calcext:value-type="float">
            <text:p>19.6993319988251</text:p>
          </table:table-cell>
          <table:table-cell office:value-type="float" office:value="20.4482161998749" calcext:value-type="float">
            <text:p>20.4482161998749</text:p>
          </table:table-cell>
          <table:table-cell office:value-type="float" office:value="21.2258455753326" calcext:value-type="float">
            <text:p>21.2258455753326</text:p>
          </table:table-cell>
          <table:table-cell office:value-type="float" office:value="21.9755918979645" calcext:value-type="float">
            <text:p>21.9755918979645</text:p>
          </table:table-cell>
          <table:table-cell office:value-type="float" office:value="22.7710518836975" calcext:value-type="float">
            <text:p>22.7710518836975</text:p>
          </table:table-cell>
          <table:table-cell office:value-type="float" office:value="23.6299216747284" calcext:value-type="float">
            <text:p>23.6299216747284</text:p>
          </table:table-cell>
          <table:table-cell office:value-type="float" office:value="24.5932762622833" calcext:value-type="float">
            <text:p>24.5932762622833</text:p>
          </table:table-cell>
          <table:table-cell office:value-type="float" office:value="25.5049438476563" calcext:value-type="float">
            <text:p>25.5049438476563</text:p>
          </table:table-cell>
          <table:table-cell office:value-type="float" office:value="26.3738348484039" calcext:value-type="float">
            <text:p>26.3738348484039</text:p>
          </table:table-cell>
          <table:table-cell office:value-type="float" office:value="27.2290043830872" calcext:value-type="float">
            <text:p>27.2290043830872</text:p>
          </table:table-cell>
          <table:table-cell office:value-type="float" office:value="28.040002822876" calcext:value-type="float">
            <text:p>28.040002822876</text:p>
          </table:table-cell>
          <table:table-cell office:value-type="float" office:value="28.938098192215" calcext:value-type="float">
            <text:p>28.938098192215</text:p>
          </table:table-cell>
          <table:table-cell office:value-type="float" office:value="29.7822911739349" calcext:value-type="float">
            <text:p>29.7822911739349</text:p>
          </table:table-cell>
          <table:table-cell office:value-type="float" office:value="30.6828989982605" calcext:value-type="float">
            <text:p>30.6828989982605</text:p>
          </table:table-cell>
          <table:table-cell office:value-type="float" office:value="31.5825328826904" calcext:value-type="float">
            <text:p>31.5825328826904</text:p>
          </table:table-cell>
          <table:table-cell office:value-type="float" office:value="32.3905634880066" calcext:value-type="float">
            <text:p>32.3905634880066</text:p>
          </table:table-cell>
          <table:table-cell office:value-type="float" office:value="33.2367639541626" calcext:value-type="float">
            <text:p>33.2367639541626</text:p>
          </table:table-cell>
          <table:table-cell office:value-type="float" office:value="34.0041086673737" calcext:value-type="float">
            <text:p>34.0041086673737</text:p>
          </table:table-cell>
          <table:table-cell office:value-type="float" office:value="34.8969078063965" calcext:value-type="float">
            <text:p>34.8969078063965</text:p>
          </table:table-cell>
          <table:table-cell office:value-type="float" office:value="35.847419500351" calcext:value-type="float">
            <text:p>35.847419500351</text:p>
          </table:table-cell>
          <table:table-cell office:value-type="float" office:value="36.737122297287" calcext:value-type="float">
            <text:p>36.737122297287</text:p>
          </table:table-cell>
          <table:table-cell office:value-type="float" office:value="37.879626750946" calcext:value-type="float">
            <text:p>37.879626750946</text:p>
          </table:table-cell>
          <table:table-cell office:value-type="float" office:value="38.9744102954864" calcext:value-type="float">
            <text:p>38.9744102954864</text:p>
          </table:table-cell>
          <table:table-cell office:value-type="float" office:value="39.9995012283325" calcext:value-type="float">
            <text:p>39.9995012283325</text:p>
          </table:table-cell>
          <table:table-cell office:value-type="float" office:value="40.831698179245" calcext:value-type="float">
            <text:p>40.831698179245</text:p>
          </table:table-cell>
          <table:table-cell office:value-type="float" office:value="41.732097864151" calcext:value-type="float">
            <text:p>41.732097864151</text:p>
          </table:table-cell>
          <table:table-cell office:value-type="float" office:value="42.6889448165894" calcext:value-type="float">
            <text:p>42.6889448165894</text:p>
          </table:table-cell>
          <table:table-cell office:value-type="float" office:value="43.7208693027496" calcext:value-type="float">
            <text:p>43.7208693027496</text:p>
          </table:table-cell>
          <table:table-cell office:value-type="float" office:value="44.6652262210846" calcext:value-type="float">
            <text:p>44.6652262210846</text:p>
          </table:table-cell>
          <table:table-cell office:value-type="float" office:value="45.6801686286926" calcext:value-type="float">
            <text:p>45.6801686286926</text:p>
          </table:table-cell>
          <table:table-cell office:value-type="float" office:value="46.6322207450867" calcext:value-type="float">
            <text:p>46.6322207450867</text:p>
          </table:table-cell>
          <table:table-cell office:value-type="float" office:value="47.6257688999176" calcext:value-type="float">
            <text:p>47.6257688999176</text:p>
          </table:table-cell>
          <table:table-cell office:value-type="float" office:value="48.7117161750794" calcext:value-type="float">
            <text:p>48.7117161750794</text:p>
          </table:table-cell>
          <table:table-cell office:value-type="float" office:value="49.7934546470642" calcext:value-type="float">
            <text:p>49.7934546470642</text:p>
          </table:table-cell>
          <table:table-cell office:value-type="float" office:value="50.9314143657684" calcext:value-type="float">
            <text:p>50.9314143657684</text:p>
          </table:table-cell>
          <table:table-cell office:value-type="float" office:value="51.9898176193237" calcext:value-type="float">
            <text:p>51.9898176193237</text:p>
          </table:table-cell>
          <table:table-cell office:value-type="float" office:value="53.0928692817688" calcext:value-type="float">
            <text:p>53.0928692817688</text:p>
          </table:table-cell>
          <table:table-cell office:value-type="float" office:value="54.0075113773346" calcext:value-type="float">
            <text:p>54.0075113773346</text:p>
          </table:table-cell>
          <table:table-cell office:value-type="float" office:value="55.1022891998291" calcext:value-type="float">
            <text:p>55.1022891998291</text:p>
          </table:table-cell>
          <table:table-cell office:value-type="float" office:value="56.2485504150391" calcext:value-type="float">
            <text:p>56.2485504150391</text:p>
          </table:table-cell>
          <table:table-cell office:value-type="float" office:value="57.2934548854828" calcext:value-type="float">
            <text:p>57.2934548854828</text:p>
          </table:table-cell>
          <table:table-cell office:value-type="float" office:value="58.3928508758545" calcext:value-type="float">
            <text:p>58.3928508758545</text:p>
          </table:table-cell>
          <table:table-cell office:value-type="float" office:value="59.5632469654083" calcext:value-type="float">
            <text:p>59.5632469654083</text:p>
          </table:table-cell>
          <table:table-cell office:value-type="float" office:value="60.7150175571442" calcext:value-type="float">
            <text:p>60.7150175571442</text:p>
          </table:table-cell>
          <table:table-cell office:value-type="float" office:value="61.758026599884" calcext:value-type="float">
            <text:p>61.758026599884</text:p>
          </table:table-cell>
          <table:table-cell office:value-type="float" office:value="62.9726524353027" calcext:value-type="float">
            <text:p>62.9726524353027</text:p>
          </table:table-cell>
          <table:table-cell office:value-type="float" office:value="64.1165311336517" calcext:value-type="float">
            <text:p>64.1165311336517</text:p>
          </table:table-cell>
          <table:table-cell office:value-type="float" office:value="65.1207222938538" calcext:value-type="float">
            <text:p>65.1207222938538</text:p>
          </table:table-cell>
          <table:table-cell office:value-type="float" office:value="66.1911089420319" calcext:value-type="float">
            <text:p>66.1911089420319</text:p>
          </table:table-cell>
          <table:table-cell office:value-type="float" office:value="67.3363463878632" calcext:value-type="float">
            <text:p>67.3363463878632</text:p>
          </table:table-cell>
          <table:table-cell office:value-type="float" office:value="68.5091397762299" calcext:value-type="float">
            <text:p>68.5091397762299</text:p>
          </table:table-cell>
          <table:table-cell office:value-type="float" office:value="69.4955110549927" calcext:value-type="float">
            <text:p>69.4955110549927</text:p>
          </table:table-cell>
          <table:table-cell office:value-type="float" office:value="70.6934185028076" calcext:value-type="float">
            <text:p>70.6934185028076</text:p>
          </table:table-cell>
          <table:table-cell office:value-type="float" office:value="71.9488673210144" calcext:value-type="float">
            <text:p>71.9488673210144</text:p>
          </table:table-cell>
          <table:table-cell office:value-type="float" office:value="72.9891076087952" calcext:value-type="float">
            <text:p>72.9891076087952</text:p>
          </table:table-cell>
          <table:table-cell office:value-type="float" office:value="74.2453746795654" calcext:value-type="float">
            <text:p>74.2453746795654</text:p>
          </table:table-cell>
          <table:table-cell office:value-type="float" office:value="75.4783041477203" calcext:value-type="float">
            <text:p>75.4783041477203</text:p>
          </table:table-cell>
          <table:table-cell office:value-type="float" office:value="76.6695911884308" calcext:value-type="float">
            <text:p>76.6695911884308</text:p>
          </table:table-cell>
          <table:table-cell office:value-type="float" office:value="77.7566928863525" calcext:value-type="float">
            <text:p>77.7566928863525</text:p>
          </table:table-cell>
          <table:table-cell office:value-type="float" office:value="79.1044633388519" calcext:value-type="float">
            <text:p>79.1044633388519</text:p>
          </table:table-cell>
          <table:table-cell office:value-type="float" office:value="80.3298473358154" calcext:value-type="float">
            <text:p>80.3298473358154</text:p>
          </table:table-cell>
        </table:table-row>
        <table:table-row table:style-name="ro1">
          <table:table-cell office:value-type="float" office:value="0.0231506824493408" calcext:value-type="float">
            <text:p>0.023150682449341</text:p>
          </table:table-cell>
          <table:table-cell office:value-type="float" office:value="0.0540175437927246" calcext:value-type="float">
            <text:p>0.054017543792725</text:p>
          </table:table-cell>
          <table:table-cell office:value-type="float" office:value="0.0915088653564453" calcext:value-type="float">
            <text:p>0.091508865356445</text:p>
          </table:table-cell>
          <table:table-cell office:value-type="float" office:value="0.135300159454346" calcext:value-type="float">
            <text:p>0.135300159454346</text:p>
          </table:table-cell>
          <table:table-cell office:value-type="float" office:value="0.205899953842163" calcext:value-type="float">
            <text:p>0.205899953842163</text:p>
          </table:table-cell>
          <table:table-cell office:value-type="float" office:value="0.29580545425415" calcext:value-type="float">
            <text:p>0.29580545425415</text:p>
          </table:table-cell>
          <table:table-cell office:value-type="float" office:value="0.396177530288696" calcext:value-type="float">
            <text:p>0.396177530288696</text:p>
          </table:table-cell>
          <table:table-cell office:value-type="float" office:value="0.610779762268066" calcext:value-type="float">
            <text:p>0.610779762268066</text:p>
          </table:table-cell>
          <table:table-cell office:value-type="float" office:value="0.874022483825684" calcext:value-type="float">
            <text:p>0.874022483825684</text:p>
          </table:table-cell>
          <table:table-cell office:value-type="float" office:value="1.29165148735046" calcext:value-type="float">
            <text:p>1.29165148735046</text:p>
          </table:table-cell>
          <table:table-cell office:value-type="float" office:value="1.63459444046021" calcext:value-type="float">
            <text:p>1.63459444046021</text:p>
          </table:table-cell>
          <table:table-cell office:value-type="float" office:value="2.06089973449707" calcext:value-type="float">
            <text:p>2.06089973449707</text:p>
          </table:table-cell>
          <table:table-cell office:value-type="float" office:value="2.550537109375" calcext:value-type="float">
            <text:p>2.550537109375</text:p>
          </table:table-cell>
          <table:table-cell office:value-type="float" office:value="2.9021167755127" calcext:value-type="float">
            <text:p>2.9021167755127</text:p>
          </table:table-cell>
          <table:table-cell office:value-type="float" office:value="3.13784742355347" calcext:value-type="float">
            <text:p>3.13784742355347</text:p>
          </table:table-cell>
          <table:table-cell office:value-type="float" office:value="3.72182488441467" calcext:value-type="float">
            <text:p>3.72182488441467</text:p>
          </table:table-cell>
          <table:table-cell office:value-type="float" office:value="4.29408097267151" calcext:value-type="float">
            <text:p>4.29408097267151</text:p>
          </table:table-cell>
          <table:table-cell office:value-type="float" office:value="4.84072995185852" calcext:value-type="float">
            <text:p>4.84072995185852</text:p>
          </table:table-cell>
          <table:table-cell office:value-type="float" office:value="5.37266325950623" calcext:value-type="float">
            <text:p>5.37266325950623</text:p>
          </table:table-cell>
          <table:table-cell office:value-type="float" office:value="5.96210718154907" calcext:value-type="float">
            <text:p>5.96210718154907</text:p>
          </table:table-cell>
          <table:table-cell office:value-type="float" office:value="6.60528349876404" calcext:value-type="float">
            <text:p>6.60528349876404</text:p>
          </table:table-cell>
          <table:table-cell office:value-type="float" office:value="7.21984696388245" calcext:value-type="float">
            <text:p>7.21984696388245</text:p>
          </table:table-cell>
          <table:table-cell office:value-type="float" office:value="7.78380012512207" calcext:value-type="float">
            <text:p>7.78380012512207</text:p>
          </table:table-cell>
          <table:table-cell office:value-type="float" office:value="8.4147219657898" calcext:value-type="float">
            <text:p>8.4147219657898</text:p>
          </table:table-cell>
          <table:table-cell office:value-type="float" office:value="9.05510950088501" calcext:value-type="float">
            <text:p>9.05510950088501</text:p>
          </table:table-cell>
          <table:table-cell office:value-type="float" office:value="9.76080870628357" calcext:value-type="float">
            <text:p>9.76080870628357</text:p>
          </table:table-cell>
          <table:table-cell office:value-type="float" office:value="10.4268736839294" calcext:value-type="float">
            <text:p>10.4268736839294</text:p>
          </table:table-cell>
          <table:table-cell office:value-type="float" office:value="11.0581343173981" calcext:value-type="float">
            <text:p>11.0581343173981</text:p>
          </table:table-cell>
          <table:table-cell office:value-type="float" office:value="11.7142581939697" calcext:value-type="float">
            <text:p>11.7142581939697</text:p>
          </table:table-cell>
          <table:table-cell office:value-type="float" office:value="12.4258060455322" calcext:value-type="float">
            <text:p>12.4258060455322</text:p>
          </table:table-cell>
          <table:table-cell office:value-type="float" office:value="13.0921502113342" calcext:value-type="float">
            <text:p>13.0921502113342</text:p>
          </table:table-cell>
          <table:table-cell office:value-type="float" office:value="13.7722969055176" calcext:value-type="float">
            <text:p>13.7722969055176</text:p>
          </table:table-cell>
          <table:table-cell office:value-type="float" office:value="14.5307755470276" calcext:value-type="float">
            <text:p>14.5307755470276</text:p>
          </table:table-cell>
          <table:table-cell office:value-type="float" office:value="15.3337264060974" calcext:value-type="float">
            <text:p>15.3337264060974</text:p>
          </table:table-cell>
          <table:table-cell office:value-type="float" office:value="16.097291469574" calcext:value-type="float">
            <text:p>16.097291469574</text:p>
          </table:table-cell>
          <table:table-cell office:value-type="float" office:value="16.9188303947449" calcext:value-type="float">
            <text:p>16.9188303947449</text:p>
          </table:table-cell>
          <table:table-cell office:value-type="float" office:value="17.7020428180695" calcext:value-type="float">
            <text:p>17.7020428180695</text:p>
          </table:table-cell>
          <table:table-cell office:value-type="float" office:value="18.5781919956207" calcext:value-type="float">
            <text:p>18.5781919956207</text:p>
          </table:table-cell>
          <table:table-cell office:value-type="float" office:value="19.3792955875397" calcext:value-type="float">
            <text:p>19.3792955875397</text:p>
          </table:table-cell>
          <table:table-cell office:value-type="float" office:value="20.1623311042786" calcext:value-type="float">
            <text:p>20.1623311042786</text:p>
          </table:table-cell>
          <table:table-cell office:value-type="float" office:value="20.9867250919342" calcext:value-type="float">
            <text:p>20.9867250919342</text:p>
          </table:table-cell>
          <table:table-cell office:value-type="float" office:value="21.8780734539032" calcext:value-type="float">
            <text:p>21.8780734539032</text:p>
          </table:table-cell>
          <table:table-cell office:value-type="float" office:value="22.700052022934" calcext:value-type="float">
            <text:p>22.700052022934</text:p>
          </table:table-cell>
          <table:table-cell office:value-type="float" office:value="23.5262215137482" calcext:value-type="float">
            <text:p>23.5262215137482</text:p>
          </table:table-cell>
          <table:table-cell office:value-type="float" office:value="24.3663156032562" calcext:value-type="float">
            <text:p>24.3663156032562</text:p>
          </table:table-cell>
          <table:table-cell office:value-type="float" office:value="25.1733326911926" calcext:value-type="float">
            <text:p>25.1733326911926</text:p>
          </table:table-cell>
          <table:table-cell office:value-type="float" office:value="25.9845457077026" calcext:value-type="float">
            <text:p>25.9845457077026</text:p>
          </table:table-cell>
          <table:table-cell office:value-type="float" office:value="26.8970339298248" calcext:value-type="float">
            <text:p>26.8970339298248</text:p>
          </table:table-cell>
          <table:table-cell office:value-type="float" office:value="27.6903502941132" calcext:value-type="float">
            <text:p>27.6903502941132</text:p>
          </table:table-cell>
          <table:table-cell office:value-type="float" office:value="28.6329443454742" calcext:value-type="float">
            <text:p>28.6329443454742</text:p>
          </table:table-cell>
          <table:table-cell office:value-type="float" office:value="29.6066517829895" calcext:value-type="float">
            <text:p>29.6066517829895</text:p>
          </table:table-cell>
          <table:table-cell office:value-type="float" office:value="30.574844121933" calcext:value-type="float">
            <text:p>30.574844121933</text:p>
          </table:table-cell>
          <table:table-cell office:value-type="float" office:value="31.5171813964844" calcext:value-type="float">
            <text:p>31.5171813964844</text:p>
          </table:table-cell>
          <table:table-cell office:value-type="float" office:value="32.4783177375793" calcext:value-type="float">
            <text:p>32.4783177375793</text:p>
          </table:table-cell>
          <table:table-cell office:value-type="float" office:value="33.4705955982208" calcext:value-type="float">
            <text:p>33.4705955982208</text:p>
          </table:table-cell>
          <table:table-cell office:value-type="float" office:value="34.4122116565704" calcext:value-type="float">
            <text:p>34.4122116565704</text:p>
          </table:table-cell>
          <table:table-cell office:value-type="float" office:value="35.2850089073181" calcext:value-type="float">
            <text:p>35.2850089073181</text:p>
          </table:table-cell>
          <table:table-cell office:value-type="float" office:value="36.2881760597229" calcext:value-type="float">
            <text:p>36.2881760597229</text:p>
          </table:table-cell>
          <table:table-cell office:value-type="float" office:value="37.1621544361115" calcext:value-type="float">
            <text:p>37.1621544361115</text:p>
          </table:table-cell>
          <table:table-cell office:value-type="float" office:value="38.0730016231537" calcext:value-type="float">
            <text:p>38.0730016231537</text:p>
          </table:table-cell>
          <table:table-cell office:value-type="float" office:value="39.0822887420654" calcext:value-type="float">
            <text:p>39.0822887420654</text:p>
          </table:table-cell>
          <table:table-cell office:value-type="float" office:value="40.0995907783508" calcext:value-type="float">
            <text:p>40.0995907783508</text:p>
          </table:table-cell>
          <table:table-cell office:value-type="float" office:value="41.065052986145" calcext:value-type="float">
            <text:p>41.065052986145</text:p>
          </table:table-cell>
          <table:table-cell office:value-type="float" office:value="41.9251942634583" calcext:value-type="float">
            <text:p>41.9251942634583</text:p>
          </table:table-cell>
          <table:table-cell office:value-type="float" office:value="42.8597044944763" calcext:value-type="float">
            <text:p>42.8597044944763</text:p>
          </table:table-cell>
          <table:table-cell office:value-type="float" office:value="43.9362616539002" calcext:value-type="float">
            <text:p>43.9362616539002</text:p>
          </table:table-cell>
          <table:table-cell office:value-type="float" office:value="45.0760846138001" calcext:value-type="float">
            <text:p>45.0760846138001</text:p>
          </table:table-cell>
          <table:table-cell office:value-type="float" office:value="46.1197710037231" calcext:value-type="float">
            <text:p>46.1197710037231</text:p>
          </table:table-cell>
          <table:table-cell office:value-type="float" office:value="47.0304999351501" calcext:value-type="float">
            <text:p>47.0304999351501</text:p>
          </table:table-cell>
          <table:table-cell office:value-type="float" office:value="48.129319190979" calcext:value-type="float">
            <text:p>48.129319190979</text:p>
          </table:table-cell>
          <table:table-cell office:value-type="float" office:value="49.1319086551666" calcext:value-type="float">
            <text:p>49.1319086551666</text:p>
          </table:table-cell>
          <table:table-cell office:value-type="float" office:value="50.1540658473969" calcext:value-type="float">
            <text:p>50.1540658473969</text:p>
          </table:table-cell>
          <table:table-cell office:value-type="float" office:value="51.2546746730804" calcext:value-type="float">
            <text:p>51.2546746730804</text:p>
          </table:table-cell>
          <table:table-cell office:value-type="float" office:value="52.296660900116" calcext:value-type="float">
            <text:p>52.296660900116</text:p>
          </table:table-cell>
          <table:table-cell office:value-type="float" office:value="53.3611290454865" calcext:value-type="float">
            <text:p>53.3611290454865</text:p>
          </table:table-cell>
          <table:table-cell office:value-type="float" office:value="54.512176990509" calcext:value-type="float">
            <text:p>54.512176990509</text:p>
          </table:table-cell>
          <table:table-cell office:value-type="float" office:value="55.6903252601624" calcext:value-type="float">
            <text:p>55.6903252601624</text:p>
          </table:table-cell>
          <table:table-cell office:value-type="float" office:value="56.8578712940216" calcext:value-type="float">
            <text:p>56.8578712940216</text:p>
          </table:table-cell>
          <table:table-cell office:value-type="float" office:value="57.9478778839111" calcext:value-type="float">
            <text:p>57.9478778839111</text:p>
          </table:table-cell>
          <table:table-cell office:value-type="float" office:value="58.9739291667938" calcext:value-type="float">
            <text:p>58.9739291667938</text:p>
          </table:table-cell>
          <table:table-cell office:value-type="float" office:value="60.0840542316437" calcext:value-type="float">
            <text:p>60.0840542316437</text:p>
          </table:table-cell>
          <table:table-cell office:value-type="float" office:value="61.2904534339905" calcext:value-type="float">
            <text:p>61.2904534339905</text:p>
          </table:table-cell>
          <table:table-cell office:value-type="float" office:value="62.3869931697845" calcext:value-type="float">
            <text:p>62.3869931697845</text:p>
          </table:table-cell>
          <table:table-cell office:value-type="float" office:value="63.3987412452698" calcext:value-type="float">
            <text:p>63.3987412452698</text:p>
          </table:table-cell>
          <table:table-cell office:value-type="float" office:value="64.5385529994965" calcext:value-type="float">
            <text:p>64.5385529994965</text:p>
          </table:table-cell>
          <table:table-cell office:value-type="float" office:value="65.7592797279358" calcext:value-type="float">
            <text:p>65.7592797279358</text:p>
          </table:table-cell>
          <table:table-cell office:value-type="float" office:value="66.8434827327728" calcext:value-type="float">
            <text:p>66.8434827327728</text:p>
          </table:table-cell>
          <table:table-cell office:value-type="float" office:value="67.9913256168365" calcext:value-type="float">
            <text:p>67.9913256168365</text:p>
          </table:table-cell>
          <table:table-cell office:value-type="float" office:value="69.0920531749725" calcext:value-type="float">
            <text:p>69.0920531749725</text:p>
          </table:table-cell>
          <table:table-cell office:value-type="float" office:value="70.2203979492188" calcext:value-type="float">
            <text:p>70.2203979492188</text:p>
          </table:table-cell>
          <table:table-cell office:value-type="float" office:value="71.4473171234131" calcext:value-type="float">
            <text:p>71.4473171234131</text:p>
          </table:table-cell>
          <table:table-cell office:value-type="float" office:value="72.7533447742462" calcext:value-type="float">
            <text:p>72.7533447742462</text:p>
          </table:table-cell>
          <table:table-cell office:value-type="float" office:value="73.9059822559357" calcext:value-type="float">
            <text:p>73.9059822559357</text:p>
          </table:table-cell>
          <table:table-cell office:value-type="float" office:value="75.1304590702057" calcext:value-type="float">
            <text:p>75.1304590702057</text:p>
          </table:table-cell>
          <table:table-cell office:value-type="float" office:value="76.3887541294098" calcext:value-type="float">
            <text:p>76.3887541294098</text:p>
          </table:table-cell>
          <table:table-cell office:value-type="float" office:value="77.6737411022186" calcext:value-type="float">
            <text:p>77.6737411022186</text:p>
          </table:table-cell>
          <table:table-cell office:value-type="float" office:value="78.9143192768097" calcext:value-type="float">
            <text:p>78.9143192768097</text:p>
          </table:table-cell>
          <table:table-cell office:value-type="float" office:value="80.0931947231293" calcext:value-type="float">
            <text:p>80.0931947231293</text:p>
          </table:table-cell>
          <table:table-cell office:value-type="float" office:value="81.3911654949188" calcext:value-type="float">
            <text:p>81.3911654949188</text:p>
          </table:table-cell>
          <table:table-cell office:value-type="float" office:value="82.6945159435272" calcext:value-type="float">
            <text:p>82.6945159435272</text:p>
          </table:table-cell>
        </table:table-row>
        <table:table-row table:style-name="ro1">
          <table:table-cell office:value-type="float" office:value="0.0239448547363281" calcext:value-type="float">
            <text:p>0.023944854736328</text:p>
          </table:table-cell>
          <table:table-cell office:value-type="float" office:value="0.0525796413421631" calcext:value-type="float">
            <text:p>0.052579641342163</text:p>
          </table:table-cell>
          <table:table-cell office:value-type="float" office:value="0.0876028537750244" calcext:value-type="float">
            <text:p>0.087602853775025</text:p>
          </table:table-cell>
          <table:table-cell office:value-type="float" office:value="0.129019021987915" calcext:value-type="float">
            <text:p>0.129019021987915</text:p>
          </table:table-cell>
          <table:table-cell office:value-type="float" office:value="0.278976202011108" calcext:value-type="float">
            <text:p>0.278976202011108</text:p>
          </table:table-cell>
          <table:table-cell office:value-type="float" office:value="0.441378593444824" calcext:value-type="float">
            <text:p>0.441378593444824</text:p>
          </table:table-cell>
          <table:table-cell office:value-type="float" office:value="0.653021097183228" calcext:value-type="float">
            <text:p>0.653021097183228</text:p>
          </table:table-cell>
          <table:table-cell office:value-type="float" office:value="0.933550834655762" calcext:value-type="float">
            <text:p>0.933550834655762</text:p>
          </table:table-cell>
          <table:table-cell office:value-type="float" office:value="1.11908602714539" calcext:value-type="float">
            <text:p>1.11908602714539</text:p>
          </table:table-cell>
          <table:table-cell office:value-type="float" office:value="1.41473722457886" calcext:value-type="float">
            <text:p>1.41473722457886</text:p>
          </table:table-cell>
          <table:table-cell office:value-type="float" office:value="1.70677804946899" calcext:value-type="float">
            <text:p>1.70677804946899</text:p>
          </table:table-cell>
          <table:table-cell office:value-type="float" office:value="2.14634108543396" calcext:value-type="float">
            <text:p>2.14634108543396</text:p>
          </table:table-cell>
          <table:table-cell office:value-type="float" office:value="2.5987401008606" calcext:value-type="float">
            <text:p>2.5987401008606</text:p>
          </table:table-cell>
          <table:table-cell office:value-type="float" office:value="3.06265425682068" calcext:value-type="float">
            <text:p>3.06265425682068</text:p>
          </table:table-cell>
          <table:table-cell office:value-type="float" office:value="3.59406614303589" calcext:value-type="float">
            <text:p>3.59406614303589</text:p>
          </table:table-cell>
          <table:table-cell office:value-type="float" office:value="4.16260409355164" calcext:value-type="float">
            <text:p>4.16260409355164</text:p>
          </table:table-cell>
          <table:table-cell office:value-type="float" office:value="4.6547110080719" calcext:value-type="float">
            <text:p>4.6547110080719</text:p>
          </table:table-cell>
          <table:table-cell office:value-type="float" office:value="5.24770712852478" calcext:value-type="float">
            <text:p>5.24770712852478</text:p>
          </table:table-cell>
          <table:table-cell office:value-type="float" office:value="5.77901840209961" calcext:value-type="float">
            <text:p>5.77901840209961</text:p>
          </table:table-cell>
          <table:table-cell office:value-type="float" office:value="6.32867693901062" calcext:value-type="float">
            <text:p>6.32867693901062</text:p>
          </table:table-cell>
          <table:table-cell office:value-type="float" office:value="6.81020331382751" calcext:value-type="float">
            <text:p>6.81020331382751</text:p>
          </table:table-cell>
          <table:table-cell office:value-type="float" office:value="7.36019563674927" calcext:value-type="float">
            <text:p>7.36019563674927</text:p>
          </table:table-cell>
          <table:table-cell office:value-type="float" office:value="7.95163345336914" calcext:value-type="float">
            <text:p>7.95163345336914</text:p>
          </table:table-cell>
          <table:table-cell office:value-type="float" office:value="8.46142411231995" calcext:value-type="float">
            <text:p>8.46142411231995</text:p>
          </table:table-cell>
          <table:table-cell office:value-type="float" office:value="9.09238147735596" calcext:value-type="float">
            <text:p>9.09238147735596</text:p>
          </table:table-cell>
          <table:table-cell office:value-type="float" office:value="9.63274073600769" calcext:value-type="float">
            <text:p>9.63274073600769</text:p>
          </table:table-cell>
          <table:table-cell office:value-type="float" office:value="10.3091156482697" calcext:value-type="float">
            <text:p>10.3091156482697</text:p>
          </table:table-cell>
          <table:table-cell office:value-type="float" office:value="10.9722881317139" calcext:value-type="float">
            <text:p>10.9722881317139</text:p>
          </table:table-cell>
          <table:table-cell office:value-type="float" office:value="11.6985158920288" calcext:value-type="float">
            <text:p>11.6985158920288</text:p>
          </table:table-cell>
          <table:table-cell office:value-type="float" office:value="12.4090511798859" calcext:value-type="float">
            <text:p>12.4090511798859</text:p>
          </table:table-cell>
          <table:table-cell office:value-type="float" office:value="13.0894377231598" calcext:value-type="float">
            <text:p>13.0894377231598</text:p>
          </table:table-cell>
          <table:table-cell office:value-type="float" office:value="13.7483494281769" calcext:value-type="float">
            <text:p>13.7483494281769</text:p>
          </table:table-cell>
          <table:table-cell office:value-type="float" office:value="14.5125713348389" calcext:value-type="float">
            <text:p>14.5125713348389</text:p>
          </table:table-cell>
          <table:table-cell office:value-type="float" office:value="15.1778328418732" calcext:value-type="float">
            <text:p>15.1778328418732</text:p>
          </table:table-cell>
          <table:table-cell office:value-type="float" office:value="16.0050373077393" calcext:value-type="float">
            <text:p>16.0050373077393</text:p>
          </table:table-cell>
          <table:table-cell office:value-type="float" office:value="16.7983241081238" calcext:value-type="float">
            <text:p>16.7983241081238</text:p>
          </table:table-cell>
          <table:table-cell office:value-type="float" office:value="17.6553852558136" calcext:value-type="float">
            <text:p>17.6553852558136</text:p>
          </table:table-cell>
          <table:table-cell office:value-type="float" office:value="18.4480340480804" calcext:value-type="float">
            <text:p>18.4480340480804</text:p>
          </table:table-cell>
          <table:table-cell office:value-type="float" office:value="19.2070121765137" calcext:value-type="float">
            <text:p>19.2070121765137</text:p>
          </table:table-cell>
          <table:table-cell office:value-type="float" office:value="19.9442603588104" calcext:value-type="float">
            <text:p>19.9442603588104</text:p>
          </table:table-cell>
          <table:table-cell office:value-type="float" office:value="20.6789267063141" calcext:value-type="float">
            <text:p>20.6789267063141</text:p>
          </table:table-cell>
          <table:table-cell office:value-type="float" office:value="21.5144870281219" calcext:value-type="float">
            <text:p>21.5144870281219</text:p>
          </table:table-cell>
          <table:table-cell office:value-type="float" office:value="22.3657131195068" calcext:value-type="float">
            <text:p>22.3657131195068</text:p>
          </table:table-cell>
          <table:table-cell office:value-type="float" office:value="23.1388018131256" calcext:value-type="float">
            <text:p>23.1388018131256</text:p>
          </table:table-cell>
          <table:table-cell office:value-type="float" office:value="24.0767996311188" calcext:value-type="float">
            <text:p>24.0767996311188</text:p>
          </table:table-cell>
          <table:table-cell office:value-type="float" office:value="24.9426982402802" calcext:value-type="float">
            <text:p>24.9426982402802</text:p>
          </table:table-cell>
          <table:table-cell office:value-type="float" office:value="25.7947132587433" calcext:value-type="float">
            <text:p>25.7947132587433</text:p>
          </table:table-cell>
          <table:table-cell office:value-type="float" office:value="26.5749495029449" calcext:value-type="float">
            <text:p>26.5749495029449</text:p>
          </table:table-cell>
          <table:table-cell office:value-type="float" office:value="27.4864468574524" calcext:value-type="float">
            <text:p>27.4864468574524</text:p>
          </table:table-cell>
          <table:table-cell office:value-type="float" office:value="28.3724262714386" calcext:value-type="float">
            <text:p>28.3724262714386</text:p>
          </table:table-cell>
          <table:table-cell office:value-type="float" office:value="29.3184924125671" calcext:value-type="float">
            <text:p>29.3184924125671</text:p>
          </table:table-cell>
          <table:table-cell office:value-type="float" office:value="30.1309978961945" calcext:value-type="float">
            <text:p>30.1309978961945</text:p>
          </table:table-cell>
          <table:table-cell office:value-type="float" office:value="30.9753453731537" calcext:value-type="float">
            <text:p>30.9753453731537</text:p>
          </table:table-cell>
          <table:table-cell office:value-type="float" office:value="31.7909886837006" calcext:value-type="float">
            <text:p>31.7909886837006</text:p>
          </table:table-cell>
          <table:table-cell office:value-type="float" office:value="32.6578633785248" calcext:value-type="float">
            <text:p>32.6578633785248</text:p>
          </table:table-cell>
          <table:table-cell office:value-type="float" office:value="33.6255888938904" calcext:value-type="float">
            <text:p>33.6255888938904</text:p>
          </table:table-cell>
          <table:table-cell office:value-type="float" office:value="34.5155472755432" calcext:value-type="float">
            <text:p>34.5155472755432</text:p>
          </table:table-cell>
          <table:table-cell office:value-type="float" office:value="35.4767308235168" calcext:value-type="float">
            <text:p>35.4767308235168</text:p>
          </table:table-cell>
          <table:table-cell office:value-type="float" office:value="36.461528301239" calcext:value-type="float">
            <text:p>36.461528301239</text:p>
          </table:table-cell>
          <table:table-cell office:value-type="float" office:value="37.4208147525787" calcext:value-type="float">
            <text:p>37.4208147525787</text:p>
          </table:table-cell>
          <table:table-cell office:value-type="float" office:value="38.4287459850311" calcext:value-type="float">
            <text:p>38.4287459850311</text:p>
          </table:table-cell>
          <table:table-cell office:value-type="float" office:value="39.4311814308166" calcext:value-type="float">
            <text:p>39.4311814308166</text:p>
          </table:table-cell>
          <table:table-cell office:value-type="float" office:value="40.3548460006714" calcext:value-type="float">
            <text:p>40.3548460006714</text:p>
          </table:table-cell>
          <table:table-cell office:value-type="float" office:value="41.3183405399323" calcext:value-type="float">
            <text:p>41.3183405399323</text:p>
          </table:table-cell>
          <table:table-cell office:value-type="float" office:value="42.284759759903" calcext:value-type="float">
            <text:p>42.284759759903</text:p>
          </table:table-cell>
          <table:table-cell office:value-type="float" office:value="43.2513353824615" calcext:value-type="float">
            <text:p>43.2513353824615</text:p>
          </table:table-cell>
          <table:table-cell office:value-type="float" office:value="44.3195517063141" calcext:value-type="float">
            <text:p>44.3195517063141</text:p>
          </table:table-cell>
          <table:table-cell office:value-type="float" office:value="45.4102280139923" calcext:value-type="float">
            <text:p>45.4102280139923</text:p>
          </table:table-cell>
          <table:table-cell office:value-type="float" office:value="46.4963030815125" calcext:value-type="float">
            <text:p>46.4963030815125</text:p>
          </table:table-cell>
          <table:table-cell office:value-type="float" office:value="47.5503809452057" calcext:value-type="float">
            <text:p>47.5503809452057</text:p>
          </table:table-cell>
          <table:table-cell office:value-type="float" office:value="48.6460692882538" calcext:value-type="float">
            <text:p>48.6460692882538</text:p>
          </table:table-cell>
          <table:table-cell office:value-type="float" office:value="49.6817305088043" calcext:value-type="float">
            <text:p>49.6817305088043</text:p>
          </table:table-cell>
          <table:table-cell office:value-type="float" office:value="50.7857747077942" calcext:value-type="float">
            <text:p>50.7857747077942</text:p>
          </table:table-cell>
          <table:table-cell office:value-type="float" office:value="51.7006905078888" calcext:value-type="float">
            <text:p>51.7006905078888</text:p>
          </table:table-cell>
          <table:table-cell office:value-type="float" office:value="52.8586189746857" calcext:value-type="float">
            <text:p>52.8586189746857</text:p>
          </table:table-cell>
          <table:table-cell office:value-type="float" office:value="53.853166103363" calcext:value-type="float">
            <text:p>53.853166103363</text:p>
          </table:table-cell>
          <table:table-cell office:value-type="float" office:value="54.9164953231812" calcext:value-type="float">
            <text:p>54.9164953231812</text:p>
          </table:table-cell>
          <table:table-cell office:value-type="float" office:value="56.0674574375153" calcext:value-type="float">
            <text:p>56.0674574375153</text:p>
          </table:table-cell>
          <table:table-cell office:value-type="float" office:value="57.339182138443" calcext:value-type="float">
            <text:p>57.339182138443</text:p>
          </table:table-cell>
          <table:table-cell office:value-type="float" office:value="58.4389762878418" calcext:value-type="float">
            <text:p>58.4389762878418</text:p>
          </table:table-cell>
          <table:table-cell office:value-type="float" office:value="59.4464929103851" calcext:value-type="float">
            <text:p>59.4464929103851</text:p>
          </table:table-cell>
          <table:table-cell office:value-type="float" office:value="60.4829494953156" calcext:value-type="float">
            <text:p>60.4829494953156</text:p>
          </table:table-cell>
          <table:table-cell office:value-type="float" office:value="61.6040396690369" calcext:value-type="float">
            <text:p>61.6040396690369</text:p>
          </table:table-cell>
          <table:table-cell office:value-type="float" office:value="62.5565898418427" calcext:value-type="float">
            <text:p>62.5565898418427</text:p>
          </table:table-cell>
          <table:table-cell office:value-type="float" office:value="63.6552498340607" calcext:value-type="float">
            <text:p>63.6552498340607</text:p>
          </table:table-cell>
          <table:table-cell office:value-type="float" office:value="64.7883780002594" calcext:value-type="float">
            <text:p>64.7883780002594</text:p>
          </table:table-cell>
          <table:table-cell office:value-type="float" office:value="66.1351137161255" calcext:value-type="float">
            <text:p>66.1351137161255</text:p>
          </table:table-cell>
          <table:table-cell office:value-type="float" office:value="67.3421430587769" calcext:value-type="float">
            <text:p>67.3421430587769</text:p>
          </table:table-cell>
          <table:table-cell office:value-type="float" office:value="68.5477337837219" calcext:value-type="float">
            <text:p>68.5477337837219</text:p>
          </table:table-cell>
          <table:table-cell office:value-type="float" office:value="69.5401208400726" calcext:value-type="float">
            <text:p>69.5401208400726</text:p>
          </table:table-cell>
          <table:table-cell office:value-type="float" office:value="70.7029671669006" calcext:value-type="float">
            <text:p>70.7029671669006</text:p>
          </table:table-cell>
          <table:table-cell office:value-type="float" office:value="71.8788988590241" calcext:value-type="float">
            <text:p>71.8788988590241</text:p>
          </table:table-cell>
          <table:table-cell office:value-type="float" office:value="73.0664837360382" calcext:value-type="float">
            <text:p>73.0664837360382</text:p>
          </table:table-cell>
          <table:table-cell office:value-type="float" office:value="74.1629803180695" calcext:value-type="float">
            <text:p>74.1629803180695</text:p>
          </table:table-cell>
          <table:table-cell office:value-type="float" office:value="75.2280972003937" calcext:value-type="float">
            <text:p>75.2280972003937</text:p>
          </table:table-cell>
          <table:table-cell office:value-type="float" office:value="76.4111523628235" calcext:value-type="float">
            <text:p>76.4111523628235</text:p>
          </table:table-cell>
          <table:table-cell office:value-type="float" office:value="77.6644675731659" calcext:value-type="float">
            <text:p>77.6644675731659</text:p>
          </table:table-cell>
          <table:table-cell office:value-type="float" office:value="78.9883317947388" calcext:value-type="float">
            <text:p>78.9883317947388</text:p>
          </table:table-cell>
          <table:table-cell office:value-type="float" office:value="80.2922704219818" calcext:value-type="float">
            <text:p>80.2922704219818</text:p>
          </table:table-cell>
          <table:table-cell office:value-type="float" office:value="81.4640474319458" calcext:value-type="float">
            <text:p>81.4640474319458</text:p>
          </table:table-cell>
        </table:table-row>
        <table:table-row table:style-name="ro1">
          <table:table-cell office:value-type="float" office:value="0.0227346420288086" calcext:value-type="float">
            <text:p>0.022734642028809</text:p>
          </table:table-cell>
          <table:table-cell office:value-type="float" office:value="0.0532116889953613" calcext:value-type="float">
            <text:p>0.053211688995361</text:p>
          </table:table-cell>
          <table:table-cell office:value-type="float" office:value="0.089601993560791" calcext:value-type="float">
            <text:p>0.089601993560791</text:p>
          </table:table-cell>
          <table:table-cell office:value-type="float" office:value="0.134442806243896" calcext:value-type="float">
            <text:p>0.134442806243896</text:p>
          </table:table-cell>
          <table:table-cell office:value-type="float" office:value="0.219361305236816" calcext:value-type="float">
            <text:p>0.219361305236816</text:p>
          </table:table-cell>
          <table:table-cell office:value-type="float" office:value="0.305643796920776" calcext:value-type="float">
            <text:p>0.305643796920776</text:p>
          </table:table-cell>
          <table:table-cell office:value-type="float" office:value="0.433386325836182" calcext:value-type="float">
            <text:p>0.433386325836182</text:p>
          </table:table-cell>
          <table:table-cell office:value-type="float" office:value="0.72563648223877" calcext:value-type="float">
            <text:p>0.72563648223877</text:p>
          </table:table-cell>
          <table:table-cell office:value-type="float" office:value="1.03365969657898" calcext:value-type="float">
            <text:p>1.03365969657898</text:p>
          </table:table-cell>
          <table:table-cell office:value-type="float" office:value="1.37352347373962" calcext:value-type="float">
            <text:p>1.37352347373962</text:p>
          </table:table-cell>
          <table:table-cell office:value-type="float" office:value="1.733149766922" calcext:value-type="float">
            <text:p>1.733149766922</text:p>
          </table:table-cell>
          <table:table-cell office:value-type="float" office:value="2.24351739883423" calcext:value-type="float">
            <text:p>2.24351739883423</text:p>
          </table:table-cell>
          <table:table-cell office:value-type="float" office:value="2.69904232025146" calcext:value-type="float">
            <text:p>2.69904232025146</text:p>
          </table:table-cell>
          <table:table-cell office:value-type="float" office:value="3.13667726516724" calcext:value-type="float">
            <text:p>3.13667726516724</text:p>
          </table:table-cell>
          <table:table-cell office:value-type="float" office:value="3.65931677818298" calcext:value-type="float">
            <text:p>3.65931677818298</text:p>
          </table:table-cell>
          <table:table-cell office:value-type="float" office:value="4.16883301734924" calcext:value-type="float">
            <text:p>4.16883301734924</text:p>
          </table:table-cell>
          <table:table-cell office:value-type="float" office:value="4.68400049209595" calcext:value-type="float">
            <text:p>4.68400049209595</text:p>
          </table:table-cell>
          <table:table-cell office:value-type="float" office:value="5.23720908164978" calcext:value-type="float">
            <text:p>5.23720908164978</text:p>
          </table:table-cell>
          <table:table-cell office:value-type="float" office:value="5.82871842384338" calcext:value-type="float">
            <text:p>5.82871842384338</text:p>
          </table:table-cell>
          <table:table-cell office:value-type="float" office:value="6.4414496421814" calcext:value-type="float">
            <text:p>6.4414496421814</text:p>
          </table:table-cell>
          <table:table-cell office:value-type="float" office:value="7.01820468902588" calcext:value-type="float">
            <text:p>7.01820468902588</text:p>
          </table:table-cell>
          <table:table-cell office:value-type="float" office:value="7.5927746295929" calcext:value-type="float">
            <text:p>7.5927746295929</text:p>
          </table:table-cell>
          <table:table-cell office:value-type="float" office:value="8.19050621986389" calcext:value-type="float">
            <text:p>8.19050621986389</text:p>
          </table:table-cell>
          <table:table-cell office:value-type="float" office:value="8.81667160987854" calcext:value-type="float">
            <text:p>8.81667160987854</text:p>
          </table:table-cell>
          <table:table-cell office:value-type="float" office:value="9.43450498580933" calcext:value-type="float">
            <text:p>9.43450498580933</text:p>
          </table:table-cell>
          <table:table-cell office:value-type="float" office:value="10.0698711872101" calcext:value-type="float">
            <text:p>10.0698711872101</text:p>
          </table:table-cell>
          <table:table-cell office:value-type="float" office:value="10.7453150749207" calcext:value-type="float">
            <text:p>10.7453150749207</text:p>
          </table:table-cell>
          <table:table-cell office:value-type="float" office:value="11.4178593158722" calcext:value-type="float">
            <text:p>11.4178593158722</text:p>
          </table:table-cell>
          <table:table-cell office:value-type="float" office:value="12.0941255092621" calcext:value-type="float">
            <text:p>12.0941255092621</text:p>
          </table:table-cell>
          <table:table-cell office:value-type="float" office:value="12.8127069473267" calcext:value-type="float">
            <text:p>12.8127069473267</text:p>
          </table:table-cell>
          <table:table-cell office:value-type="float" office:value="13.5384926795959" calcext:value-type="float">
            <text:p>13.5384926795959</text:p>
          </table:table-cell>
          <table:table-cell office:value-type="float" office:value="14.2375960350037" calcext:value-type="float">
            <text:p>14.2375960350037</text:p>
          </table:table-cell>
          <table:table-cell office:value-type="float" office:value="15.0174651145935" calcext:value-type="float">
            <text:p>15.0174651145935</text:p>
          </table:table-cell>
          <table:table-cell office:value-type="float" office:value="15.835098028183" calcext:value-type="float">
            <text:p>15.835098028183</text:p>
          </table:table-cell>
          <table:table-cell office:value-type="float" office:value="16.584493637085" calcext:value-type="float">
            <text:p>16.584493637085</text:p>
          </table:table-cell>
          <table:table-cell office:value-type="float" office:value="17.3568110466003" calcext:value-type="float">
            <text:p>17.3568110466003</text:p>
          </table:table-cell>
          <table:table-cell office:value-type="float" office:value="18.1252973079681" calcext:value-type="float">
            <text:p>18.1252973079681</text:p>
          </table:table-cell>
          <table:table-cell office:value-type="float" office:value="18.8893716335297" calcext:value-type="float">
            <text:p>18.8893716335297</text:p>
          </table:table-cell>
          <table:table-cell office:value-type="float" office:value="19.6536509990692" calcext:value-type="float">
            <text:p>19.6536509990692</text:p>
          </table:table-cell>
          <table:table-cell office:value-type="float" office:value="20.3733053207397" calcext:value-type="float">
            <text:p>20.3733053207397</text:p>
          </table:table-cell>
          <table:table-cell office:value-type="float" office:value="21.1129412651062" calcext:value-type="float">
            <text:p>21.1129412651062</text:p>
          </table:table-cell>
          <table:table-cell office:value-type="float" office:value="21.9019343852997" calcext:value-type="float">
            <text:p>21.9019343852997</text:p>
          </table:table-cell>
          <table:table-cell office:value-type="float" office:value="22.7576501369476" calcext:value-type="float">
            <text:p>22.7576501369476</text:p>
          </table:table-cell>
          <table:table-cell office:value-type="float" office:value="23.5543944835663" calcext:value-type="float">
            <text:p>23.5543944835663</text:p>
          </table:table-cell>
          <table:table-cell office:value-type="float" office:value="24.4416470527649" calcext:value-type="float">
            <text:p>24.4416470527649</text:p>
          </table:table-cell>
          <table:table-cell office:value-type="float" office:value="25.3424763679504" calcext:value-type="float">
            <text:p>25.3424763679504</text:p>
          </table:table-cell>
          <table:table-cell office:value-type="float" office:value="26.2567126750946" calcext:value-type="float">
            <text:p>26.2567126750946</text:p>
          </table:table-cell>
          <table:table-cell office:value-type="float" office:value="27.1255347728729" calcext:value-type="float">
            <text:p>27.1255347728729</text:p>
          </table:table-cell>
          <table:table-cell office:value-type="float" office:value="27.9776999950409" calcext:value-type="float">
            <text:p>27.9776999950409</text:p>
          </table:table-cell>
          <table:table-cell office:value-type="float" office:value="28.8094217777252" calcext:value-type="float">
            <text:p>28.8094217777252</text:p>
          </table:table-cell>
          <table:table-cell office:value-type="float" office:value="29.6644599437714" calcext:value-type="float">
            <text:p>29.6644599437714</text:p>
          </table:table-cell>
          <table:table-cell office:value-type="float" office:value="30.6047146320343" calcext:value-type="float">
            <text:p>30.6047146320343</text:p>
          </table:table-cell>
          <table:table-cell office:value-type="float" office:value="31.5064241886139" calcext:value-type="float">
            <text:p>31.5064241886139</text:p>
          </table:table-cell>
          <table:table-cell office:value-type="float" office:value="32.3173487186432" calcext:value-type="float">
            <text:p>32.3173487186432</text:p>
          </table:table-cell>
          <table:table-cell office:value-type="float" office:value="33.2131571769714" calcext:value-type="float">
            <text:p>33.2131571769714</text:p>
          </table:table-cell>
          <table:table-cell office:value-type="float" office:value="34.0862998962402" calcext:value-type="float">
            <text:p>34.0862998962402</text:p>
          </table:table-cell>
          <table:table-cell office:value-type="float" office:value="34.9796841144562" calcext:value-type="float">
            <text:p>34.9796841144562</text:p>
          </table:table-cell>
          <table:table-cell office:value-type="float" office:value="35.8195106983185" calcext:value-type="float">
            <text:p>35.8195106983185</text:p>
          </table:table-cell>
          <table:table-cell office:value-type="float" office:value="36.7352111339569" calcext:value-type="float">
            <text:p>36.7352111339569</text:p>
          </table:table-cell>
          <table:table-cell office:value-type="float" office:value="37.7350676059723" calcext:value-type="float">
            <text:p>37.7350676059723</text:p>
          </table:table-cell>
          <table:table-cell office:value-type="float" office:value="38.7056503295898" calcext:value-type="float">
            <text:p>38.7056503295898</text:p>
          </table:table-cell>
          <table:table-cell office:value-type="float" office:value="39.7290878295898" calcext:value-type="float">
            <text:p>39.7290878295898</text:p>
          </table:table-cell>
          <table:table-cell office:value-type="float" office:value="40.7444040775299" calcext:value-type="float">
            <text:p>40.7444040775299</text:p>
          </table:table-cell>
          <table:table-cell office:value-type="float" office:value="41.7105748653412" calcext:value-type="float">
            <text:p>41.7105748653412</text:p>
          </table:table-cell>
          <table:table-cell office:value-type="float" office:value="42.5787880420685" calcext:value-type="float">
            <text:p>42.5787880420685</text:p>
          </table:table-cell>
          <table:table-cell office:value-type="float" office:value="43.6134009361267" calcext:value-type="float">
            <text:p>43.6134009361267</text:p>
          </table:table-cell>
          <table:table-cell office:value-type="float" office:value="44.4785182476044" calcext:value-type="float">
            <text:p>44.4785182476044</text:p>
          </table:table-cell>
          <table:table-cell office:value-type="float" office:value="45.4885625839233" calcext:value-type="float">
            <text:p>45.4885625839233</text:p>
          </table:table-cell>
          <table:table-cell office:value-type="float" office:value="46.5550572872162" calcext:value-type="float">
            <text:p>46.5550572872162</text:p>
          </table:table-cell>
          <table:table-cell office:value-type="float" office:value="47.7258214950562" calcext:value-type="float">
            <text:p>47.7258214950562</text:p>
          </table:table-cell>
          <table:table-cell office:value-type="float" office:value="48.9293675422668" calcext:value-type="float">
            <text:p>48.9293675422668</text:p>
          </table:table-cell>
          <table:table-cell office:value-type="float" office:value="50.0238840579987" calcext:value-type="float">
            <text:p>50.0238840579987</text:p>
          </table:table-cell>
          <table:table-cell office:value-type="float" office:value="51.0866506099701" calcext:value-type="float">
            <text:p>51.0866506099701</text:p>
          </table:table-cell>
          <table:table-cell office:value-type="float" office:value="52.0733346939087" calcext:value-type="float">
            <text:p>52.0733346939087</text:p>
          </table:table-cell>
          <table:table-cell office:value-type="float" office:value="53.1024100780487" calcext:value-type="float">
            <text:p>53.1024100780487</text:p>
          </table:table-cell>
          <table:table-cell office:value-type="float" office:value="54.3623099327087" calcext:value-type="float">
            <text:p>54.3623099327087</text:p>
          </table:table-cell>
          <table:table-cell office:value-type="float" office:value="55.5001554489136" calcext:value-type="float">
            <text:p>55.5001554489136</text:p>
          </table:table-cell>
          <table:table-cell office:value-type="float" office:value="56.6415355205536" calcext:value-type="float">
            <text:p>56.6415355205536</text:p>
          </table:table-cell>
          <table:table-cell office:value-type="float" office:value="57.77113032341" calcext:value-type="float">
            <text:p>57.77113032341</text:p>
          </table:table-cell>
          <table:table-cell office:value-type="float" office:value="58.8423712253571" calcext:value-type="float">
            <text:p>58.8423712253571</text:p>
          </table:table-cell>
          <table:table-cell office:value-type="float" office:value="59.9133958816528" calcext:value-type="float">
            <text:p>59.9133958816528</text:p>
          </table:table-cell>
          <table:table-cell office:value-type="float" office:value="60.9725823402405" calcext:value-type="float">
            <text:p>60.9725823402405</text:p>
          </table:table-cell>
          <table:table-cell office:value-type="float" office:value="61.9596629142761" calcext:value-type="float">
            <text:p>61.9596629142761</text:p>
          </table:table-cell>
          <table:table-cell office:value-type="float" office:value="62.964225769043" calcext:value-type="float">
            <text:p>62.964225769043</text:p>
          </table:table-cell>
          <table:table-cell office:value-type="float" office:value="63.9738018512726" calcext:value-type="float">
            <text:p>63.9738018512726</text:p>
          </table:table-cell>
          <table:table-cell office:value-type="float" office:value="65.1449534893036" calcext:value-type="float">
            <text:p>65.1449534893036</text:p>
          </table:table-cell>
          <table:table-cell office:value-type="float" office:value="66.1142196655274" calcext:value-type="float">
            <text:p>66.1142196655274</text:p>
          </table:table-cell>
          <table:table-cell office:value-type="float" office:value="67.4385788440704" calcext:value-type="float">
            <text:p>67.4385788440704</text:p>
          </table:table-cell>
          <table:table-cell office:value-type="float" office:value="68.5510656833649" calcext:value-type="float">
            <text:p>68.5510656833649</text:p>
          </table:table-cell>
          <table:table-cell office:value-type="float" office:value="69.8832573890686" calcext:value-type="float">
            <text:p>69.8832573890686</text:p>
          </table:table-cell>
          <table:table-cell office:value-type="float" office:value="71.1130709648132" calcext:value-type="float">
            <text:p>71.1130709648132</text:p>
          </table:table-cell>
          <table:table-cell office:value-type="float" office:value="72.2468883991242" calcext:value-type="float">
            <text:p>72.2468883991242</text:p>
          </table:table-cell>
          <table:table-cell office:value-type="float" office:value="73.322265625" calcext:value-type="float">
            <text:p>73.322265625</text:p>
          </table:table-cell>
          <table:table-cell office:value-type="float" office:value="74.5018167495728" calcext:value-type="float">
            <text:p>74.5018167495728</text:p>
          </table:table-cell>
          <table:table-cell office:value-type="float" office:value="75.6531004905701" calcext:value-type="float">
            <text:p>75.6531004905701</text:p>
          </table:table-cell>
          <table:table-cell office:value-type="float" office:value="76.8813905715942" calcext:value-type="float">
            <text:p>76.8813905715942</text:p>
          </table:table-cell>
          <table:table-cell office:value-type="float" office:value="78.2778191566467" calcext:value-type="float">
            <text:p>78.2778191566467</text:p>
          </table:table-cell>
          <table:table-cell office:value-type="float" office:value="79.5639817714691" calcext:value-type="float">
            <text:p>79.5639817714691</text:p>
          </table:table-cell>
          <table:table-cell office:value-type="float" office:value="80.7302131652832" calcext:value-type="float">
            <text:p>80.7302131652832</text:p>
          </table:table-cell>
          <table:table-cell office:value-type="float" office:value="81.9857487678528" calcext:value-type="float">
            <text:p>81.9857487678528</text:p>
          </table:table-cell>
        </table:table-row>
        <table:table-row table:style-name="ro1">
          <table:table-cell office:value-type="float" office:value="0.0219249725341797" calcext:value-type="float">
            <text:p>0.02192497253418</text:p>
          </table:table-cell>
          <table:table-cell office:value-type="float" office:value="0.0505056381225586" calcext:value-type="float">
            <text:p>0.050505638122559</text:p>
          </table:table-cell>
          <table:table-cell office:value-type="float" office:value="0.086068868637085" calcext:value-type="float">
            <text:p>0.086068868637085</text:p>
          </table:table-cell>
          <table:table-cell office:value-type="float" office:value="0.128308296203613" calcext:value-type="float">
            <text:p>0.128308296203613</text:p>
          </table:table-cell>
          <table:table-cell office:value-type="float" office:value="0.19732928276062" calcext:value-type="float">
            <text:p>0.19732928276062</text:p>
          </table:table-cell>
          <table:table-cell office:value-type="float" office:value="0.284292221069336" calcext:value-type="float">
            <text:p>0.284292221069336</text:p>
          </table:table-cell>
          <table:table-cell office:value-type="float" office:value="0.391734600067139" calcext:value-type="float">
            <text:p>0.391734600067139</text:p>
          </table:table-cell>
          <table:table-cell office:value-type="float" office:value="0.598819971084595" calcext:value-type="float">
            <text:p>0.598819971084595</text:p>
          </table:table-cell>
          <table:table-cell office:value-type="float" office:value="0.935577154159546" calcext:value-type="float">
            <text:p>0.935577154159546</text:p>
          </table:table-cell>
          <table:table-cell office:value-type="float" office:value="1.34113383293152" calcext:value-type="float">
            <text:p>1.34113383293152</text:p>
          </table:table-cell>
          <table:table-cell office:value-type="float" office:value="1.72646188735962" calcext:value-type="float">
            <text:p>1.72646188735962</text:p>
          </table:table-cell>
          <table:table-cell office:value-type="float" office:value="2.22715950012207" calcext:value-type="float">
            <text:p>2.22715950012207</text:p>
          </table:table-cell>
          <table:table-cell office:value-type="float" office:value="2.66772031784058" calcext:value-type="float">
            <text:p>2.66772031784058</text:p>
          </table:table-cell>
          <table:table-cell office:value-type="float" office:value="3.21288108825684" calcext:value-type="float">
            <text:p>3.21288108825684</text:p>
          </table:table-cell>
          <table:table-cell office:value-type="float" office:value="3.64767003059387" calcext:value-type="float">
            <text:p>3.64767003059387</text:p>
          </table:table-cell>
          <table:table-cell office:value-type="float" office:value="4.22759962081909" calcext:value-type="float">
            <text:p>4.22759962081909</text:p>
          </table:table-cell>
          <table:table-cell office:value-type="float" office:value="4.82467174530029" calcext:value-type="float">
            <text:p>4.82467174530029</text:p>
          </table:table-cell>
          <table:table-cell office:value-type="float" office:value="5.39038991928101" calcext:value-type="float">
            <text:p>5.39038991928101</text:p>
          </table:table-cell>
          <table:table-cell office:value-type="float" office:value="5.95785593986511" calcext:value-type="float">
            <text:p>5.95785593986511</text:p>
          </table:table-cell>
          <table:table-cell office:value-type="float" office:value="6.53183650970459" calcext:value-type="float">
            <text:p>6.53183650970459</text:p>
          </table:table-cell>
          <table:table-cell office:value-type="float" office:value="7.13550162315369" calcext:value-type="float">
            <text:p>7.13550162315369</text:p>
          </table:table-cell>
          <table:table-cell office:value-type="float" office:value="7.74135684967041" calcext:value-type="float">
            <text:p>7.74135684967041</text:p>
          </table:table-cell>
          <table:table-cell office:value-type="float" office:value="8.3720109462738" calcext:value-type="float">
            <text:p>8.3720109462738</text:p>
          </table:table-cell>
          <table:table-cell office:value-type="float" office:value="9.09585475921631" calcext:value-type="float">
            <text:p>9.09585475921631</text:p>
          </table:table-cell>
          <table:table-cell office:value-type="float" office:value="9.77259969711304" calcext:value-type="float">
            <text:p>9.77259969711304</text:p>
          </table:table-cell>
          <table:table-cell office:value-type="float" office:value="10.4347598552704" calcext:value-type="float">
            <text:p>10.4347598552704</text:p>
          </table:table-cell>
          <table:table-cell office:value-type="float" office:value="11.0867280960083" calcext:value-type="float">
            <text:p>11.0867280960083</text:p>
          </table:table-cell>
          <table:table-cell office:value-type="float" office:value="11.7355930805206" calcext:value-type="float">
            <text:p>11.7355930805206</text:p>
          </table:table-cell>
          <table:table-cell office:value-type="float" office:value="12.4118258953094" calcext:value-type="float">
            <text:p>12.4118258953094</text:p>
          </table:table-cell>
          <table:table-cell office:value-type="float" office:value="13.0850532054901" calcext:value-type="float">
            <text:p>13.0850532054901</text:p>
          </table:table-cell>
          <table:table-cell office:value-type="float" office:value="13.7741930484772" calcext:value-type="float">
            <text:p>13.7741930484772</text:p>
          </table:table-cell>
          <table:table-cell office:value-type="float" office:value="14.4304423332214" calcext:value-type="float">
            <text:p>14.4304423332214</text:p>
          </table:table-cell>
          <table:table-cell office:value-type="float" office:value="15.2609357833862" calcext:value-type="float">
            <text:p>15.2609357833862</text:p>
          </table:table-cell>
          <table:table-cell office:value-type="float" office:value="15.9994795322418" calcext:value-type="float">
            <text:p>15.9994795322418</text:p>
          </table:table-cell>
          <table:table-cell office:value-type="float" office:value="16.7645425796509" calcext:value-type="float">
            <text:p>16.7645425796509</text:p>
          </table:table-cell>
          <table:table-cell office:value-type="float" office:value="17.5778975486755" calcext:value-type="float">
            <text:p>17.5778975486755</text:p>
          </table:table-cell>
          <table:table-cell office:value-type="float" office:value="18.4179468154907" calcext:value-type="float">
            <text:p>18.4179468154907</text:p>
          </table:table-cell>
          <table:table-cell office:value-type="float" office:value="19.1506071090698" calcext:value-type="float">
            <text:p>19.1506071090698</text:p>
          </table:table-cell>
          <table:table-cell office:value-type="float" office:value="19.9956278800964" calcext:value-type="float">
            <text:p>19.9956278800964</text:p>
          </table:table-cell>
          <table:table-cell office:value-type="float" office:value="20.7920234203339" calcext:value-type="float">
            <text:p>20.7920234203339</text:p>
          </table:table-cell>
          <table:table-cell office:value-type="float" office:value="21.5808365345001" calcext:value-type="float">
            <text:p>21.5808365345001</text:p>
          </table:table-cell>
          <table:table-cell office:value-type="float" office:value="22.3681209087372" calcext:value-type="float">
            <text:p>22.3681209087372</text:p>
          </table:table-cell>
          <table:table-cell office:value-type="float" office:value="23.2411906719208" calcext:value-type="float">
            <text:p>23.2411906719208</text:p>
          </table:table-cell>
          <table:table-cell office:value-type="float" office:value="24.1237120628357" calcext:value-type="float">
            <text:p>24.1237120628357</text:p>
          </table:table-cell>
          <table:table-cell office:value-type="float" office:value="24.9497783184052" calcext:value-type="float">
            <text:p>24.9497783184052</text:p>
          </table:table-cell>
          <table:table-cell office:value-type="float" office:value="25.7812139987946" calcext:value-type="float">
            <text:p>25.7812139987946</text:p>
          </table:table-cell>
          <table:table-cell office:value-type="float" office:value="26.6245658397675" calcext:value-type="float">
            <text:p>26.6245658397675</text:p>
          </table:table-cell>
          <table:table-cell office:value-type="float" office:value="27.4714431762695" calcext:value-type="float">
            <text:p>27.4714431762695</text:p>
          </table:table-cell>
          <table:table-cell office:value-type="float" office:value="28.2694783210754" calcext:value-type="float">
            <text:p>28.2694783210754</text:p>
          </table:table-cell>
          <table:table-cell office:value-type="float" office:value="29.0559844970703" calcext:value-type="float">
            <text:p>29.0559844970703</text:p>
          </table:table-cell>
          <table:table-cell office:value-type="float" office:value="29.9416697025299" calcext:value-type="float">
            <text:p>29.9416697025299</text:p>
          </table:table-cell>
          <table:table-cell office:value-type="float" office:value="30.818302154541" calcext:value-type="float">
            <text:p>30.818302154541</text:p>
          </table:table-cell>
          <table:table-cell office:value-type="float" office:value="31.7523164749146" calcext:value-type="float">
            <text:p>31.7523164749146</text:p>
          </table:table-cell>
          <table:table-cell office:value-type="float" office:value="32.6954348087311" calcext:value-type="float">
            <text:p>32.6954348087311</text:p>
          </table:table-cell>
          <table:table-cell office:value-type="float" office:value="33.6167280673981" calcext:value-type="float">
            <text:p>33.6167280673981</text:p>
          </table:table-cell>
          <table:table-cell office:value-type="float" office:value="34.6316022872925" calcext:value-type="float">
            <text:p>34.6316022872925</text:p>
          </table:table-cell>
          <table:table-cell office:value-type="float" office:value="35.5459485054016" calcext:value-type="float">
            <text:p>35.5459485054016</text:p>
          </table:table-cell>
          <table:table-cell office:value-type="float" office:value="36.4568147659302" calcext:value-type="float">
            <text:p>36.4568147659302</text:p>
          </table:table-cell>
          <table:table-cell office:value-type="float" office:value="37.292578458786" calcext:value-type="float">
            <text:p>37.292578458786</text:p>
          </table:table-cell>
          <table:table-cell office:value-type="float" office:value="38.1821641921997" calcext:value-type="float">
            <text:p>38.1821641921997</text:p>
          </table:table-cell>
          <table:table-cell office:value-type="float" office:value="39.1003696918488" calcext:value-type="float">
            <text:p>39.1003696918488</text:p>
          </table:table-cell>
          <table:table-cell office:value-type="float" office:value="40.113404750824" calcext:value-type="float">
            <text:p>40.113404750824</text:p>
          </table:table-cell>
          <table:table-cell office:value-type="float" office:value="41.0680687427521" calcext:value-type="float">
            <text:p>41.0680687427521</text:p>
          </table:table-cell>
          <table:table-cell office:value-type="float" office:value="41.9308757781982" calcext:value-type="float">
            <text:p>41.9308757781982</text:p>
          </table:table-cell>
          <table:table-cell office:value-type="float" office:value="42.9002685546875" calcext:value-type="float">
            <text:p>42.9002685546875</text:p>
          </table:table-cell>
          <table:table-cell office:value-type="float" office:value="43.9177048206329" calcext:value-type="float">
            <text:p>43.9177048206329</text:p>
          </table:table-cell>
          <table:table-cell office:value-type="float" office:value="44.8827323913574" calcext:value-type="float">
            <text:p>44.8827323913574</text:p>
          </table:table-cell>
          <table:table-cell office:value-type="float" office:value="45.8003706932068" calcext:value-type="float">
            <text:p>45.8003706932068</text:p>
          </table:table-cell>
          <table:table-cell office:value-type="float" office:value="46.8153116703033" calcext:value-type="float">
            <text:p>46.8153116703033</text:p>
          </table:table-cell>
          <table:table-cell office:value-type="float" office:value="47.6945533752441" calcext:value-type="float">
            <text:p>47.6945533752441</text:p>
          </table:table-cell>
          <table:table-cell office:value-type="float" office:value="48.7077066898346" calcext:value-type="float">
            <text:p>48.7077066898346</text:p>
          </table:table-cell>
          <table:table-cell office:value-type="float" office:value="49.6357445716858" calcext:value-type="float">
            <text:p>49.6357445716858</text:p>
          </table:table-cell>
          <table:table-cell office:value-type="float" office:value="50.7517621517181" calcext:value-type="float">
            <text:p>50.7517621517181</text:p>
          </table:table-cell>
          <table:table-cell office:value-type="float" office:value="51.8974859714508" calcext:value-type="float">
            <text:p>51.8974859714508</text:p>
          </table:table-cell>
          <table:table-cell office:value-type="float" office:value="53.030905008316" calcext:value-type="float">
            <text:p>53.030905008316</text:p>
          </table:table-cell>
          <table:table-cell office:value-type="float" office:value="54.3708703517914" calcext:value-type="float">
            <text:p>54.3708703517914</text:p>
          </table:table-cell>
          <table:table-cell office:value-type="float" office:value="55.5855903625488" calcext:value-type="float">
            <text:p>55.5855903625488</text:p>
          </table:table-cell>
          <table:table-cell office:value-type="float" office:value="56.7896847724915" calcext:value-type="float">
            <text:p>56.7896847724915</text:p>
          </table:table-cell>
          <table:table-cell office:value-type="float" office:value="57.727730512619" calcext:value-type="float">
            <text:p>57.727730512619</text:p>
          </table:table-cell>
          <table:table-cell office:value-type="float" office:value="58.7914707660675" calcext:value-type="float">
            <text:p>58.7914707660675</text:p>
          </table:table-cell>
          <table:table-cell office:value-type="float" office:value="59.8972432613373" calcext:value-type="float">
            <text:p>59.8972432613373</text:p>
          </table:table-cell>
          <table:table-cell office:value-type="float" office:value="61.1025214195251" calcext:value-type="float">
            <text:p>61.1025214195251</text:p>
          </table:table-cell>
          <table:table-cell office:value-type="float" office:value="62.4241251945496" calcext:value-type="float">
            <text:p>62.4241251945496</text:p>
          </table:table-cell>
          <table:table-cell office:value-type="float" office:value="63.6105928421021" calcext:value-type="float">
            <text:p>63.6105928421021</text:p>
          </table:table-cell>
          <table:table-cell office:value-type="float" office:value="64.7356297969818" calcext:value-type="float">
            <text:p>64.7356297969818</text:p>
          </table:table-cell>
          <table:table-cell office:value-type="float" office:value="65.8774275779724" calcext:value-type="float">
            <text:p>65.8774275779724</text:p>
          </table:table-cell>
          <table:table-cell office:value-type="float" office:value="67.1189494132996" calcext:value-type="float">
            <text:p>67.1189494132996</text:p>
          </table:table-cell>
          <table:table-cell office:value-type="float" office:value="68.0737762451172" calcext:value-type="float">
            <text:p>68.0737762451172</text:p>
          </table:table-cell>
          <table:table-cell office:value-type="float" office:value="69.072051525116" calcext:value-type="float">
            <text:p>69.072051525116</text:p>
          </table:table-cell>
          <table:table-cell office:value-type="float" office:value="70.2127614021301" calcext:value-type="float">
            <text:p>70.2127614021301</text:p>
          </table:table-cell>
          <table:table-cell office:value-type="float" office:value="71.3712756633759" calcext:value-type="float">
            <text:p>71.3712756633759</text:p>
          </table:table-cell>
          <table:table-cell office:value-type="float" office:value="72.6354939937592" calcext:value-type="float">
            <text:p>72.6354939937592</text:p>
          </table:table-cell>
          <table:table-cell office:value-type="float" office:value="74.0701463222504" calcext:value-type="float">
            <text:p>74.0701463222504</text:p>
          </table:table-cell>
          <table:table-cell office:value-type="float" office:value="75.4206235408783" calcext:value-type="float">
            <text:p>75.4206235408783</text:p>
          </table:table-cell>
          <table:table-cell office:value-type="float" office:value="76.6373615264893" calcext:value-type="float">
            <text:p>76.6373615264893</text:p>
          </table:table-cell>
          <table:table-cell office:value-type="float" office:value="77.6927409172058" calcext:value-type="float">
            <text:p>77.6927409172058</text:p>
          </table:table-cell>
          <table:table-cell office:value-type="float" office:value="78.8836534023285" calcext:value-type="float">
            <text:p>78.8836534023285</text:p>
          </table:table-cell>
          <table:table-cell office:value-type="float" office:value="80.1853971481323" calcext:value-type="float">
            <text:p>80.1853971481323</text:p>
          </table:table-cell>
          <table:table-cell office:value-type="float" office:value="81.40398478508" calcext:value-type="float">
            <text:p>81.40398478508</text:p>
          </table:table-cell>
          <table:table-cell office:value-type="float" office:value="82.6868884563446" calcext:value-type="float">
            <text:p>82.6868884563446</text:p>
          </table:table-cell>
        </table:table-row>
        <table:table-row table:style-name="ro1">
          <table:table-cell office:value-type="float" office:value="0.02248215675354" calcext:value-type="float">
            <text:p>0.02248215675354</text:p>
          </table:table-cell>
          <table:table-cell office:value-type="float" office:value="0.0528757572174072" calcext:value-type="float">
            <text:p>0.052875757217407</text:p>
          </table:table-cell>
          <table:table-cell office:value-type="float" office:value="0.090416431427002" calcext:value-type="float">
            <text:p>0.090416431427002</text:p>
          </table:table-cell>
          <table:table-cell office:value-type="float" office:value="0.134570837020874" calcext:value-type="float">
            <text:p>0.134570837020874</text:p>
          </table:table-cell>
          <table:table-cell office:value-type="float" office:value="0.235290765762329" calcext:value-type="float">
            <text:p>0.235290765762329</text:p>
          </table:table-cell>
          <table:table-cell office:value-type="float" office:value="0.357824325561523" calcext:value-type="float">
            <text:p>0.357824325561523</text:p>
          </table:table-cell>
          <table:table-cell office:value-type="float" office:value="0.593798398971558" calcext:value-type="float">
            <text:p>0.593798398971558</text:p>
          </table:table-cell>
          <table:table-cell office:value-type="float" office:value="0.930534601211548" calcext:value-type="float">
            <text:p>0.930534601211548</text:p>
          </table:table-cell>
          <table:table-cell office:value-type="float" office:value="1.2637312412262" calcext:value-type="float">
            <text:p>1.2637312412262</text:p>
          </table:table-cell>
          <table:table-cell office:value-type="float" office:value="1.57944226264954" calcext:value-type="float">
            <text:p>1.57944226264954</text:p>
          </table:table-cell>
          <table:table-cell office:value-type="float" office:value="1.92978501319885" calcext:value-type="float">
            <text:p>1.92978501319885</text:p>
          </table:table-cell>
          <table:table-cell office:value-type="float" office:value="2.414386510849" calcext:value-type="float">
            <text:p>2.414386510849</text:p>
          </table:table-cell>
          <table:table-cell office:value-type="float" office:value="2.87578272819519" calcext:value-type="float">
            <text:p>2.87578272819519</text:p>
          </table:table-cell>
          <table:table-cell office:value-type="float" office:value="3.41444802284241" calcext:value-type="float">
            <text:p>3.41444802284241</text:p>
          </table:table-cell>
          <table:table-cell office:value-type="float" office:value="3.83383822441101" calcext:value-type="float">
            <text:p>3.83383822441101</text:p>
          </table:table-cell>
          <table:table-cell office:value-type="float" office:value="4.38364744186401" calcext:value-type="float">
            <text:p>4.38364744186401</text:p>
          </table:table-cell>
          <table:table-cell office:value-type="float" office:value="4.90431356430054" calcext:value-type="float">
            <text:p>4.90431356430054</text:p>
          </table:table-cell>
          <table:table-cell office:value-type="float" office:value="5.4492712020874" calcext:value-type="float">
            <text:p>5.4492712020874</text:p>
          </table:table-cell>
          <table:table-cell office:value-type="float" office:value="6.0096287727356" calcext:value-type="float">
            <text:p>6.0096287727356</text:p>
          </table:table-cell>
          <table:table-cell office:value-type="float" office:value="6.62879657745361" calcext:value-type="float">
            <text:p>6.62879657745361</text:p>
          </table:table-cell>
          <table:table-cell office:value-type="float" office:value="7.19038152694702" calcext:value-type="float">
            <text:p>7.19038152694702</text:p>
          </table:table-cell>
          <table:table-cell office:value-type="float" office:value="7.75989174842835" calcext:value-type="float">
            <text:p>7.75989174842835</text:p>
          </table:table-cell>
          <table:table-cell office:value-type="float" office:value="8.38131546974182" calcext:value-type="float">
            <text:p>8.38131546974182</text:p>
          </table:table-cell>
          <table:table-cell office:value-type="float" office:value="8.98931741714478" calcext:value-type="float">
            <text:p>8.98931741714478</text:p>
          </table:table-cell>
          <table:table-cell office:value-type="float" office:value="9.63537836074829" calcext:value-type="float">
            <text:p>9.63537836074829</text:p>
          </table:table-cell>
          <table:table-cell office:value-type="float" office:value="10.2764642238617" calcext:value-type="float">
            <text:p>10.2764642238617</text:p>
          </table:table-cell>
          <table:table-cell office:value-type="float" office:value="10.9260671138763" calcext:value-type="float">
            <text:p>10.9260671138763</text:p>
          </table:table-cell>
          <table:table-cell office:value-type="float" office:value="11.6236343383789" calcext:value-type="float">
            <text:p>11.6236343383789</text:p>
          </table:table-cell>
          <table:table-cell office:value-type="float" office:value="12.2489340305328" calcext:value-type="float">
            <text:p>12.2489340305328</text:p>
          </table:table-cell>
          <table:table-cell office:value-type="float" office:value="12.9255976676941" calcext:value-type="float">
            <text:p>12.9255976676941</text:p>
          </table:table-cell>
          <table:table-cell office:value-type="float" office:value="13.6110320091248" calcext:value-type="float">
            <text:p>13.6110320091248</text:p>
          </table:table-cell>
          <table:table-cell office:value-type="float" office:value="14.3038735389709" calcext:value-type="float">
            <text:p>14.3038735389709</text:p>
          </table:table-cell>
          <table:table-cell office:value-type="float" office:value="15.0328762531281" calcext:value-type="float">
            <text:p>15.0328762531281</text:p>
          </table:table-cell>
          <table:table-cell office:value-type="float" office:value="15.7020344734192" calcext:value-type="float">
            <text:p>15.7020344734192</text:p>
          </table:table-cell>
          <table:table-cell office:value-type="float" office:value="16.4311604499817" calcext:value-type="float">
            <text:p>16.4311604499817</text:p>
          </table:table-cell>
          <table:table-cell office:value-type="float" office:value="17.1706759929657" calcext:value-type="float">
            <text:p>17.1706759929657</text:p>
          </table:table-cell>
          <table:table-cell office:value-type="float" office:value="17.9456174373627" calcext:value-type="float">
            <text:p>17.9456174373627</text:p>
          </table:table-cell>
          <table:table-cell office:value-type="float" office:value="18.8322803974152" calcext:value-type="float">
            <text:p>18.8322803974152</text:p>
          </table:table-cell>
          <table:table-cell office:value-type="float" office:value="19.623565196991" calcext:value-type="float">
            <text:p>19.623565196991</text:p>
          </table:table-cell>
          <table:table-cell office:value-type="float" office:value="20.4321699142456" calcext:value-type="float">
            <text:p>20.4321699142456</text:p>
          </table:table-cell>
          <table:table-cell office:value-type="float" office:value="21.2296454906464" calcext:value-type="float">
            <text:p>21.2296454906464</text:p>
          </table:table-cell>
          <table:table-cell office:value-type="float" office:value="22.0101435184479" calcext:value-type="float">
            <text:p>22.0101435184479</text:p>
          </table:table-cell>
          <table:table-cell office:value-type="float" office:value="22.7938151359558" calcext:value-type="float">
            <text:p>22.7938151359558</text:p>
          </table:table-cell>
          <table:table-cell office:value-type="float" office:value="23.610643863678" calcext:value-type="float">
            <text:p>23.610643863678</text:p>
          </table:table-cell>
          <table:table-cell office:value-type="float" office:value="24.3965752124786" calcext:value-type="float">
            <text:p>24.3965752124786</text:p>
          </table:table-cell>
          <table:table-cell office:value-type="float" office:value="25.3129484653473" calcext:value-type="float">
            <text:p>25.3129484653473</text:p>
          </table:table-cell>
          <table:table-cell office:value-type="float" office:value="26.1956486701965" calcext:value-type="float">
            <text:p>26.1956486701965</text:p>
          </table:table-cell>
          <table:table-cell office:value-type="float" office:value="27.1264107227325" calcext:value-type="float">
            <text:p>27.1264107227325</text:p>
          </table:table-cell>
          <table:table-cell office:value-type="float" office:value="27.973484992981" calcext:value-type="float">
            <text:p>27.973484992981</text:p>
          </table:table-cell>
          <table:table-cell office:value-type="float" office:value="28.8590712547302" calcext:value-type="float">
            <text:p>28.8590712547302</text:p>
          </table:table-cell>
          <table:table-cell office:value-type="float" office:value="29.685943365097" calcext:value-type="float">
            <text:p>29.685943365097</text:p>
          </table:table-cell>
          <table:table-cell office:value-type="float" office:value="30.6150093078613" calcext:value-type="float">
            <text:p>30.6150093078613</text:p>
          </table:table-cell>
          <table:table-cell office:value-type="float" office:value="31.4367849826813" calcext:value-type="float">
            <text:p>31.4367849826813</text:p>
          </table:table-cell>
          <table:table-cell office:value-type="float" office:value="32.2467384338379" calcext:value-type="float">
            <text:p>32.2467384338379</text:p>
          </table:table-cell>
          <table:table-cell office:value-type="float" office:value="33.2437527179718" calcext:value-type="float">
            <text:p>33.2437527179718</text:p>
          </table:table-cell>
          <table:table-cell office:value-type="float" office:value="34.1768550872803" calcext:value-type="float">
            <text:p>34.1768550872803</text:p>
          </table:table-cell>
          <table:table-cell office:value-type="float" office:value="35.0659437179565" calcext:value-type="float">
            <text:p>35.0659437179565</text:p>
          </table:table-cell>
          <table:table-cell office:value-type="float" office:value="36.0745577812195" calcext:value-type="float">
            <text:p>36.0745577812195</text:p>
          </table:table-cell>
          <table:table-cell office:value-type="float" office:value="36.9984602928162" calcext:value-type="float">
            <text:p>36.9984602928162</text:p>
          </table:table-cell>
          <table:table-cell office:value-type="float" office:value="37.8657648563385" calcext:value-type="float">
            <text:p>37.8657648563385</text:p>
          </table:table-cell>
          <table:table-cell office:value-type="float" office:value="38.8023135662079" calcext:value-type="float">
            <text:p>38.8023135662079</text:p>
          </table:table-cell>
          <table:table-cell office:value-type="float" office:value="39.7177982330322" calcext:value-type="float">
            <text:p>39.7177982330322</text:p>
          </table:table-cell>
          <table:table-cell office:value-type="float" office:value="40.6932127475739" calcext:value-type="float">
            <text:p>40.6932127475739</text:p>
          </table:table-cell>
          <table:table-cell office:value-type="float" office:value="41.5906865596771" calcext:value-type="float">
            <text:p>41.5906865596771</text:p>
          </table:table-cell>
          <table:table-cell office:value-type="float" office:value="42.5121319293976" calcext:value-type="float">
            <text:p>42.5121319293976</text:p>
          </table:table-cell>
          <table:table-cell office:value-type="float" office:value="43.4763202667236" calcext:value-type="float">
            <text:p>43.4763202667236</text:p>
          </table:table-cell>
          <table:table-cell office:value-type="float" office:value="44.421266078949" calcext:value-type="float">
            <text:p>44.421266078949</text:p>
          </table:table-cell>
          <table:table-cell office:value-type="float" office:value="45.3485207557678" calcext:value-type="float">
            <text:p>45.3485207557678</text:p>
          </table:table-cell>
          <table:table-cell office:value-type="float" office:value="46.5096266269684" calcext:value-type="float">
            <text:p>46.5096266269684</text:p>
          </table:table-cell>
          <table:table-cell office:value-type="float" office:value="47.6716840267181" calcext:value-type="float">
            <text:p>47.6716840267181</text:p>
          </table:table-cell>
          <table:table-cell office:value-type="float" office:value="48.7998683452606" calcext:value-type="float">
            <text:p>48.7998683452606</text:p>
          </table:table-cell>
          <table:table-cell office:value-type="float" office:value="49.8920254707336" calcext:value-type="float">
            <text:p>49.8920254707336</text:p>
          </table:table-cell>
          <table:table-cell office:value-type="float" office:value="51.0339202880859" calcext:value-type="float">
            <text:p>51.0339202880859</text:p>
          </table:table-cell>
          <table:table-cell office:value-type="float" office:value="52.0127050876617" calcext:value-type="float">
            <text:p>52.0127050876617</text:p>
          </table:table-cell>
          <table:table-cell office:value-type="float" office:value="53.0274131298065" calcext:value-type="float">
            <text:p>53.0274131298065</text:p>
          </table:table-cell>
          <table:table-cell office:value-type="float" office:value="54.140191078186" calcext:value-type="float">
            <text:p>54.140191078186</text:p>
          </table:table-cell>
          <table:table-cell office:value-type="float" office:value="55.2595000267029" calcext:value-type="float">
            <text:p>55.2595000267029</text:p>
          </table:table-cell>
          <table:table-cell office:value-type="float" office:value="56.3967216014862" calcext:value-type="float">
            <text:p>56.3967216014862</text:p>
          </table:table-cell>
          <table:table-cell office:value-type="float" office:value="57.5692241191864" calcext:value-type="float">
            <text:p>57.5692241191864</text:p>
          </table:table-cell>
          <table:table-cell office:value-type="float" office:value="58.6791625022888" calcext:value-type="float">
            <text:p>58.6791625022888</text:p>
          </table:table-cell>
          <table:table-cell office:value-type="float" office:value="59.8580906391144" calcext:value-type="float">
            <text:p>59.8580906391144</text:p>
          </table:table-cell>
          <table:table-cell office:value-type="float" office:value="60.8347852230072" calcext:value-type="float">
            <text:p>60.8347852230072</text:p>
          </table:table-cell>
          <table:table-cell office:value-type="float" office:value="61.8016226291657" calcext:value-type="float">
            <text:p>61.8016226291657</text:p>
          </table:table-cell>
          <table:table-cell office:value-type="float" office:value="62.8941717147827" calcext:value-type="float">
            <text:p>62.8941717147827</text:p>
          </table:table-cell>
          <table:table-cell office:value-type="float" office:value="64.0840828418732" calcext:value-type="float">
            <text:p>64.0840828418732</text:p>
          </table:table-cell>
          <table:table-cell office:value-type="float" office:value="65.2218027114868" calcext:value-type="float">
            <text:p>65.2218027114868</text:p>
          </table:table-cell>
          <table:table-cell office:value-type="float" office:value="66.2066628932953" calcext:value-type="float">
            <text:p>66.2066628932953</text:p>
          </table:table-cell>
          <table:table-cell office:value-type="float" office:value="67.4345972537994" calcext:value-type="float">
            <text:p>67.4345972537994</text:p>
          </table:table-cell>
          <table:table-cell office:value-type="float" office:value="68.5395421981812" calcext:value-type="float">
            <text:p>68.5395421981812</text:p>
          </table:table-cell>
          <table:table-cell office:value-type="float" office:value="69.7162215709686" calcext:value-type="float">
            <text:p>69.7162215709686</text:p>
          </table:table-cell>
          <table:table-cell office:value-type="float" office:value="70.9288403987885" calcext:value-type="float">
            <text:p>70.9288403987885</text:p>
          </table:table-cell>
          <table:table-cell office:value-type="float" office:value="72.2017984390259" calcext:value-type="float">
            <text:p>72.2017984390259</text:p>
          </table:table-cell>
          <table:table-cell office:value-type="float" office:value="73.311934709549" calcext:value-type="float">
            <text:p>73.311934709549</text:p>
          </table:table-cell>
          <table:table-cell office:value-type="float" office:value="74.5249309539795" calcext:value-type="float">
            <text:p>74.5249309539795</text:p>
          </table:table-cell>
          <table:table-cell office:value-type="float" office:value="75.9508769512177" calcext:value-type="float">
            <text:p>75.9508769512177</text:p>
          </table:table-cell>
          <table:table-cell office:value-type="float" office:value="77.1635317802429" calcext:value-type="float">
            <text:p>77.1635317802429</text:p>
          </table:table-cell>
          <table:table-cell office:value-type="float" office:value="78.2526168823242" calcext:value-type="float">
            <text:p>78.2526168823242</text:p>
          </table:table-cell>
          <table:table-cell office:value-type="float" office:value="79.338508605957" calcext:value-type="float">
            <text:p>79.338508605957</text:p>
          </table:table-cell>
          <table:table-cell office:value-type="float" office:value="80.6251118183136" calcext:value-type="float">
            <text:p>80.6251118183136</text:p>
          </table:table-cell>
          <table:table-cell office:value-type="float" office:value="81.7565834522247" calcext:value-type="float">
            <text:p>81.7565834522247</text:p>
          </table:table-cell>
        </table:table-row>
        <table:table-row table:style-name="ro1">
          <table:table-cell office:value-type="float" office:value="0.023423433303833" calcext:value-type="float">
            <text:p>0.023423433303833</text:p>
          </table:table-cell>
          <table:table-cell office:value-type="float" office:value="0.0531463623046875" calcext:value-type="float">
            <text:p>0.053146362304688</text:p>
          </table:table-cell>
          <table:table-cell office:value-type="float" office:value="0.0894346237182617" calcext:value-type="float">
            <text:p>0.089434623718262</text:p>
          </table:table-cell>
          <table:table-cell office:value-type="float" office:value="0.132363080978394" calcext:value-type="float">
            <text:p>0.132363080978394</text:p>
          </table:table-cell>
          <table:table-cell office:value-type="float" office:value="0.218506097793579" calcext:value-type="float">
            <text:p>0.218506097793579</text:p>
          </table:table-cell>
          <table:table-cell office:value-type="float" office:value="0.309824228286743" calcext:value-type="float">
            <text:p>0.309824228286743</text:p>
          </table:table-cell>
          <table:table-cell office:value-type="float" office:value="0.493242979049683" calcext:value-type="float">
            <text:p>0.493242979049683</text:p>
          </table:table-cell>
          <table:table-cell office:value-type="float" office:value="0.637065410614014" calcext:value-type="float">
            <text:p>0.637065410614014</text:p>
          </table:table-cell>
          <table:table-cell office:value-type="float" office:value="0.872993230819702" calcext:value-type="float">
            <text:p>0.872993230819702</text:p>
          </table:table-cell>
          <table:table-cell office:value-type="float" office:value="1.25722503662109" calcext:value-type="float">
            <text:p>1.25722503662109</text:p>
          </table:table-cell>
          <table:table-cell office:value-type="float" office:value="1.66514420509338" calcext:value-type="float">
            <text:p>1.66514420509338</text:p>
          </table:table-cell>
          <table:table-cell office:value-type="float" office:value="1.94051575660706" calcext:value-type="float">
            <text:p>1.94051575660706</text:p>
          </table:table-cell>
          <table:table-cell office:value-type="float" office:value="2.32355761528015" calcext:value-type="float">
            <text:p>2.32355761528015</text:p>
          </table:table-cell>
          <table:table-cell office:value-type="float" office:value="2.81669044494629" calcext:value-type="float">
            <text:p>2.81669044494629</text:p>
          </table:table-cell>
          <table:table-cell office:value-type="float" office:value="3.29961156845093" calcext:value-type="float">
            <text:p>3.29961156845093</text:p>
          </table:table-cell>
          <table:table-cell office:value-type="float" office:value="3.81032085418701" calcext:value-type="float">
            <text:p>3.81032085418701</text:p>
          </table:table-cell>
          <table:table-cell office:value-type="float" office:value="4.35300779342651" calcext:value-type="float">
            <text:p>4.35300779342651</text:p>
          </table:table-cell>
          <table:table-cell office:value-type="float" office:value="4.90827393531799" calcext:value-type="float">
            <text:p>4.90827393531799</text:p>
          </table:table-cell>
          <table:table-cell office:value-type="float" office:value="5.37715435028076" calcext:value-type="float">
            <text:p>5.37715435028076</text:p>
          </table:table-cell>
          <table:table-cell office:value-type="float" office:value="5.90728902816772" calcext:value-type="float">
            <text:p>5.90728902816772</text:p>
          </table:table-cell>
          <table:table-cell office:value-type="float" office:value="6.42126750946045" calcext:value-type="float">
            <text:p>6.42126750946045</text:p>
          </table:table-cell>
          <table:table-cell office:value-type="float" office:value="6.97856068611145" calcext:value-type="float">
            <text:p>6.97856068611145</text:p>
          </table:table-cell>
          <table:table-cell office:value-type="float" office:value="7.56529831886292" calcext:value-type="float">
            <text:p>7.56529831886292</text:p>
          </table:table-cell>
          <table:table-cell office:value-type="float" office:value="8.19954228401184" calcext:value-type="float">
            <text:p>8.19954228401184</text:p>
          </table:table-cell>
          <table:table-cell office:value-type="float" office:value="8.81297898292542" calcext:value-type="float">
            <text:p>8.81297898292542</text:p>
          </table:table-cell>
          <table:table-cell office:value-type="float" office:value="9.46379923820496" calcext:value-type="float">
            <text:p>9.46379923820496</text:p>
          </table:table-cell>
          <table:table-cell office:value-type="float" office:value="10.1213686466217" calcext:value-type="float">
            <text:p>10.1213686466217</text:p>
          </table:table-cell>
          <table:table-cell office:value-type="float" office:value="10.7788643836975" calcext:value-type="float">
            <text:p>10.7788643836975</text:p>
          </table:table-cell>
          <table:table-cell office:value-type="float" office:value="11.4028298854828" calcext:value-type="float">
            <text:p>11.4028298854828</text:p>
          </table:table-cell>
          <table:table-cell office:value-type="float" office:value="12.0868434906006" calcext:value-type="float">
            <text:p>12.0868434906006</text:p>
          </table:table-cell>
          <table:table-cell office:value-type="float" office:value="12.7932276725769" calcext:value-type="float">
            <text:p>12.7932276725769</text:p>
          </table:table-cell>
          <table:table-cell office:value-type="float" office:value="13.5593519210815" calcext:value-type="float">
            <text:p>13.5593519210815</text:p>
          </table:table-cell>
          <table:table-cell office:value-type="float" office:value="14.3520336151123" calcext:value-type="float">
            <text:p>14.3520336151123</text:p>
          </table:table-cell>
          <table:table-cell office:value-type="float" office:value="15.0695288181305" calcext:value-type="float">
            <text:p>15.0695288181305</text:p>
          </table:table-cell>
          <table:table-cell office:value-type="float" office:value="15.7727906703949" calcext:value-type="float">
            <text:p>15.7727906703949</text:p>
          </table:table-cell>
          <table:table-cell office:value-type="float" office:value="16.5770807266235" calcext:value-type="float">
            <text:p>16.5770807266235</text:p>
          </table:table-cell>
          <table:table-cell office:value-type="float" office:value="17.3179638385773" calcext:value-type="float">
            <text:p>17.3179638385773</text:p>
          </table:table-cell>
          <table:table-cell office:value-type="float" office:value="18.0876710414886" calcext:value-type="float">
            <text:p>18.0876710414886</text:p>
          </table:table-cell>
          <table:table-cell office:value-type="float" office:value="18.8165676593781" calcext:value-type="float">
            <text:p>18.8165676593781</text:p>
          </table:table-cell>
          <table:table-cell office:value-type="float" office:value="19.5723440647125" calcext:value-type="float">
            <text:p>19.5723440647125</text:p>
          </table:table-cell>
          <table:table-cell office:value-type="float" office:value="20.4115977287292" calcext:value-type="float">
            <text:p>20.4115977287292</text:p>
          </table:table-cell>
          <table:table-cell office:value-type="float" office:value="21.2650084495544" calcext:value-type="float">
            <text:p>21.2650084495544</text:p>
          </table:table-cell>
          <table:table-cell office:value-type="float" office:value="22.108719587326" calcext:value-type="float">
            <text:p>22.108719587326</text:p>
          </table:table-cell>
          <table:table-cell office:value-type="float" office:value="22.9506273269653" calcext:value-type="float">
            <text:p>22.9506273269653</text:p>
          </table:table-cell>
          <table:table-cell office:value-type="float" office:value="23.8286919593811" calcext:value-type="float">
            <text:p>23.8286919593811</text:p>
          </table:table-cell>
          <table:table-cell office:value-type="float" office:value="24.7181022167206" calcext:value-type="float">
            <text:p>24.7181022167206</text:p>
          </table:table-cell>
          <table:table-cell office:value-type="float" office:value="25.5732219219208" calcext:value-type="float">
            <text:p>25.5732219219208</text:p>
          </table:table-cell>
          <table:table-cell office:value-type="float" office:value="26.4297542572021" calcext:value-type="float">
            <text:p>26.4297542572021</text:p>
          </table:table-cell>
          <table:table-cell office:value-type="float" office:value="27.2989585399628" calcext:value-type="float">
            <text:p>27.2989585399628</text:p>
          </table:table-cell>
          <table:table-cell office:value-type="float" office:value="28.1386921405792" calcext:value-type="float">
            <text:p>28.1386921405792</text:p>
          </table:table-cell>
          <table:table-cell office:value-type="float" office:value="28.9872651100159" calcext:value-type="float">
            <text:p>28.9872651100159</text:p>
          </table:table-cell>
          <table:table-cell office:value-type="float" office:value="29.7526276111603" calcext:value-type="float">
            <text:p>29.7526276111603</text:p>
          </table:table-cell>
          <table:table-cell office:value-type="float" office:value="30.670218706131" calcext:value-type="float">
            <text:p>30.670218706131</text:p>
          </table:table-cell>
          <table:table-cell office:value-type="float" office:value="31.4814245700836" calcext:value-type="float">
            <text:p>31.4814245700836</text:p>
          </table:table-cell>
          <table:table-cell office:value-type="float" office:value="32.4376900196075" calcext:value-type="float">
            <text:p>32.4376900196075</text:p>
          </table:table-cell>
          <table:table-cell office:value-type="float" office:value="33.4473268985748" calcext:value-type="float">
            <text:p>33.4473268985748</text:p>
          </table:table-cell>
          <table:table-cell office:value-type="float" office:value="34.304535150528" calcext:value-type="float">
            <text:p>34.304535150528</text:p>
          </table:table-cell>
          <table:table-cell office:value-type="float" office:value="35.1753776073456" calcext:value-type="float">
            <text:p>35.1753776073456</text:p>
          </table:table-cell>
          <table:table-cell office:value-type="float" office:value="36.0738925933838" calcext:value-type="float">
            <text:p>36.0738925933838</text:p>
          </table:table-cell>
          <table:table-cell office:value-type="float" office:value="37.0687038898468" calcext:value-type="float">
            <text:p>37.0687038898468</text:p>
          </table:table-cell>
          <table:table-cell office:value-type="float" office:value="38.1134858131409" calcext:value-type="float">
            <text:p>38.1134858131409</text:p>
          </table:table-cell>
          <table:table-cell office:value-type="float" office:value="39.0146059989929" calcext:value-type="float">
            <text:p>39.0146059989929</text:p>
          </table:table-cell>
          <table:table-cell office:value-type="float" office:value="39.8452727794647" calcext:value-type="float">
            <text:p>39.8452727794647</text:p>
          </table:table-cell>
          <table:table-cell office:value-type="float" office:value="40.718421459198" calcext:value-type="float">
            <text:p>40.718421459198</text:p>
          </table:table-cell>
          <table:table-cell office:value-type="float" office:value="41.68306016922" calcext:value-type="float">
            <text:p>41.68306016922</text:p>
          </table:table-cell>
          <table:table-cell office:value-type="float" office:value="42.7502074241638" calcext:value-type="float">
            <text:p>42.7502074241638</text:p>
          </table:table-cell>
          <table:table-cell office:value-type="float" office:value="43.7008380889893" calcext:value-type="float">
            <text:p>43.7008380889893</text:p>
          </table:table-cell>
          <table:table-cell office:value-type="float" office:value="44.8413083553314" calcext:value-type="float">
            <text:p>44.8413083553314</text:p>
          </table:table-cell>
          <table:table-cell office:value-type="float" office:value="45.7522745132446" calcext:value-type="float">
            <text:p>45.7522745132446</text:p>
          </table:table-cell>
          <table:table-cell office:value-type="float" office:value="46.764995098114" calcext:value-type="float">
            <text:p>46.764995098114</text:p>
          </table:table-cell>
          <table:table-cell office:value-type="float" office:value="47.7289733886719" calcext:value-type="float">
            <text:p>47.7289733886719</text:p>
          </table:table-cell>
          <table:table-cell office:value-type="float" office:value="48.9224276542664" calcext:value-type="float">
            <text:p>48.9224276542664</text:p>
          </table:table-cell>
          <table:table-cell office:value-type="float" office:value="50.0871551036835" calcext:value-type="float">
            <text:p>50.0871551036835</text:p>
          </table:table-cell>
          <table:table-cell office:value-type="float" office:value="51.2746641635895" calcext:value-type="float">
            <text:p>51.2746641635895</text:p>
          </table:table-cell>
          <table:table-cell office:value-type="float" office:value="52.2950942516327" calcext:value-type="float">
            <text:p>52.2950942516327</text:p>
          </table:table-cell>
          <table:table-cell office:value-type="float" office:value="53.4413886070251" calcext:value-type="float">
            <text:p>53.4413886070251</text:p>
          </table:table-cell>
          <table:table-cell office:value-type="float" office:value="54.494722366333" calcext:value-type="float">
            <text:p>54.494722366333</text:p>
          </table:table-cell>
          <table:table-cell office:value-type="float" office:value="55.8144502639771" calcext:value-type="float">
            <text:p>55.8144502639771</text:p>
          </table:table-cell>
          <table:table-cell office:value-type="float" office:value="57.0686872005463" calcext:value-type="float">
            <text:p>57.0686872005463</text:p>
          </table:table-cell>
          <table:table-cell office:value-type="float" office:value="58.3896520137787" calcext:value-type="float">
            <text:p>58.3896520137787</text:p>
          </table:table-cell>
          <table:table-cell office:value-type="float" office:value="59.5425224304199" calcext:value-type="float">
            <text:p>59.5425224304199</text:p>
          </table:table-cell>
          <table:table-cell office:value-type="float" office:value="60.5165226459503" calcext:value-type="float">
            <text:p>60.5165226459503</text:p>
          </table:table-cell>
          <table:table-cell office:value-type="float" office:value="61.5428819656372" calcext:value-type="float">
            <text:p>61.5428819656372</text:p>
          </table:table-cell>
          <table:table-cell office:value-type="float" office:value="62.6344256401062" calcext:value-type="float">
            <text:p>62.6344256401062</text:p>
          </table:table-cell>
          <table:table-cell office:value-type="float" office:value="63.8241176605225" calcext:value-type="float">
            <text:p>63.8241176605225</text:p>
          </table:table-cell>
          <table:table-cell office:value-type="float" office:value="64.9325082302094" calcext:value-type="float">
            <text:p>64.9325082302094</text:p>
          </table:table-cell>
          <table:table-cell office:value-type="float" office:value="65.9233253002167" calcext:value-type="float">
            <text:p>65.9233253002167</text:p>
          </table:table-cell>
          <table:table-cell office:value-type="float" office:value="67.1187040805817" calcext:value-type="float">
            <text:p>67.1187040805817</text:p>
          </table:table-cell>
          <table:table-cell office:value-type="float" office:value="68.1927030086517" calcext:value-type="float">
            <text:p>68.1927030086517</text:p>
          </table:table-cell>
          <table:table-cell office:value-type="float" office:value="69.4089050292969" calcext:value-type="float">
            <text:p>69.4089050292969</text:p>
          </table:table-cell>
          <table:table-cell office:value-type="float" office:value="70.6162242889404" calcext:value-type="float">
            <text:p>70.6162242889404</text:p>
          </table:table-cell>
          <table:table-cell office:value-type="float" office:value="71.711172580719" calcext:value-type="float">
            <text:p>71.711172580719</text:p>
          </table:table-cell>
          <table:table-cell office:value-type="float" office:value="72.9212508201599" calcext:value-type="float">
            <text:p>72.9212508201599</text:p>
          </table:table-cell>
          <table:table-cell office:value-type="float" office:value="74.1140003204346" calcext:value-type="float">
            <text:p>74.1140003204346</text:p>
          </table:table-cell>
          <table:table-cell office:value-type="float" office:value="75.4536044597626" calcext:value-type="float">
            <text:p>75.4536044597626</text:p>
          </table:table-cell>
          <table:table-cell office:value-type="float" office:value="76.5201408863068" calcext:value-type="float">
            <text:p>76.5201408863068</text:p>
          </table:table-cell>
          <table:table-cell office:value-type="float" office:value="77.5645976066589" calcext:value-type="float">
            <text:p>77.5645976066589</text:p>
          </table:table-cell>
          <table:table-cell office:value-type="float" office:value="78.953418970108" calcext:value-type="float">
            <text:p>78.953418970108</text:p>
          </table:table-cell>
          <table:table-cell office:value-type="float" office:value="80.2047748565674" calcext:value-type="float">
            <text:p>80.2047748565674</text:p>
          </table:table-cell>
          <table:table-cell office:value-type="float" office:value="81.4164335727692" calcext:value-type="float">
            <text:p>81.4164335727692</text:p>
          </table:table-cell>
        </table:table-row>
        <table:table-row table:style-name="ro1">
          <table:table-cell office:value-type="float" office:value="0.0235617160797119" calcext:value-type="float">
            <text:p>0.023561716079712</text:p>
          </table:table-cell>
          <table:table-cell office:value-type="float" office:value="0.0539233684539795" calcext:value-type="float">
            <text:p>0.05392336845398</text:p>
          </table:table-cell>
          <table:table-cell office:value-type="float" office:value="0.0908448696136475" calcext:value-type="float">
            <text:p>0.090844869613648</text:p>
          </table:table-cell>
          <table:table-cell office:value-type="float" office:value="0.133129835128784" calcext:value-type="float">
            <text:p>0.133129835128784</text:p>
          </table:table-cell>
          <table:table-cell office:value-type="float" office:value="0.238089799880981" calcext:value-type="float">
            <text:p>0.238089799880981</text:p>
          </table:table-cell>
          <table:table-cell office:value-type="float" office:value="0.339728355407715" calcext:value-type="float">
            <text:p>0.339728355407715</text:p>
          </table:table-cell>
          <table:table-cell office:value-type="float" office:value="0.483290195465088" calcext:value-type="float">
            <text:p>0.483290195465088</text:p>
          </table:table-cell>
          <table:table-cell office:value-type="float" office:value="0.76426362991333" calcext:value-type="float">
            <text:p>0.76426362991333</text:p>
          </table:table-cell>
          <table:table-cell office:value-type="float" office:value="1.1273877620697" calcext:value-type="float">
            <text:p>1.1273877620697</text:p>
          </table:table-cell>
          <table:table-cell office:value-type="float" office:value="1.3641209602356" calcext:value-type="float">
            <text:p>1.3641209602356</text:p>
          </table:table-cell>
          <table:table-cell office:value-type="float" office:value="1.73497438430786" calcext:value-type="float">
            <text:p>1.73497438430786</text:p>
          </table:table-cell>
          <table:table-cell office:value-type="float" office:value="2.14337086677551" calcext:value-type="float">
            <text:p>2.14337086677551</text:p>
          </table:table-cell>
          <table:table-cell office:value-type="float" office:value="2.6416482925415" calcext:value-type="float">
            <text:p>2.6416482925415</text:p>
          </table:table-cell>
          <table:table-cell office:value-type="float" office:value="3.20267915725708" calcext:value-type="float">
            <text:p>3.20267915725708</text:p>
          </table:table-cell>
          <table:table-cell office:value-type="float" office:value="3.67968726158142" calcext:value-type="float">
            <text:p>3.67968726158142</text:p>
          </table:table-cell>
          <table:table-cell office:value-type="float" office:value="4.23395347595215" calcext:value-type="float">
            <text:p>4.23395347595215</text:p>
          </table:table-cell>
          <table:table-cell office:value-type="float" office:value="4.76009893417358" calcext:value-type="float">
            <text:p>4.76009893417358</text:p>
          </table:table-cell>
          <table:table-cell office:value-type="float" office:value="5.31906986236572" calcext:value-type="float">
            <text:p>5.31906986236572</text:p>
          </table:table-cell>
          <table:table-cell office:value-type="float" office:value="5.90903401374817" calcext:value-type="float">
            <text:p>5.90903401374817</text:p>
          </table:table-cell>
          <table:table-cell office:value-type="float" office:value="6.53059864044189" calcext:value-type="float">
            <text:p>6.53059864044189</text:p>
          </table:table-cell>
          <table:table-cell office:value-type="float" office:value="7.18724226951599" calcext:value-type="float">
            <text:p>7.18724226951599</text:p>
          </table:table-cell>
          <table:table-cell office:value-type="float" office:value="7.84612822532654" calcext:value-type="float">
            <text:p>7.84612822532654</text:p>
          </table:table-cell>
          <table:table-cell office:value-type="float" office:value="8.50652170181274" calcext:value-type="float">
            <text:p>8.50652170181274</text:p>
          </table:table-cell>
          <table:table-cell office:value-type="float" office:value="9.15496873855591" calcext:value-type="float">
            <text:p>9.15496873855591</text:p>
          </table:table-cell>
          <table:table-cell office:value-type="float" office:value="9.76737475395203" calcext:value-type="float">
            <text:p>9.76737475395203</text:p>
          </table:table-cell>
          <table:table-cell office:value-type="float" office:value="10.4099299907684" calcext:value-type="float">
            <text:p>10.4099299907684</text:p>
          </table:table-cell>
          <table:table-cell office:value-type="float" office:value="11.0614385604858" calcext:value-type="float">
            <text:p>11.0614385604858</text:p>
          </table:table-cell>
          <table:table-cell office:value-type="float" office:value="11.7136859893799" calcext:value-type="float">
            <text:p>11.7136859893799</text:p>
          </table:table-cell>
          <table:table-cell office:value-type="float" office:value="12.2961084842682" calcext:value-type="float">
            <text:p>12.2961084842682</text:p>
          </table:table-cell>
          <table:table-cell office:value-type="float" office:value="12.9839644432068" calcext:value-type="float">
            <text:p>12.9839644432068</text:p>
          </table:table-cell>
          <table:table-cell office:value-type="float" office:value="13.6227412223816" calcext:value-type="float">
            <text:p>13.6227412223816</text:p>
          </table:table-cell>
          <table:table-cell office:value-type="float" office:value="14.3345940113068" calcext:value-type="float">
            <text:p>14.3345940113068</text:p>
          </table:table-cell>
          <table:table-cell office:value-type="float" office:value="15.1036927700043" calcext:value-type="float">
            <text:p>15.1036927700043</text:p>
          </table:table-cell>
          <table:table-cell office:value-type="float" office:value="15.8380351066589" calcext:value-type="float">
            <text:p>15.8380351066589</text:p>
          </table:table-cell>
          <table:table-cell office:value-type="float" office:value="16.5934867858887" calcext:value-type="float">
            <text:p>16.5934867858887</text:p>
          </table:table-cell>
          <table:table-cell office:value-type="float" office:value="17.3588073253632" calcext:value-type="float">
            <text:p>17.3588073253632</text:p>
          </table:table-cell>
          <table:table-cell office:value-type="float" office:value="18.2400615215302" calcext:value-type="float">
            <text:p>18.2400615215302</text:p>
          </table:table-cell>
          <table:table-cell office:value-type="float" office:value="18.9951982498169" calcext:value-type="float">
            <text:p>18.9951982498169</text:p>
          </table:table-cell>
          <table:table-cell office:value-type="float" office:value="19.8605563640594" calcext:value-type="float">
            <text:p>19.8605563640594</text:p>
          </table:table-cell>
          <table:table-cell office:value-type="float" office:value="20.7125413417816" calcext:value-type="float">
            <text:p>20.7125413417816</text:p>
          </table:table-cell>
          <table:table-cell office:value-type="float" office:value="21.5272629261017" calcext:value-type="float">
            <text:p>21.5272629261017</text:p>
          </table:table-cell>
          <table:table-cell office:value-type="float" office:value="22.370415687561" calcext:value-type="float">
            <text:p>22.370415687561</text:p>
          </table:table-cell>
          <table:table-cell office:value-type="float" office:value="23.1590170860291" calcext:value-type="float">
            <text:p>23.1590170860291</text:p>
          </table:table-cell>
          <table:table-cell office:value-type="float" office:value="24.0229835510254" calcext:value-type="float">
            <text:p>24.0229835510254</text:p>
          </table:table-cell>
          <table:table-cell office:value-type="float" office:value="24.860214471817" calcext:value-type="float">
            <text:p>24.860214471817</text:p>
          </table:table-cell>
          <table:table-cell office:value-type="float" office:value="25.6590917110443" calcext:value-type="float">
            <text:p>25.6590917110443</text:p>
          </table:table-cell>
          <table:table-cell office:value-type="float" office:value="26.5075736045837" calcext:value-type="float">
            <text:p>26.5075736045837</text:p>
          </table:table-cell>
          <table:table-cell office:value-type="float" office:value="27.3386414051056" calcext:value-type="float">
            <text:p>27.3386414051056</text:p>
          </table:table-cell>
          <table:table-cell office:value-type="float" office:value="28.2605316638947" calcext:value-type="float">
            <text:p>28.2605316638947</text:p>
          </table:table-cell>
          <table:table-cell office:value-type="float" office:value="29.1023371219635" calcext:value-type="float">
            <text:p>29.1023371219635</text:p>
          </table:table-cell>
          <table:table-cell office:value-type="float" office:value="29.9723508358002" calcext:value-type="float">
            <text:p>29.9723508358002</text:p>
          </table:table-cell>
          <table:table-cell office:value-type="float" office:value="30.8881335258484" calcext:value-type="float">
            <text:p>30.8881335258484</text:p>
          </table:table-cell>
          <table:table-cell office:value-type="float" office:value="31.8235464096069" calcext:value-type="float">
            <text:p>31.8235464096069</text:p>
          </table:table-cell>
          <table:table-cell office:value-type="float" office:value="32.7523083686829" calcext:value-type="float">
            <text:p>32.7523083686829</text:p>
          </table:table-cell>
          <table:table-cell office:value-type="float" office:value="33.6751925945282" calcext:value-type="float">
            <text:p>33.6751925945282</text:p>
          </table:table-cell>
          <table:table-cell office:value-type="float" office:value="34.6287500858307" calcext:value-type="float">
            <text:p>34.6287500858307</text:p>
          </table:table-cell>
          <table:table-cell office:value-type="float" office:value="35.4882681369781" calcext:value-type="float">
            <text:p>35.4882681369781</text:p>
          </table:table-cell>
          <table:table-cell office:value-type="float" office:value="36.4696698188782" calcext:value-type="float">
            <text:p>36.4696698188782</text:p>
          </table:table-cell>
          <table:table-cell office:value-type="float" office:value="37.3556249141693" calcext:value-type="float">
            <text:p>37.3556249141693</text:p>
          </table:table-cell>
          <table:table-cell office:value-type="float" office:value="38.2764136791229" calcext:value-type="float">
            <text:p>38.2764136791229</text:p>
          </table:table-cell>
          <table:table-cell office:value-type="float" office:value="39.2509133815765" calcext:value-type="float">
            <text:p>39.2509133815765</text:p>
          </table:table-cell>
          <table:table-cell office:value-type="float" office:value="40.2673606872559" calcext:value-type="float">
            <text:p>40.2673606872559</text:p>
          </table:table-cell>
          <table:table-cell office:value-type="float" office:value="41.1747040748596" calcext:value-type="float">
            <text:p>41.1747040748596</text:p>
          </table:table-cell>
          <table:table-cell office:value-type="float" office:value="42.0664811134338" calcext:value-type="float">
            <text:p>42.0664811134338</text:p>
          </table:table-cell>
          <table:table-cell office:value-type="float" office:value="43.1780426502228" calcext:value-type="float">
            <text:p>43.1780426502228</text:p>
          </table:table-cell>
          <table:table-cell office:value-type="float" office:value="44.1452803611755" calcext:value-type="float">
            <text:p>44.1452803611755</text:p>
          </table:table-cell>
          <table:table-cell office:value-type="float" office:value="45.1369280815125" calcext:value-type="float">
            <text:p>45.1369280815125</text:p>
          </table:table-cell>
          <table:table-cell office:value-type="float" office:value="46.1345298290253" calcext:value-type="float">
            <text:p>46.1345298290253</text:p>
          </table:table-cell>
          <table:table-cell office:value-type="float" office:value="47.1189742088318" calcext:value-type="float">
            <text:p>47.1189742088318</text:p>
          </table:table-cell>
          <table:table-cell office:value-type="float" office:value="48.0867321491242" calcext:value-type="float">
            <text:p>48.0867321491242</text:p>
          </table:table-cell>
          <table:table-cell office:value-type="float" office:value="49.0962910652161" calcext:value-type="float">
            <text:p>49.0962910652161</text:p>
          </table:table-cell>
          <table:table-cell office:value-type="float" office:value="50.0102899074554" calcext:value-type="float">
            <text:p>50.0102899074554</text:p>
          </table:table-cell>
          <table:table-cell office:value-type="float" office:value="50.9398725032806" calcext:value-type="float">
            <text:p>50.9398725032806</text:p>
          </table:table-cell>
          <table:table-cell office:value-type="float" office:value="52.0588183403015" calcext:value-type="float">
            <text:p>52.0588183403015</text:p>
          </table:table-cell>
          <table:table-cell office:value-type="float" office:value="53.1091461181641" calcext:value-type="float">
            <text:p>53.1091461181641</text:p>
          </table:table-cell>
          <table:table-cell office:value-type="float" office:value="54.1998653411865" calcext:value-type="float">
            <text:p>54.1998653411865</text:p>
          </table:table-cell>
          <table:table-cell office:value-type="float" office:value="55.254243850708" calcext:value-type="float">
            <text:p>55.254243850708</text:p>
          </table:table-cell>
          <table:table-cell office:value-type="float" office:value="56.480110168457" calcext:value-type="float">
            <text:p>56.480110168457</text:p>
          </table:table-cell>
          <table:table-cell office:value-type="float" office:value="57.6226224899292" calcext:value-type="float">
            <text:p>57.6226224899292</text:p>
          </table:table-cell>
          <table:table-cell office:value-type="float" office:value="58.7563683986664" calcext:value-type="float">
            <text:p>58.7563683986664</text:p>
          </table:table-cell>
          <table:table-cell office:value-type="float" office:value="59.8433685302734" calcext:value-type="float">
            <text:p>59.8433685302734</text:p>
          </table:table-cell>
          <table:table-cell office:value-type="float" office:value="60.9327421188354" calcext:value-type="float">
            <text:p>60.9327421188354</text:p>
          </table:table-cell>
          <table:table-cell office:value-type="float" office:value="62.1179995536804" calcext:value-type="float">
            <text:p>62.1179995536804</text:p>
          </table:table-cell>
          <table:table-cell office:value-type="float" office:value="63.2496325969696" calcext:value-type="float">
            <text:p>63.2496325969696</text:p>
          </table:table-cell>
          <table:table-cell office:value-type="float" office:value="64.3383355140686" calcext:value-type="float">
            <text:p>64.3383355140686</text:p>
          </table:table-cell>
          <table:table-cell office:value-type="float" office:value="65.5387578010559" calcext:value-type="float">
            <text:p>65.5387578010559</text:p>
          </table:table-cell>
          <table:table-cell office:value-type="float" office:value="66.784898519516" calcext:value-type="float">
            <text:p>66.784898519516</text:p>
          </table:table-cell>
          <table:table-cell office:value-type="float" office:value="68.0086236000061" calcext:value-type="float">
            <text:p>68.0086236000061</text:p>
          </table:table-cell>
          <table:table-cell office:value-type="float" office:value="69.2542207241058" calcext:value-type="float">
            <text:p>69.2542207241058</text:p>
          </table:table-cell>
          <table:table-cell office:value-type="float" office:value="70.4298450946808" calcext:value-type="float">
            <text:p>70.4298450946808</text:p>
          </table:table-cell>
          <table:table-cell office:value-type="float" office:value="71.7276182174683" calcext:value-type="float">
            <text:p>71.7276182174683</text:p>
          </table:table-cell>
          <table:table-cell office:value-type="float" office:value="73.1240320205689" calcext:value-type="float">
            <text:p>73.1240320205689</text:p>
          </table:table-cell>
          <table:table-cell office:value-type="float" office:value="74.2716856002808" calcext:value-type="float">
            <text:p>74.2716856002808</text:p>
          </table:table-cell>
          <table:table-cell office:value-type="float" office:value="75.4685871601105" calcext:value-type="float">
            <text:p>75.4685871601105</text:p>
          </table:table-cell>
          <table:table-cell office:value-type="float" office:value="76.6919128894806" calcext:value-type="float">
            <text:p>76.6919128894806</text:p>
          </table:table-cell>
          <table:table-cell office:value-type="float" office:value="77.9673829078674" calcext:value-type="float">
            <text:p>77.9673829078674</text:p>
          </table:table-cell>
          <table:table-cell office:value-type="float" office:value="79.1772875785828" calcext:value-type="float">
            <text:p>79.1772875785828</text:p>
          </table:table-cell>
          <table:table-cell office:value-type="float" office:value="80.2703816890717" calcext:value-type="float">
            <text:p>80.2703816890717</text:p>
          </table:table-cell>
          <table:table-cell office:value-type="float" office:value="81.438113451004" calcext:value-type="float">
            <text:p>81.438113451004</text:p>
          </table:table-cell>
          <table:table-cell office:value-type="float" office:value="82.5393092632294" calcext:value-type="float">
            <text:p>82.5393092632294</text:p>
          </table:table-cell>
        </table:table-row>
        <table:table-row table:style-name="ro1">
          <table:table-cell office:value-type="float" office:value="0.0230495929718018" calcext:value-type="float">
            <text:p>0.023049592971802</text:p>
          </table:table-cell>
          <table:table-cell office:value-type="float" office:value="0.0537407398223877" calcext:value-type="float">
            <text:p>0.053740739822388</text:p>
          </table:table-cell>
          <table:table-cell office:value-type="float" office:value="0.0918738842010498" calcext:value-type="float">
            <text:p>0.09187388420105</text:p>
          </table:table-cell>
          <table:table-cell office:value-type="float" office:value="0.146595478057861" calcext:value-type="float">
            <text:p>0.146595478057861</text:p>
          </table:table-cell>
          <table:table-cell office:value-type="float" office:value="0.19675612449646" calcext:value-type="float">
            <text:p>0.19675612449646</text:p>
          </table:table-cell>
          <table:table-cell office:value-type="float" office:value="0.283658742904663" calcext:value-type="float">
            <text:p>0.283658742904663</text:p>
          </table:table-cell>
          <table:table-cell office:value-type="float" office:value="0.379452466964722" calcext:value-type="float">
            <text:p>0.379452466964722</text:p>
          </table:table-cell>
          <table:table-cell office:value-type="float" office:value="0.618674278259277" calcext:value-type="float">
            <text:p>0.618674278259277</text:p>
          </table:table-cell>
          <table:table-cell office:value-type="float" office:value="0.968096733093262" calcext:value-type="float">
            <text:p>0.968096733093262</text:p>
          </table:table-cell>
          <table:table-cell office:value-type="float" office:value="1.14047527313232" calcext:value-type="float">
            <text:p>1.14047527313232</text:p>
          </table:table-cell>
          <table:table-cell office:value-type="float" office:value="1.40361046791077" calcext:value-type="float">
            <text:p>1.40361046791077</text:p>
          </table:table-cell>
          <table:table-cell office:value-type="float" office:value="1.89893245697021" calcext:value-type="float">
            <text:p>1.89893245697021</text:p>
          </table:table-cell>
          <table:table-cell office:value-type="float" office:value="2.45021152496338" calcext:value-type="float">
            <text:p>2.45021152496338</text:p>
          </table:table-cell>
          <table:table-cell office:value-type="float" office:value="3.00316739082336" calcext:value-type="float">
            <text:p>3.00316739082336</text:p>
          </table:table-cell>
          <table:table-cell office:value-type="float" office:value="3.51841115951538" calcext:value-type="float">
            <text:p>3.51841115951538</text:p>
          </table:table-cell>
          <table:table-cell office:value-type="float" office:value="4.07989883422852" calcext:value-type="float">
            <text:p>4.07989883422852</text:p>
          </table:table-cell>
          <table:table-cell office:value-type="float" office:value="4.64478492736816" calcext:value-type="float">
            <text:p>4.64478492736816</text:p>
          </table:table-cell>
          <table:table-cell office:value-type="float" office:value="5.17997598648071" calcext:value-type="float">
            <text:p>5.17997598648071</text:p>
          </table:table-cell>
          <table:table-cell office:value-type="float" office:value="5.70869660377502" calcext:value-type="float">
            <text:p>5.70869660377502</text:p>
          </table:table-cell>
          <table:table-cell office:value-type="float" office:value="6.05044627189636" calcext:value-type="float">
            <text:p>6.05044627189636</text:p>
          </table:table-cell>
          <table:table-cell office:value-type="float" office:value="6.54494142532349" calcext:value-type="float">
            <text:p>6.54494142532349</text:p>
          </table:table-cell>
          <table:table-cell office:value-type="float" office:value="7.1429648399353" calcext:value-type="float">
            <text:p>7.1429648399353</text:p>
          </table:table-cell>
          <table:table-cell office:value-type="float" office:value="7.61807012557983" calcext:value-type="float">
            <text:p>7.61807012557983</text:p>
          </table:table-cell>
          <table:table-cell office:value-type="float" office:value="8.20283770561218" calcext:value-type="float">
            <text:p>8.20283770561218</text:p>
          </table:table-cell>
          <table:table-cell office:value-type="float" office:value="8.83250427246094" calcext:value-type="float">
            <text:p>8.83250427246094</text:p>
          </table:table-cell>
          <table:table-cell office:value-type="float" office:value="9.4324426651001" calcext:value-type="float">
            <text:p>9.4324426651001</text:p>
          </table:table-cell>
          <table:table-cell office:value-type="float" office:value="10.1071486473084" calcext:value-type="float">
            <text:p>10.1071486473084</text:p>
          </table:table-cell>
          <table:table-cell office:value-type="float" office:value="10.7484951019287" calcext:value-type="float">
            <text:p>10.7484951019287</text:p>
          </table:table-cell>
          <table:table-cell office:value-type="float" office:value="11.4249477386475" calcext:value-type="float">
            <text:p>11.4249477386475</text:p>
          </table:table-cell>
          <table:table-cell office:value-type="float" office:value="12.1398191452026" calcext:value-type="float">
            <text:p>12.1398191452026</text:p>
          </table:table-cell>
          <table:table-cell office:value-type="float" office:value="12.8937346935272" calcext:value-type="float">
            <text:p>12.8937346935272</text:p>
          </table:table-cell>
          <table:table-cell office:value-type="float" office:value="13.6750140190125" calcext:value-type="float">
            <text:p>13.6750140190125</text:p>
          </table:table-cell>
          <table:table-cell office:value-type="float" office:value="14.4497900009155" calcext:value-type="float">
            <text:p>14.4497900009155</text:p>
          </table:table-cell>
          <table:table-cell office:value-type="float" office:value="15.1960043907166" calcext:value-type="float">
            <text:p>15.1960043907166</text:p>
          </table:table-cell>
          <table:table-cell office:value-type="float" office:value="16.0100989341736" calcext:value-type="float">
            <text:p>16.0100989341736</text:p>
          </table:table-cell>
          <table:table-cell office:value-type="float" office:value="16.8672382831574" calcext:value-type="float">
            <text:p>16.8672382831574</text:p>
          </table:table-cell>
          <table:table-cell office:value-type="float" office:value="17.6350338459015" calcext:value-type="float">
            <text:p>17.6350338459015</text:p>
          </table:table-cell>
          <table:table-cell office:value-type="float" office:value="18.5210428237915" calcext:value-type="float">
            <text:p>18.5210428237915</text:p>
          </table:table-cell>
          <table:table-cell office:value-type="float" office:value="19.2995731830597" calcext:value-type="float">
            <text:p>19.2995731830597</text:p>
          </table:table-cell>
          <table:table-cell office:value-type="float" office:value="20.1214327812195" calcext:value-type="float">
            <text:p>20.1214327812195</text:p>
          </table:table-cell>
          <table:table-cell office:value-type="float" office:value="20.8984715938568" calcext:value-type="float">
            <text:p>20.8984715938568</text:p>
          </table:table-cell>
          <table:table-cell office:value-type="float" office:value="21.747017621994" calcext:value-type="float">
            <text:p>21.747017621994</text:p>
          </table:table-cell>
          <table:table-cell office:value-type="float" office:value="22.5440456867218" calcext:value-type="float">
            <text:p>22.5440456867218</text:p>
          </table:table-cell>
          <table:table-cell office:value-type="float" office:value="23.4016740322113" calcext:value-type="float">
            <text:p>23.4016740322113</text:p>
          </table:table-cell>
          <table:table-cell office:value-type="float" office:value="24.187139749527" calcext:value-type="float">
            <text:p>24.187139749527</text:p>
          </table:table-cell>
          <table:table-cell office:value-type="float" office:value="25.0400903224945" calcext:value-type="float">
            <text:p>25.0400903224945</text:p>
          </table:table-cell>
          <table:table-cell office:value-type="float" office:value="25.9451379776001" calcext:value-type="float">
            <text:p>25.9451379776001</text:p>
          </table:table-cell>
          <table:table-cell office:value-type="float" office:value="26.7692656517029" calcext:value-type="float">
            <text:p>26.7692656517029</text:p>
          </table:table-cell>
          <table:table-cell office:value-type="float" office:value="27.6010091304779" calcext:value-type="float">
            <text:p>27.6010091304779</text:p>
          </table:table-cell>
          <table:table-cell office:value-type="float" office:value="28.43008685112" calcext:value-type="float">
            <text:p>28.43008685112</text:p>
          </table:table-cell>
          <table:table-cell office:value-type="float" office:value="29.3192129135132" calcext:value-type="float">
            <text:p>29.3192129135132</text:p>
          </table:table-cell>
          <table:table-cell office:value-type="float" office:value="30.2323822975159" calcext:value-type="float">
            <text:p>30.2323822975159</text:p>
          </table:table-cell>
          <table:table-cell office:value-type="float" office:value="31.075480222702" calcext:value-type="float">
            <text:p>31.075480222702</text:p>
          </table:table-cell>
          <table:table-cell office:value-type="float" office:value="31.9713094234467" calcext:value-type="float">
            <text:p>31.9713094234467</text:p>
          </table:table-cell>
          <table:table-cell office:value-type="float" office:value="32.8510265350342" calcext:value-type="float">
            <text:p>32.8510265350342</text:p>
          </table:table-cell>
          <table:table-cell office:value-type="float" office:value="33.6796097755432" calcext:value-type="float">
            <text:p>33.6796097755432</text:p>
          </table:table-cell>
          <table:table-cell office:value-type="float" office:value="34.580215215683" calcext:value-type="float">
            <text:p>34.580215215683</text:p>
          </table:table-cell>
          <table:table-cell office:value-type="float" office:value="35.4562435150146" calcext:value-type="float">
            <text:p>35.4562435150146</text:p>
          </table:table-cell>
          <table:table-cell office:value-type="float" office:value="36.3789303302765" calcext:value-type="float">
            <text:p>36.3789303302765</text:p>
          </table:table-cell>
          <table:table-cell office:value-type="float" office:value="37.2382810115814" calcext:value-type="float">
            <text:p>37.2382810115814</text:p>
          </table:table-cell>
          <table:table-cell office:value-type="float" office:value="38.1502077579498" calcext:value-type="float">
            <text:p>38.1502077579498</text:p>
          </table:table-cell>
          <table:table-cell office:value-type="float" office:value="39.1225123405457" calcext:value-type="float">
            <text:p>39.1225123405457</text:p>
          </table:table-cell>
          <table:table-cell office:value-type="float" office:value="40.1363813877106" calcext:value-type="float">
            <text:p>40.1363813877106</text:p>
          </table:table-cell>
          <table:table-cell office:value-type="float" office:value="41.0640151500702" calcext:value-type="float">
            <text:p>41.0640151500702</text:p>
          </table:table-cell>
          <table:table-cell office:value-type="float" office:value="41.9308898448944" calcext:value-type="float">
            <text:p>41.9308898448944</text:p>
          </table:table-cell>
          <table:table-cell office:value-type="float" office:value="42.8858230113983" calcext:value-type="float">
            <text:p>42.8858230113983</text:p>
          </table:table-cell>
          <table:table-cell office:value-type="float" office:value="43.7991545200348" calcext:value-type="float">
            <text:p>43.7991545200348</text:p>
          </table:table-cell>
          <table:table-cell office:value-type="float" office:value="44.7018008232117" calcext:value-type="float">
            <text:p>44.7018008232117</text:p>
          </table:table-cell>
          <table:table-cell office:value-type="float" office:value="45.6872782707214" calcext:value-type="float">
            <text:p>45.6872782707214</text:p>
          </table:table-cell>
          <table:table-cell office:value-type="float" office:value="46.6712982654572" calcext:value-type="float">
            <text:p>46.6712982654572</text:p>
          </table:table-cell>
          <table:table-cell office:value-type="float" office:value="47.584018945694" calcext:value-type="float">
            <text:p>47.584018945694</text:p>
          </table:table-cell>
          <table:table-cell office:value-type="float" office:value="48.5610420703888" calcext:value-type="float">
            <text:p>48.5610420703888</text:p>
          </table:table-cell>
          <table:table-cell office:value-type="float" office:value="49.5388953685761" calcext:value-type="float">
            <text:p>49.5388953685761</text:p>
          </table:table-cell>
          <table:table-cell office:value-type="float" office:value="50.6349415779114" calcext:value-type="float">
            <text:p>50.6349415779114</text:p>
          </table:table-cell>
          <table:table-cell office:value-type="float" office:value="51.6463766098022" calcext:value-type="float">
            <text:p>51.6463766098022</text:p>
          </table:table-cell>
          <table:table-cell office:value-type="float" office:value="52.6530418395996" calcext:value-type="float">
            <text:p>52.6530418395996</text:p>
          </table:table-cell>
          <table:table-cell office:value-type="float" office:value="53.7511963844299" calcext:value-type="float">
            <text:p>53.7511963844299</text:p>
          </table:table-cell>
          <table:table-cell office:value-type="float" office:value="54.7536723613739" calcext:value-type="float">
            <text:p>54.7536723613739</text:p>
          </table:table-cell>
          <table:table-cell office:value-type="float" office:value="55.727769613266" calcext:value-type="float">
            <text:p>55.727769613266</text:p>
          </table:table-cell>
          <table:table-cell office:value-type="float" office:value="56.9346561431885" calcext:value-type="float">
            <text:p>56.9346561431885</text:p>
          </table:table-cell>
          <table:table-cell office:value-type="float" office:value="57.985814332962" calcext:value-type="float">
            <text:p>57.985814332962</text:p>
          </table:table-cell>
          <table:table-cell office:value-type="float" office:value="59.1696591377258" calcext:value-type="float">
            <text:p>59.1696591377258</text:p>
          </table:table-cell>
          <table:table-cell office:value-type="float" office:value="60.1861007213593" calcext:value-type="float">
            <text:p>60.1861007213593</text:p>
          </table:table-cell>
          <table:table-cell office:value-type="float" office:value="61.2102601528168" calcext:value-type="float">
            <text:p>61.2102601528168</text:p>
          </table:table-cell>
          <table:table-cell office:value-type="float" office:value="62.2511937618256" calcext:value-type="float">
            <text:p>62.2511937618256</text:p>
          </table:table-cell>
          <table:table-cell office:value-type="float" office:value="63.3008875846863" calcext:value-type="float">
            <text:p>63.3008875846863</text:p>
          </table:table-cell>
          <table:table-cell office:value-type="float" office:value="64.2340941429138" calcext:value-type="float">
            <text:p>64.2340941429138</text:p>
          </table:table-cell>
          <table:table-cell office:value-type="float" office:value="65.3211512565613" calcext:value-type="float">
            <text:p>65.3211512565613</text:p>
          </table:table-cell>
          <table:table-cell office:value-type="float" office:value="66.5327804088593" calcext:value-type="float">
            <text:p>66.5327804088593</text:p>
          </table:table-cell>
          <table:table-cell office:value-type="float" office:value="67.6780140399933" calcext:value-type="float">
            <text:p>67.6780140399933</text:p>
          </table:table-cell>
          <table:table-cell office:value-type="float" office:value="68.8006505966187" calcext:value-type="float">
            <text:p>68.8006505966187</text:p>
          </table:table-cell>
          <table:table-cell office:value-type="float" office:value="70.0045218467712" calcext:value-type="float">
            <text:p>70.0045218467712</text:p>
          </table:table-cell>
          <table:table-cell office:value-type="float" office:value="71.1694412231445" calcext:value-type="float">
            <text:p>71.1694412231445</text:p>
          </table:table-cell>
          <table:table-cell office:value-type="float" office:value="72.1657516956329" calcext:value-type="float">
            <text:p>72.1657516956329</text:p>
          </table:table-cell>
          <table:table-cell office:value-type="float" office:value="73.4024386405945" calcext:value-type="float">
            <text:p>73.4024386405945</text:p>
          </table:table-cell>
          <table:table-cell office:value-type="float" office:value="74.6232876777649" calcext:value-type="float">
            <text:p>74.6232876777649</text:p>
          </table:table-cell>
          <table:table-cell office:value-type="float" office:value="75.9128425121307" calcext:value-type="float">
            <text:p>75.9128425121307</text:p>
          </table:table-cell>
          <table:table-cell office:value-type="float" office:value="77.1192846298218" calcext:value-type="float">
            <text:p>77.1192846298218</text:p>
          </table:table-cell>
          <table:table-cell office:value-type="float" office:value="78.5345242023468" calcext:value-type="float">
            <text:p>78.5345242023468</text:p>
          </table:table-cell>
          <table:table-cell office:value-type="float" office:value="79.7576613426209" calcext:value-type="float">
            <text:p>79.7576613426209</text:p>
          </table:table-cell>
        </table:table-row>
        <table:table-row table:style-name="ro1">
          <table:table-cell office:value-type="float" office:value="0.0230703353881836" calcext:value-type="float">
            <text:p>0.023070335388184</text:p>
          </table:table-cell>
          <table:table-cell office:value-type="float" office:value="0.0533850193023682" calcext:value-type="float">
            <text:p>0.053385019302368</text:p>
          </table:table-cell>
          <table:table-cell office:value-type="float" office:value="0.0908317565917969" calcext:value-type="float">
            <text:p>0.090831756591797</text:p>
          </table:table-cell>
          <table:table-cell office:value-type="float" office:value="0.134637832641602" calcext:value-type="float">
            <text:p>0.134637832641602</text:p>
          </table:table-cell>
          <table:table-cell office:value-type="float" office:value="0.221940994262695" calcext:value-type="float">
            <text:p>0.221940994262695</text:p>
          </table:table-cell>
          <table:table-cell office:value-type="float" office:value="0.333631753921509" calcext:value-type="float">
            <text:p>0.333631753921509</text:p>
          </table:table-cell>
          <table:table-cell office:value-type="float" office:value="0.460145711898804" calcext:value-type="float">
            <text:p>0.460145711898804</text:p>
          </table:table-cell>
          <table:table-cell office:value-type="float" office:value="0.647316694259644" calcext:value-type="float">
            <text:p>0.647316694259644</text:p>
          </table:table-cell>
          <table:table-cell office:value-type="float" office:value="0.901894330978394" calcext:value-type="float">
            <text:p>0.901894330978394</text:p>
          </table:table-cell>
          <table:table-cell office:value-type="float" office:value="1.1630687713623" calcext:value-type="float">
            <text:p>1.1630687713623</text:p>
          </table:table-cell>
          <table:table-cell office:value-type="float" office:value="1.52949023246765" calcext:value-type="float">
            <text:p>1.52949023246765</text:p>
          </table:table-cell>
          <table:table-cell office:value-type="float" office:value="2.08165407180786" calcext:value-type="float">
            <text:p>2.08165407180786</text:p>
          </table:table-cell>
          <table:table-cell office:value-type="float" office:value="2.50610780715942" calcext:value-type="float">
            <text:p>2.50610780715942</text:p>
          </table:table-cell>
          <table:table-cell office:value-type="float" office:value="3.03407502174377" calcext:value-type="float">
            <text:p>3.03407502174377</text:p>
          </table:table-cell>
          <table:table-cell office:value-type="float" office:value="3.5813570022583" calcext:value-type="float">
            <text:p>3.5813570022583</text:p>
          </table:table-cell>
          <table:table-cell office:value-type="float" office:value="4.12255954742432" calcext:value-type="float">
            <text:p>4.12255954742432</text:p>
          </table:table-cell>
          <table:table-cell office:value-type="float" office:value="4.62655663490295" calcext:value-type="float">
            <text:p>4.62655663490295</text:p>
          </table:table-cell>
          <table:table-cell office:value-type="float" office:value="5.14960718154907" calcext:value-type="float">
            <text:p>5.14960718154907</text:p>
          </table:table-cell>
          <table:table-cell office:value-type="float" office:value="5.70212435722351" calcext:value-type="float">
            <text:p>5.70212435722351</text:p>
          </table:table-cell>
          <table:table-cell office:value-type="float" office:value="6.30633473396301" calcext:value-type="float">
            <text:p>6.30633473396301</text:p>
          </table:table-cell>
          <table:table-cell office:value-type="float" office:value="6.93718886375427" calcext:value-type="float">
            <text:p>6.93718886375427</text:p>
          </table:table-cell>
          <table:table-cell office:value-type="float" office:value="7.55533480644226" calcext:value-type="float">
            <text:p>7.55533480644226</text:p>
          </table:table-cell>
          <table:table-cell office:value-type="float" office:value="8.18661546707153" calcext:value-type="float">
            <text:p>8.18661546707153</text:p>
          </table:table-cell>
          <table:table-cell office:value-type="float" office:value="8.77249097824097" calcext:value-type="float">
            <text:p>8.77249097824097</text:p>
          </table:table-cell>
          <table:table-cell office:value-type="float" office:value="9.41384959220886" calcext:value-type="float">
            <text:p>9.41384959220886</text:p>
          </table:table-cell>
          <table:table-cell office:value-type="float" office:value="10.0598020553589" calcext:value-type="float">
            <text:p>10.0598020553589</text:p>
          </table:table-cell>
          <table:table-cell office:value-type="float" office:value="10.7161481380463" calcext:value-type="float">
            <text:p>10.7161481380463</text:p>
          </table:table-cell>
          <table:table-cell office:value-type="float" office:value="11.2845938205719" calcext:value-type="float">
            <text:p>11.2845938205719</text:p>
          </table:table-cell>
          <table:table-cell office:value-type="float" office:value="11.8825595378876" calcext:value-type="float">
            <text:p>11.8825595378876</text:p>
          </table:table-cell>
          <table:table-cell office:value-type="float" office:value="12.5086510181427" calcext:value-type="float">
            <text:p>12.5086510181427</text:p>
          </table:table-cell>
          <table:table-cell office:value-type="float" office:value="13.1493635177612" calcext:value-type="float">
            <text:p>13.1493635177612</text:p>
          </table:table-cell>
          <table:table-cell office:value-type="float" office:value="13.8343331813812" calcext:value-type="float">
            <text:p>13.8343331813812</text:p>
          </table:table-cell>
          <table:table-cell office:value-type="float" office:value="14.6854720115662" calcext:value-type="float">
            <text:p>14.6854720115662</text:p>
          </table:table-cell>
          <table:table-cell office:value-type="float" office:value="15.4321291446686" calcext:value-type="float">
            <text:p>15.4321291446686</text:p>
          </table:table-cell>
          <table:table-cell office:value-type="float" office:value="16.18443608284" calcext:value-type="float">
            <text:p>16.18443608284</text:p>
          </table:table-cell>
          <table:table-cell office:value-type="float" office:value="16.966922044754" calcext:value-type="float">
            <text:p>16.966922044754</text:p>
          </table:table-cell>
          <table:table-cell office:value-type="float" office:value="17.6668169498444" calcext:value-type="float">
            <text:p>17.6668169498444</text:p>
          </table:table-cell>
          <table:table-cell office:value-type="float" office:value="18.3643915653229" calcext:value-type="float">
            <text:p>18.3643915653229</text:p>
          </table:table-cell>
          <table:table-cell office:value-type="float" office:value="19.1117777824402" calcext:value-type="float">
            <text:p>19.1117777824402</text:p>
          </table:table-cell>
          <table:table-cell office:value-type="float" office:value="19.8499584197998" calcext:value-type="float">
            <text:p>19.8499584197998</text:p>
          </table:table-cell>
          <table:table-cell office:value-type="float" office:value="20.627584695816" calcext:value-type="float">
            <text:p>20.627584695816</text:p>
          </table:table-cell>
          <table:table-cell office:value-type="float" office:value="21.4937078952789" calcext:value-type="float">
            <text:p>21.4937078952789</text:p>
          </table:table-cell>
          <table:table-cell office:value-type="float" office:value="22.3498251438141" calcext:value-type="float">
            <text:p>22.3498251438141</text:p>
          </table:table-cell>
          <table:table-cell office:value-type="float" office:value="23.1894245147705" calcext:value-type="float">
            <text:p>23.1894245147705</text:p>
          </table:table-cell>
          <table:table-cell office:value-type="float" office:value="24.017217874527" calcext:value-type="float">
            <text:p>24.017217874527</text:p>
          </table:table-cell>
          <table:table-cell office:value-type="float" office:value="24.8733332157135" calcext:value-type="float">
            <text:p>24.8733332157135</text:p>
          </table:table-cell>
          <table:table-cell office:value-type="float" office:value="25.7226912975311" calcext:value-type="float">
            <text:p>25.7226912975311</text:p>
          </table:table-cell>
          <table:table-cell office:value-type="float" office:value="26.5968472957611" calcext:value-type="float">
            <text:p>26.5968472957611</text:p>
          </table:table-cell>
          <table:table-cell office:value-type="float" office:value="27.4345128536224" calcext:value-type="float">
            <text:p>27.4345128536224</text:p>
          </table:table-cell>
          <table:table-cell office:value-type="float" office:value="28.2497794628143" calcext:value-type="float">
            <text:p>28.2497794628143</text:p>
          </table:table-cell>
          <table:table-cell office:value-type="float" office:value="29.1671845912933" calcext:value-type="float">
            <text:p>29.1671845912933</text:p>
          </table:table-cell>
          <table:table-cell office:value-type="float" office:value="30.1117231845856" calcext:value-type="float">
            <text:p>30.1117231845856</text:p>
          </table:table-cell>
          <table:table-cell office:value-type="float" office:value="31.0304539203644" calcext:value-type="float">
            <text:p>31.0304539203644</text:p>
          </table:table-cell>
          <table:table-cell office:value-type="float" office:value="31.9800992012024" calcext:value-type="float">
            <text:p>31.9800992012024</text:p>
          </table:table-cell>
          <table:table-cell office:value-type="float" office:value="32.9045422077179" calcext:value-type="float">
            <text:p>32.9045422077179</text:p>
          </table:table-cell>
          <table:table-cell office:value-type="float" office:value="33.8428099155426" calcext:value-type="float">
            <text:p>33.8428099155426</text:p>
          </table:table-cell>
          <table:table-cell office:value-type="float" office:value="34.7054979801178" calcext:value-type="float">
            <text:p>34.7054979801178</text:p>
          </table:table-cell>
          <table:table-cell office:value-type="float" office:value="35.6033444404602" calcext:value-type="float">
            <text:p>35.6033444404602</text:p>
          </table:table-cell>
          <table:table-cell office:value-type="float" office:value="36.535986661911" calcext:value-type="float">
            <text:p>36.535986661911</text:p>
          </table:table-cell>
          <table:table-cell office:value-type="float" office:value="37.4452195167542" calcext:value-type="float">
            <text:p>37.4452195167542</text:p>
          </table:table-cell>
          <table:table-cell office:value-type="float" office:value="38.3942198753357" calcext:value-type="float">
            <text:p>38.3942198753357</text:p>
          </table:table-cell>
          <table:table-cell office:value-type="float" office:value="39.3281378746033" calcext:value-type="float">
            <text:p>39.3281378746033</text:p>
          </table:table-cell>
          <table:table-cell office:value-type="float" office:value="40.4089725017548" calcext:value-type="float">
            <text:p>40.4089725017548</text:p>
          </table:table-cell>
          <table:table-cell office:value-type="float" office:value="41.3784909248352" calcext:value-type="float">
            <text:p>41.3784909248352</text:p>
          </table:table-cell>
          <table:table-cell office:value-type="float" office:value="42.2099027633667" calcext:value-type="float">
            <text:p>42.2099027633667</text:p>
          </table:table-cell>
          <table:table-cell office:value-type="float" office:value="43.1106305122376" calcext:value-type="float">
            <text:p>43.1106305122376</text:p>
          </table:table-cell>
          <table:table-cell office:value-type="float" office:value="44.2255120277405" calcext:value-type="float">
            <text:p>44.2255120277405</text:p>
          </table:table-cell>
          <table:table-cell office:value-type="float" office:value="45.111307144165" calcext:value-type="float">
            <text:p>45.111307144165</text:p>
          </table:table-cell>
          <table:table-cell office:value-type="float" office:value="46.1239442825317" calcext:value-type="float">
            <text:p>46.1239442825317</text:p>
          </table:table-cell>
          <table:table-cell office:value-type="float" office:value="47.2331750392914" calcext:value-type="float">
            <text:p>47.2331750392914</text:p>
          </table:table-cell>
          <table:table-cell office:value-type="float" office:value="48.1909053325653" calcext:value-type="float">
            <text:p>48.1909053325653</text:p>
          </table:table-cell>
          <table:table-cell office:value-type="float" office:value="49.2346544265747" calcext:value-type="float">
            <text:p>49.2346544265747</text:p>
          </table:table-cell>
          <table:table-cell office:value-type="float" office:value="50.2772970199585" calcext:value-type="float">
            <text:p>50.2772970199585</text:p>
          </table:table-cell>
          <table:table-cell office:value-type="float" office:value="51.4794046878815" calcext:value-type="float">
            <text:p>51.4794046878815</text:p>
          </table:table-cell>
          <table:table-cell office:value-type="float" office:value="52.5219349861145" calcext:value-type="float">
            <text:p>52.5219349861145</text:p>
          </table:table-cell>
          <table:table-cell office:value-type="float" office:value="53.6061382293701" calcext:value-type="float">
            <text:p>53.6061382293701</text:p>
          </table:table-cell>
          <table:table-cell office:value-type="float" office:value="54.6382024288178" calcext:value-type="float">
            <text:p>54.6382024288178</text:p>
          </table:table-cell>
          <table:table-cell office:value-type="float" office:value="55.6638908386231" calcext:value-type="float">
            <text:p>55.6638908386231</text:p>
          </table:table-cell>
          <table:table-cell office:value-type="float" office:value="56.6874785423279" calcext:value-type="float">
            <text:p>56.6874785423279</text:p>
          </table:table-cell>
          <table:table-cell office:value-type="float" office:value="57.7550337314606" calcext:value-type="float">
            <text:p>57.7550337314606</text:p>
          </table:table-cell>
          <table:table-cell office:value-type="float" office:value="58.9343159198761" calcext:value-type="float">
            <text:p>58.9343159198761</text:p>
          </table:table-cell>
          <table:table-cell office:value-type="float" office:value="60.1252377033234" calcext:value-type="float">
            <text:p>60.1252377033234</text:p>
          </table:table-cell>
          <table:table-cell office:value-type="float" office:value="61.3634524345398" calcext:value-type="float">
            <text:p>61.3634524345398</text:p>
          </table:table-cell>
          <table:table-cell office:value-type="float" office:value="62.4501185417175" calcext:value-type="float">
            <text:p>62.4501185417175</text:p>
          </table:table-cell>
          <table:table-cell office:value-type="float" office:value="63.6360809803009" calcext:value-type="float">
            <text:p>63.6360809803009</text:p>
          </table:table-cell>
          <table:table-cell office:value-type="float" office:value="64.8773620128632" calcext:value-type="float">
            <text:p>64.8773620128632</text:p>
          </table:table-cell>
          <table:table-cell office:value-type="float" office:value="65.9470844268799" calcext:value-type="float">
            <text:p>65.9470844268799</text:p>
          </table:table-cell>
          <table:table-cell office:value-type="float" office:value="67.0996246337891" calcext:value-type="float">
            <text:p>67.0996246337891</text:p>
          </table:table-cell>
          <table:table-cell office:value-type="float" office:value="68.2938046455383" calcext:value-type="float">
            <text:p>68.2938046455383</text:p>
          </table:table-cell>
          <table:table-cell office:value-type="float" office:value="69.4989292621613" calcext:value-type="float">
            <text:p>69.4989292621613</text:p>
          </table:table-cell>
          <table:table-cell office:value-type="float" office:value="70.7428715229034" calcext:value-type="float">
            <text:p>70.7428715229034</text:p>
          </table:table-cell>
          <table:table-cell office:value-type="float" office:value="71.8145842552185" calcext:value-type="float">
            <text:p>71.8145842552185</text:p>
          </table:table-cell>
          <table:table-cell office:value-type="float" office:value="72.8954610824585" calcext:value-type="float">
            <text:p>72.8954610824585</text:p>
          </table:table-cell>
          <table:table-cell office:value-type="float" office:value="74.0142941474915" calcext:value-type="float">
            <text:p>74.0142941474915</text:p>
          </table:table-cell>
          <table:table-cell office:value-type="float" office:value="75.1711363792419" calcext:value-type="float">
            <text:p>75.1711363792419</text:p>
          </table:table-cell>
          <table:table-cell office:value-type="float" office:value="76.3662338256836" calcext:value-type="float">
            <text:p>76.3662338256836</text:p>
          </table:table-cell>
          <table:table-cell office:value-type="float" office:value="77.5449280738831" calcext:value-type="float">
            <text:p>77.5449280738831</text:p>
          </table:table-cell>
          <table:table-cell office:value-type="float" office:value="78.7272574901581" calcext:value-type="float">
            <text:p>78.7272574901581</text:p>
          </table:table-cell>
          <table:table-cell office:value-type="float" office:value="79.8890798091888" calcext:value-type="float">
            <text:p>79.8890798091888</text:p>
          </table:table-cell>
          <table:table-cell office:value-type="float" office:value="81.1113369464874" calcext:value-type="float">
            <text:p>81.1113369464874</text:p>
          </table:table-cell>
        </table:table-row>
        <table:table-row table:style-name="ro1">
          <table:table-cell office:value-type="float" office:value="0.0229184627532959" calcext:value-type="float">
            <text:p>0.022918462753296</text:p>
          </table:table-cell>
          <table:table-cell office:value-type="float" office:value="0.051485538482666" calcext:value-type="float">
            <text:p>0.051485538482666</text:p>
          </table:table-cell>
          <table:table-cell office:value-type="float" office:value="0.0862758159637451" calcext:value-type="float">
            <text:p>0.086275815963745</text:p>
          </table:table-cell>
          <table:table-cell office:value-type="float" office:value="0.127807378768921" calcext:value-type="float">
            <text:p>0.127807378768921</text:p>
          </table:table-cell>
          <table:table-cell office:value-type="float" office:value="0.283526659011841" calcext:value-type="float">
            <text:p>0.283526659011841</text:p>
          </table:table-cell>
          <table:table-cell office:value-type="float" office:value="0.403160810470581" calcext:value-type="float">
            <text:p>0.403160810470581</text:p>
          </table:table-cell>
          <table:table-cell office:value-type="float" office:value="0.564850568771362" calcext:value-type="float">
            <text:p>0.564850568771362</text:p>
          </table:table-cell>
          <table:table-cell office:value-type="float" office:value="0.779991388320923" calcext:value-type="float">
            <text:p>0.779991388320923</text:p>
          </table:table-cell>
          <table:table-cell office:value-type="float" office:value="1.08840465545654" calcext:value-type="float">
            <text:p>1.08840465545654</text:p>
          </table:table-cell>
          <table:table-cell office:value-type="float" office:value="1.42009472846985" calcext:value-type="float">
            <text:p>1.42009472846985</text:p>
          </table:table-cell>
          <table:table-cell office:value-type="float" office:value="1.85221552848816" calcext:value-type="float">
            <text:p>1.85221552848816</text:p>
          </table:table-cell>
          <table:table-cell office:value-type="float" office:value="2.29094481468201" calcext:value-type="float">
            <text:p>2.29094481468201</text:p>
          </table:table-cell>
          <table:table-cell office:value-type="float" office:value="2.71932435035706" calcext:value-type="float">
            <text:p>2.71932435035706</text:p>
          </table:table-cell>
          <table:table-cell office:value-type="float" office:value="3.22005343437195" calcext:value-type="float">
            <text:p>3.22005343437195</text:p>
          </table:table-cell>
          <table:table-cell office:value-type="float" office:value="3.589359998703" calcext:value-type="float">
            <text:p>3.589359998703</text:p>
          </table:table-cell>
          <table:table-cell office:value-type="float" office:value="4.13480710983276" calcext:value-type="float">
            <text:p>4.13480710983276</text:p>
          </table:table-cell>
          <table:table-cell office:value-type="float" office:value="4.73398733139038" calcext:value-type="float">
            <text:p>4.73398733139038</text:p>
          </table:table-cell>
          <table:table-cell office:value-type="float" office:value="5.28389573097229" calcext:value-type="float">
            <text:p>5.28389573097229</text:p>
          </table:table-cell>
          <table:table-cell office:value-type="float" office:value="5.83653354644775" calcext:value-type="float">
            <text:p>5.83653354644775</text:p>
          </table:table-cell>
          <table:table-cell office:value-type="float" office:value="6.37584257125855" calcext:value-type="float">
            <text:p>6.37584257125855</text:p>
          </table:table-cell>
          <table:table-cell office:value-type="float" office:value="6.8938295841217" calcext:value-type="float">
            <text:p>6.8938295841217</text:p>
          </table:table-cell>
          <table:table-cell office:value-type="float" office:value="7.51911067962647" calcext:value-type="float">
            <text:p>7.51911067962647</text:p>
          </table:table-cell>
          <table:table-cell office:value-type="float" office:value="7.93111181259155" calcext:value-type="float">
            <text:p>7.93111181259155</text:p>
          </table:table-cell>
          <table:table-cell office:value-type="float" office:value="8.56768727302551" calcext:value-type="float">
            <text:p>8.56768727302551</text:p>
          </table:table-cell>
          <table:table-cell office:value-type="float" office:value="9.19748330116272" calcext:value-type="float">
            <text:p>9.19748330116272</text:p>
          </table:table-cell>
          <table:table-cell office:value-type="float" office:value="9.78370952606201" calcext:value-type="float">
            <text:p>9.78370952606201</text:p>
          </table:table-cell>
          <table:table-cell office:value-type="float" office:value="10.4196934700012" calcext:value-type="float">
            <text:p>10.4196934700012</text:p>
          </table:table-cell>
          <table:table-cell office:value-type="float" office:value="11.0348701477051" calcext:value-type="float">
            <text:p>11.0348701477051</text:p>
          </table:table-cell>
          <table:table-cell office:value-type="float" office:value="11.6360392570496" calcext:value-type="float">
            <text:p>11.6360392570496</text:p>
          </table:table-cell>
          <table:table-cell office:value-type="float" office:value="12.3171820640564" calcext:value-type="float">
            <text:p>12.3171820640564</text:p>
          </table:table-cell>
          <table:table-cell office:value-type="float" office:value="13.0141987800598" calcext:value-type="float">
            <text:p>13.0141987800598</text:p>
          </table:table-cell>
          <table:table-cell office:value-type="float" office:value="13.6556560993195" calcext:value-type="float">
            <text:p>13.6556560993195</text:p>
          </table:table-cell>
          <table:table-cell office:value-type="float" office:value="14.350608587265" calcext:value-type="float">
            <text:p>14.350608587265</text:p>
          </table:table-cell>
          <table:table-cell office:value-type="float" office:value="15.0655341148376" calcext:value-type="float">
            <text:p>15.0655341148376</text:p>
          </table:table-cell>
          <table:table-cell office:value-type="float" office:value="15.8206384181976" calcext:value-type="float">
            <text:p>15.8206384181976</text:p>
          </table:table-cell>
          <table:table-cell office:value-type="float" office:value="16.6644041538239" calcext:value-type="float">
            <text:p>16.6644041538239</text:p>
          </table:table-cell>
          <table:table-cell office:value-type="float" office:value="17.5038750171661" calcext:value-type="float">
            <text:p>17.5038750171661</text:p>
          </table:table-cell>
          <table:table-cell office:value-type="float" office:value="18.2916700839996" calcext:value-type="float">
            <text:p>18.2916700839996</text:p>
          </table:table-cell>
          <table:table-cell office:value-type="float" office:value="19.0661816596985" calcext:value-type="float">
            <text:p>19.0661816596985</text:p>
          </table:table-cell>
          <table:table-cell office:value-type="float" office:value="19.8311479091644" calcext:value-type="float">
            <text:p>19.8311479091644</text:p>
          </table:table-cell>
          <table:table-cell office:value-type="float" office:value="20.5699572563171" calcext:value-type="float">
            <text:p>20.5699572563171</text:p>
          </table:table-cell>
          <table:table-cell office:value-type="float" office:value="21.3289527893066" calcext:value-type="float">
            <text:p>21.3289527893066</text:p>
          </table:table-cell>
          <table:table-cell office:value-type="float" office:value="22.1162137985229" calcext:value-type="float">
            <text:p>22.1162137985229</text:p>
          </table:table-cell>
          <table:table-cell office:value-type="float" office:value="22.9335916042328" calcext:value-type="float">
            <text:p>22.9335916042328</text:p>
          </table:table-cell>
          <table:table-cell office:value-type="float" office:value="23.7739737033844" calcext:value-type="float">
            <text:p>23.7739737033844</text:p>
          </table:table-cell>
          <table:table-cell office:value-type="float" office:value="24.5863194465637" calcext:value-type="float">
            <text:p>24.5863194465637</text:p>
          </table:table-cell>
          <table:table-cell office:value-type="float" office:value="25.3979003429413" calcext:value-type="float">
            <text:p>25.3979003429413</text:p>
          </table:table-cell>
          <table:table-cell office:value-type="float" office:value="26.1922235488892" calcext:value-type="float">
            <text:p>26.1922235488892</text:p>
          </table:table-cell>
          <table:table-cell office:value-type="float" office:value="27.0319993495941" calcext:value-type="float">
            <text:p>27.0319993495941</text:p>
          </table:table-cell>
          <table:table-cell office:value-type="float" office:value="27.8597238063812" calcext:value-type="float">
            <text:p>27.8597238063812</text:p>
          </table:table-cell>
          <table:table-cell office:value-type="float" office:value="28.7366833686829" calcext:value-type="float">
            <text:p>28.7366833686829</text:p>
          </table:table-cell>
          <table:table-cell office:value-type="float" office:value="29.6064088344574" calcext:value-type="float">
            <text:p>29.6064088344574</text:p>
          </table:table-cell>
          <table:table-cell office:value-type="float" office:value="30.5185961723328" calcext:value-type="float">
            <text:p>30.5185961723328</text:p>
          </table:table-cell>
          <table:table-cell office:value-type="float" office:value="31.4417283535004" calcext:value-type="float">
            <text:p>31.4417283535004</text:p>
          </table:table-cell>
          <table:table-cell office:value-type="float" office:value="32.3922038078308" calcext:value-type="float">
            <text:p>32.3922038078308</text:p>
          </table:table-cell>
          <table:table-cell office:value-type="float" office:value="33.2721791267395" calcext:value-type="float">
            <text:p>33.2721791267395</text:p>
          </table:table-cell>
          <table:table-cell office:value-type="float" office:value="34.1117851734161" calcext:value-type="float">
            <text:p>34.1117851734161</text:p>
          </table:table-cell>
          <table:table-cell office:value-type="float" office:value="34.980194568634" calcext:value-type="float">
            <text:p>34.980194568634</text:p>
          </table:table-cell>
          <table:table-cell office:value-type="float" office:value="35.7749781608582" calcext:value-type="float">
            <text:p>35.7749781608582</text:p>
          </table:table-cell>
          <table:table-cell office:value-type="float" office:value="36.7001752853394" calcext:value-type="float">
            <text:p>36.7001752853394</text:p>
          </table:table-cell>
          <table:table-cell office:value-type="float" office:value="37.5851995944977" calcext:value-type="float">
            <text:p>37.5851995944977</text:p>
          </table:table-cell>
          <table:table-cell office:value-type="float" office:value="38.5768373012543" calcext:value-type="float">
            <text:p>38.5768373012543</text:p>
          </table:table-cell>
          <table:table-cell office:value-type="float" office:value="39.4362404346466" calcext:value-type="float">
            <text:p>39.4362404346466</text:p>
          </table:table-cell>
          <table:table-cell office:value-type="float" office:value="40.3636677265167" calcext:value-type="float">
            <text:p>40.3636677265167</text:p>
          </table:table-cell>
          <table:table-cell office:value-type="float" office:value="41.3244025707245" calcext:value-type="float">
            <text:p>41.3244025707245</text:p>
          </table:table-cell>
          <table:table-cell office:value-type="float" office:value="42.3316287994385" calcext:value-type="float">
            <text:p>42.3316287994385</text:p>
          </table:table-cell>
          <table:table-cell office:value-type="float" office:value="43.3229932785034" calcext:value-type="float">
            <text:p>43.3229932785034</text:p>
          </table:table-cell>
          <table:table-cell office:value-type="float" office:value="44.3046774864197" calcext:value-type="float">
            <text:p>44.3046774864197</text:p>
          </table:table-cell>
          <table:table-cell office:value-type="float" office:value="45.2917923927307" calcext:value-type="float">
            <text:p>45.2917923927307</text:p>
          </table:table-cell>
          <table:table-cell office:value-type="float" office:value="46.4242253303528" calcext:value-type="float">
            <text:p>46.4242253303528</text:p>
          </table:table-cell>
          <table:table-cell office:value-type="float" office:value="47.5268034934998" calcext:value-type="float">
            <text:p>47.5268034934998</text:p>
          </table:table-cell>
          <table:table-cell office:value-type="float" office:value="48.5859389305115" calcext:value-type="float">
            <text:p>48.5859389305115</text:p>
          </table:table-cell>
          <table:table-cell office:value-type="float" office:value="49.4772672653198" calcext:value-type="float">
            <text:p>49.4772672653198</text:p>
          </table:table-cell>
          <table:table-cell office:value-type="float" office:value="50.3619813919067" calcext:value-type="float">
            <text:p>50.3619813919067</text:p>
          </table:table-cell>
          <table:table-cell office:value-type="float" office:value="51.2404413223267" calcext:value-type="float">
            <text:p>51.2404413223267</text:p>
          </table:table-cell>
          <table:table-cell office:value-type="float" office:value="52.3633468151093" calcext:value-type="float">
            <text:p>52.3633468151093</text:p>
          </table:table-cell>
          <table:table-cell office:value-type="float" office:value="53.543386220932" calcext:value-type="float">
            <text:p>53.543386220932</text:p>
          </table:table-cell>
          <table:table-cell office:value-type="float" office:value="54.6238198280335" calcext:value-type="float">
            <text:p>54.6238198280335</text:p>
          </table:table-cell>
          <table:table-cell office:value-type="float" office:value="55.6201813220978" calcext:value-type="float">
            <text:p>55.6201813220978</text:p>
          </table:table-cell>
          <table:table-cell office:value-type="float" office:value="56.7341153621674" calcext:value-type="float">
            <text:p>56.7341153621674</text:p>
          </table:table-cell>
          <table:table-cell office:value-type="float" office:value="57.6824979782105" calcext:value-type="float">
            <text:p>57.6824979782105</text:p>
          </table:table-cell>
          <table:table-cell office:value-type="float" office:value="58.6637244224548" calcext:value-type="float">
            <text:p>58.6637244224548</text:p>
          </table:table-cell>
          <table:table-cell office:value-type="float" office:value="59.5887241363525" calcext:value-type="float">
            <text:p>59.5887241363525</text:p>
          </table:table-cell>
          <table:table-cell office:value-type="float" office:value="60.6064021587372" calcext:value-type="float">
            <text:p>60.6064021587372</text:p>
          </table:table-cell>
          <table:table-cell office:value-type="float" office:value="61.7561841011047" calcext:value-type="float">
            <text:p>61.7561841011047</text:p>
          </table:table-cell>
          <table:table-cell office:value-type="float" office:value="62.9679887294769" calcext:value-type="float">
            <text:p>62.9679887294769</text:p>
          </table:table-cell>
          <table:table-cell office:value-type="float" office:value="64.0496487617493" calcext:value-type="float">
            <text:p>64.0496487617493</text:p>
          </table:table-cell>
          <table:table-cell office:value-type="float" office:value="65.1043112277985" calcext:value-type="float">
            <text:p>65.1043112277985</text:p>
          </table:table-cell>
          <table:table-cell office:value-type="float" office:value="66.1923143863678" calcext:value-type="float">
            <text:p>66.1923143863678</text:p>
          </table:table-cell>
          <table:table-cell office:value-type="float" office:value="67.3524477481842" calcext:value-type="float">
            <text:p>67.3524477481842</text:p>
          </table:table-cell>
          <table:table-cell office:value-type="float" office:value="68.5331125259399" calcext:value-type="float">
            <text:p>68.5331125259399</text:p>
          </table:table-cell>
          <table:table-cell office:value-type="float" office:value="69.5940456390381" calcext:value-type="float">
            <text:p>69.5940456390381</text:p>
          </table:table-cell>
          <table:table-cell office:value-type="float" office:value="70.7680826187134" calcext:value-type="float">
            <text:p>70.7680826187134</text:p>
          </table:table-cell>
          <table:table-cell office:value-type="float" office:value="71.9869675636292" calcext:value-type="float">
            <text:p>71.9869675636292</text:p>
          </table:table-cell>
          <table:table-cell office:value-type="float" office:value="73.0517456531525" calcext:value-type="float">
            <text:p>73.0517456531525</text:p>
          </table:table-cell>
          <table:table-cell office:value-type="float" office:value="74.2456867694855" calcext:value-type="float">
            <text:p>74.2456867694855</text:p>
          </table:table-cell>
          <table:table-cell office:value-type="float" office:value="75.3757600784302" calcext:value-type="float">
            <text:p>75.3757600784302</text:p>
          </table:table-cell>
          <table:table-cell office:value-type="float" office:value="76.4919159412384" calcext:value-type="float">
            <text:p>76.4919159412384</text:p>
          </table:table-cell>
          <table:table-cell office:value-type="float" office:value="77.604510307312" calcext:value-type="float">
            <text:p>77.604510307312</text:p>
          </table:table-cell>
          <table:table-cell office:value-type="float" office:value="78.6610596179962" calcext:value-type="float">
            <text:p>78.6610596179962</text:p>
          </table:table-cell>
        </table:table-row>
        <table:table-row table:style-name="ro1">
          <table:table-cell office:value-type="float" office:value="0.0230305194854736" calcext:value-type="float">
            <text:p>0.023030519485474</text:p>
          </table:table-cell>
          <table:table-cell office:value-type="float" office:value="0.0527467727661133" calcext:value-type="float">
            <text:p>0.052746772766113</text:p>
          </table:table-cell>
          <table:table-cell office:value-type="float" office:value="0.0886218547821045" calcext:value-type="float">
            <text:p>0.088621854782105</text:p>
          </table:table-cell>
          <table:table-cell office:value-type="float" office:value="0.129201650619507" calcext:value-type="float">
            <text:p>0.129201650619507</text:p>
          </table:table-cell>
          <table:table-cell office:value-type="float" office:value="0.184035539627075" calcext:value-type="float">
            <text:p>0.184035539627075</text:p>
          </table:table-cell>
          <table:table-cell office:value-type="float" office:value="0.260751485824585" calcext:value-type="float">
            <text:p>0.260751485824585</text:p>
          </table:table-cell>
          <table:table-cell office:value-type="float" office:value="0.394789934158325" calcext:value-type="float">
            <text:p>0.394789934158325</text:p>
          </table:table-cell>
          <table:table-cell office:value-type="float" office:value="0.630171775817871" calcext:value-type="float">
            <text:p>0.630171775817871</text:p>
          </table:table-cell>
          <table:table-cell office:value-type="float" office:value="0.8826904296875" calcext:value-type="float">
            <text:p>0.8826904296875</text:p>
          </table:table-cell>
          <table:table-cell office:value-type="float" office:value="1.17954707145691" calcext:value-type="float">
            <text:p>1.17954707145691</text:p>
          </table:table-cell>
          <table:table-cell office:value-type="float" office:value="1.59645628929138" calcext:value-type="float">
            <text:p>1.59645628929138</text:p>
          </table:table-cell>
          <table:table-cell office:value-type="float" office:value="2.06468868255615" calcext:value-type="float">
            <text:p>2.06468868255615</text:p>
          </table:table-cell>
          <table:table-cell office:value-type="float" office:value="2.45519638061523" calcext:value-type="float">
            <text:p>2.45519638061523</text:p>
          </table:table-cell>
          <table:table-cell office:value-type="float" office:value="2.94686412811279" calcext:value-type="float">
            <text:p>2.94686412811279</text:p>
          </table:table-cell>
          <table:table-cell office:value-type="float" office:value="3.37056088447571" calcext:value-type="float">
            <text:p>3.37056088447571</text:p>
          </table:table-cell>
          <table:table-cell office:value-type="float" office:value="3.8901162147522" calcext:value-type="float">
            <text:p>3.8901162147522</text:p>
          </table:table-cell>
          <table:table-cell office:value-type="float" office:value="4.47433161735535" calcext:value-type="float">
            <text:p>4.47433161735535</text:p>
          </table:table-cell>
          <table:table-cell office:value-type="float" office:value="5.01419019699097" calcext:value-type="float">
            <text:p>5.01419019699097</text:p>
          </table:table-cell>
          <table:table-cell office:value-type="float" office:value="5.5821692943573" calcext:value-type="float">
            <text:p>5.5821692943573</text:p>
          </table:table-cell>
          <table:table-cell office:value-type="float" office:value="6.12227439880371" calcext:value-type="float">
            <text:p>6.12227439880371</text:p>
          </table:table-cell>
          <table:table-cell office:value-type="float" office:value="6.68241238594055" calcext:value-type="float">
            <text:p>6.68241238594055</text:p>
          </table:table-cell>
          <table:table-cell office:value-type="float" office:value="7.28559875488281" calcext:value-type="float">
            <text:p>7.28559875488281</text:p>
          </table:table-cell>
          <table:table-cell office:value-type="float" office:value="7.90190553665161" calcext:value-type="float">
            <text:p>7.90190553665161</text:p>
          </table:table-cell>
          <table:table-cell office:value-type="float" office:value="8.51660108566284" calcext:value-type="float">
            <text:p>8.51660108566284</text:p>
          </table:table-cell>
          <table:table-cell office:value-type="float" office:value="9.11213397979736" calcext:value-type="float">
            <text:p>9.11213397979736</text:p>
          </table:table-cell>
          <table:table-cell office:value-type="float" office:value="9.70851945877075" calcext:value-type="float">
            <text:p>9.70851945877075</text:p>
          </table:table-cell>
          <table:table-cell office:value-type="float" office:value="10.3242933750153" calcext:value-type="float">
            <text:p>10.3242933750153</text:p>
          </table:table-cell>
          <table:table-cell office:value-type="float" office:value="10.9588284492493" calcext:value-type="float">
            <text:p>10.9588284492493</text:p>
          </table:table-cell>
          <table:table-cell office:value-type="float" office:value="11.5937669277191" calcext:value-type="float">
            <text:p>11.5937669277191</text:p>
          </table:table-cell>
          <table:table-cell office:value-type="float" office:value="12.2415254116058" calcext:value-type="float">
            <text:p>12.2415254116058</text:p>
          </table:table-cell>
          <table:table-cell office:value-type="float" office:value="12.8665356636047" calcext:value-type="float">
            <text:p>12.8665356636047</text:p>
          </table:table-cell>
          <table:table-cell office:value-type="float" office:value="13.5143048763275" calcext:value-type="float">
            <text:p>13.5143048763275</text:p>
          </table:table-cell>
          <table:table-cell office:value-type="float" office:value="14.2270932197571" calcext:value-type="float">
            <text:p>14.2270932197571</text:p>
          </table:table-cell>
          <table:table-cell office:value-type="float" office:value="14.9684126377106" calcext:value-type="float">
            <text:p>14.9684126377106</text:p>
          </table:table-cell>
          <table:table-cell office:value-type="float" office:value="15.7572736740112" calcext:value-type="float">
            <text:p>15.7572736740112</text:p>
          </table:table-cell>
          <table:table-cell office:value-type="float" office:value="16.5462827682495" calcext:value-type="float">
            <text:p>16.5462827682495</text:p>
          </table:table-cell>
          <table:table-cell office:value-type="float" office:value="17.281261920929" calcext:value-type="float">
            <text:p>17.281261920929</text:p>
          </table:table-cell>
          <table:table-cell office:value-type="float" office:value="18.0316617488861" calcext:value-type="float">
            <text:p>18.0316617488861</text:p>
          </table:table-cell>
          <table:table-cell office:value-type="float" office:value="18.855562210083" calcext:value-type="float">
            <text:p>18.855562210083</text:p>
          </table:table-cell>
          <table:table-cell office:value-type="float" office:value="19.7196252346039" calcext:value-type="float">
            <text:p>19.7196252346039</text:p>
          </table:table-cell>
          <table:table-cell office:value-type="float" office:value="20.5731012821197" calcext:value-type="float">
            <text:p>20.5731012821197</text:p>
          </table:table-cell>
          <table:table-cell office:value-type="float" office:value="21.4436175823212" calcext:value-type="float">
            <text:p>21.4436175823212</text:p>
          </table:table-cell>
          <table:table-cell office:value-type="float" office:value="22.3029799461365" calcext:value-type="float">
            <text:p>22.3029799461365</text:p>
          </table:table-cell>
          <table:table-cell office:value-type="float" office:value="23.1216714382172" calcext:value-type="float">
            <text:p>23.1216714382172</text:p>
          </table:table-cell>
          <table:table-cell office:value-type="float" office:value="23.9476900100708" calcext:value-type="float">
            <text:p>23.9476900100708</text:p>
          </table:table-cell>
          <table:table-cell office:value-type="float" office:value="24.7344138622284" calcext:value-type="float">
            <text:p>24.7344138622284</text:p>
          </table:table-cell>
          <table:table-cell office:value-type="float" office:value="25.5422155857086" calcext:value-type="float">
            <text:p>25.5422155857086</text:p>
          </table:table-cell>
          <table:table-cell office:value-type="float" office:value="26.4220201969147" calcext:value-type="float">
            <text:p>26.4220201969147</text:p>
          </table:table-cell>
          <table:table-cell office:value-type="float" office:value="27.2780408859253" calcext:value-type="float">
            <text:p>27.2780408859253</text:p>
          </table:table-cell>
          <table:table-cell office:value-type="float" office:value="28.0329301357269" calcext:value-type="float">
            <text:p>28.0329301357269</text:p>
          </table:table-cell>
          <table:table-cell office:value-type="float" office:value="28.8865094184875" calcext:value-type="float">
            <text:p>28.8865094184875</text:p>
          </table:table-cell>
          <table:table-cell office:value-type="float" office:value="29.6824548244476" calcext:value-type="float">
            <text:p>29.6824548244476</text:p>
          </table:table-cell>
          <table:table-cell office:value-type="float" office:value="30.5124032497406" calcext:value-type="float">
            <text:p>30.5124032497406</text:p>
          </table:table-cell>
          <table:table-cell office:value-type="float" office:value="31.4883453845978" calcext:value-type="float">
            <text:p>31.4883453845978</text:p>
          </table:table-cell>
          <table:table-cell office:value-type="float" office:value="32.5248465538025" calcext:value-type="float">
            <text:p>32.5248465538025</text:p>
          </table:table-cell>
          <table:table-cell office:value-type="float" office:value="33.4160795211792" calcext:value-type="float">
            <text:p>33.4160795211792</text:p>
          </table:table-cell>
          <table:table-cell office:value-type="float" office:value="34.3204128742218" calcext:value-type="float">
            <text:p>34.3204128742218</text:p>
          </table:table-cell>
          <table:table-cell office:value-type="float" office:value="35.1870369911194" calcext:value-type="float">
            <text:p>35.1870369911194</text:p>
          </table:table-cell>
          <table:table-cell office:value-type="float" office:value="36.1483569145203" calcext:value-type="float">
            <text:p>36.1483569145203</text:p>
          </table:table-cell>
          <table:table-cell office:value-type="float" office:value="36.9566717147827" calcext:value-type="float">
            <text:p>36.9566717147827</text:p>
          </table:table-cell>
          <table:table-cell office:value-type="float" office:value="37.8569896221161" calcext:value-type="float">
            <text:p>37.8569896221161</text:p>
          </table:table-cell>
          <table:table-cell office:value-type="float" office:value="38.7408337593079" calcext:value-type="float">
            <text:p>38.7408337593079</text:p>
          </table:table-cell>
          <table:table-cell office:value-type="float" office:value="39.6918542385101" calcext:value-type="float">
            <text:p>39.6918542385101</text:p>
          </table:table-cell>
          <table:table-cell office:value-type="float" office:value="40.5427145957947" calcext:value-type="float">
            <text:p>40.5427145957947</text:p>
          </table:table-cell>
          <table:table-cell office:value-type="float" office:value="41.5017142295837" calcext:value-type="float">
            <text:p>41.5017142295837</text:p>
          </table:table-cell>
          <table:table-cell office:value-type="float" office:value="42.5160841941834" calcext:value-type="float">
            <text:p>42.5160841941834</text:p>
          </table:table-cell>
          <table:table-cell office:value-type="float" office:value="43.6428732872009" calcext:value-type="float">
            <text:p>43.6428732872009</text:p>
          </table:table-cell>
          <table:table-cell office:value-type="float" office:value="44.7998239994049" calcext:value-type="float">
            <text:p>44.7998239994049</text:p>
          </table:table-cell>
          <table:table-cell office:value-type="float" office:value="45.8207666873932" calcext:value-type="float">
            <text:p>45.8207666873932</text:p>
          </table:table-cell>
          <table:table-cell office:value-type="float" office:value="46.8827438354492" calcext:value-type="float">
            <text:p>46.8827438354492</text:p>
          </table:table-cell>
          <table:table-cell office:value-type="float" office:value="47.9042053222656" calcext:value-type="float">
            <text:p>47.9042053222656</text:p>
          </table:table-cell>
          <table:table-cell office:value-type="float" office:value="48.9426808357239" calcext:value-type="float">
            <text:p>48.9426808357239</text:p>
          </table:table-cell>
          <table:table-cell office:value-type="float" office:value="49.962703704834" calcext:value-type="float">
            <text:p>49.962703704834</text:p>
          </table:table-cell>
          <table:table-cell office:value-type="float" office:value="50.9489226341248" calcext:value-type="float">
            <text:p>50.9489226341248</text:p>
          </table:table-cell>
          <table:table-cell office:value-type="float" office:value="52.0346291065216" calcext:value-type="float">
            <text:p>52.0346291065216</text:p>
          </table:table-cell>
          <table:table-cell office:value-type="float" office:value="53.1188471317291" calcext:value-type="float">
            <text:p>53.1188471317291</text:p>
          </table:table-cell>
          <table:table-cell office:value-type="float" office:value="54.3001437187195" calcext:value-type="float">
            <text:p>54.3001437187195</text:p>
          </table:table-cell>
          <table:table-cell office:value-type="float" office:value="55.2741603851318" calcext:value-type="float">
            <text:p>55.2741603851318</text:p>
          </table:table-cell>
          <table:table-cell office:value-type="float" office:value="56.2518322467804" calcext:value-type="float">
            <text:p>56.2518322467804</text:p>
          </table:table-cell>
          <table:table-cell office:value-type="float" office:value="57.2519435882568" calcext:value-type="float">
            <text:p>57.2519435882568</text:p>
          </table:table-cell>
          <table:table-cell office:value-type="float" office:value="58.2867140769959" calcext:value-type="float">
            <text:p>58.2867140769959</text:p>
          </table:table-cell>
          <table:table-cell office:value-type="float" office:value="59.4073910713196" calcext:value-type="float">
            <text:p>59.4073910713196</text:p>
          </table:table-cell>
          <table:table-cell office:value-type="float" office:value="60.5784809589386" calcext:value-type="float">
            <text:p>60.5784809589386</text:p>
          </table:table-cell>
          <table:table-cell office:value-type="float" office:value="61.8124406337738" calcext:value-type="float">
            <text:p>61.8124406337738</text:p>
          </table:table-cell>
          <table:table-cell office:value-type="float" office:value="63.1427464485168" calcext:value-type="float">
            <text:p>63.1427464485168</text:p>
          </table:table-cell>
          <table:table-cell office:value-type="float" office:value="64.2555446624756" calcext:value-type="float">
            <text:p>64.2555446624756</text:p>
          </table:table-cell>
          <table:table-cell office:value-type="float" office:value="65.2477087974548" calcext:value-type="float">
            <text:p>65.2477087974548</text:p>
          </table:table-cell>
          <table:table-cell office:value-type="float" office:value="66.4271824359894" calcext:value-type="float">
            <text:p>66.4271824359894</text:p>
          </table:table-cell>
          <table:table-cell office:value-type="float" office:value="67.6771409511566" calcext:value-type="float">
            <text:p>67.6771409511566</text:p>
          </table:table-cell>
          <table:table-cell office:value-type="float" office:value="68.7974994182587" calcext:value-type="float">
            <text:p>68.7974994182587</text:p>
          </table:table-cell>
          <table:table-cell office:value-type="float" office:value="69.7993247509003" calcext:value-type="float">
            <text:p>69.7993247509003</text:p>
          </table:table-cell>
          <table:table-cell office:value-type="float" office:value="70.8132357597351" calcext:value-type="float">
            <text:p>70.8132357597351</text:p>
          </table:table-cell>
          <table:table-cell office:value-type="float" office:value="71.838942527771" calcext:value-type="float">
            <text:p>71.838942527771</text:p>
          </table:table-cell>
          <table:table-cell office:value-type="float" office:value="73.2067844867706" calcext:value-type="float">
            <text:p>73.2067844867706</text:p>
          </table:table-cell>
          <table:table-cell office:value-type="float" office:value="74.6274693012238" calcext:value-type="float">
            <text:p>74.6274693012238</text:p>
          </table:table-cell>
          <table:table-cell office:value-type="float" office:value="75.8619859218597" calcext:value-type="float">
            <text:p>75.8619859218597</text:p>
          </table:table-cell>
          <table:table-cell office:value-type="float" office:value="77.1147696971893" calcext:value-type="float">
            <text:p>77.1147696971893</text:p>
          </table:table-cell>
          <table:table-cell office:value-type="float" office:value="78.3882713317871" calcext:value-type="float">
            <text:p>78.3882713317871</text:p>
          </table:table-cell>
          <table:table-cell office:value-type="float" office:value="79.5354318618774" calcext:value-type="float">
            <text:p>79.5354318618774</text:p>
          </table:table-cell>
          <table:table-cell office:value-type="float" office:value="80.746417760849" calcext:value-type="float">
            <text:p>80.746417760849</text:p>
          </table:table-cell>
        </table:table-row>
        <table:table-row table:style-name="ro1" table:number-rows-repeated="2">
          <table:table-cell table:number-columns-repeated="100"/>
        </table:table-row>
        <table:table-row table:style-name="ro1">
          <table:table-cell table:formula="of:=AVERAGE([.A2:.A21])" office:value-type="float" office:value="0.0234313607215881" calcext:value-type="float">
            <text:p>0.023431360721588</text:p>
          </table:table-cell>
          <table:table-cell table:formula="of:=AVERAGE([.B2:.B21])" office:value-type="float" office:value="0.0532194375991821" calcext:value-type="float">
            <text:p>0.053219437599182</text:p>
          </table:table-cell>
          <table:table-cell table:formula="of:=AVERAGE([.C2:.C21])" office:value-type="float" office:value="0.0900525331497192" calcext:value-type="float">
            <text:p>0.090052533149719</text:p>
          </table:table-cell>
          <table:table-cell table:formula="of:=AVERAGE([.D2:.D21])" office:value-type="float" office:value="0.133135914802551" calcext:value-type="float">
            <text:p>0.133135914802551</text:p>
          </table:table-cell>
          <table:table-cell table:formula="of:=AVERAGE([.E2:.E21])" office:value-type="float" office:value="0.219056940078735" calcext:value-type="float">
            <text:p>0.219056940078735</text:p>
          </table:table-cell>
          <table:table-cell table:formula="of:=AVERAGE([.F2:.F21])" office:value-type="float" office:value="0.319005990028381" calcext:value-type="float">
            <text:p>0.319005990028381</text:p>
          </table:table-cell>
          <table:table-cell table:formula="of:=AVERAGE([.G2:.G21])" office:value-type="float" office:value="0.458221888542175" calcext:value-type="float">
            <text:p>0.458221888542175</text:p>
          </table:table-cell>
          <table:table-cell table:formula="of:=AVERAGE([.H2:.H21])" office:value-type="float" office:value="0.707926893234253" calcext:value-type="float">
            <text:p>0.707926893234253</text:p>
          </table:table-cell>
          <table:table-cell table:formula="of:=AVERAGE([.I2:.I21])" office:value-type="float" office:value="0.984043419361115" calcext:value-type="float">
            <text:p>0.984043419361115</text:p>
          </table:table-cell>
          <table:table-cell table:formula="of:=AVERAGE([.J2:.J21])" office:value-type="float" office:value="1.31902041435242" calcext:value-type="float">
            <text:p>1.31902041435242</text:p>
          </table:table-cell>
          <table:table-cell table:formula="of:=AVERAGE([.K2:.K21])" office:value-type="float" office:value="1.67286430597305" calcext:value-type="float">
            <text:p>1.67286430597305</text:p>
          </table:table-cell>
          <table:table-cell table:formula="of:=AVERAGE([.L2:.L21])" office:value-type="float" office:value="2.09706115722656" calcext:value-type="float">
            <text:p>2.09706115722656</text:p>
          </table:table-cell>
          <table:table-cell table:formula="of:=AVERAGE([.M2:.M21])" office:value-type="float" office:value="2.55212315320969" calcext:value-type="float">
            <text:p>2.55212315320969</text:p>
          </table:table-cell>
          <table:table-cell table:formula="of:=AVERAGE([.N2:.N21])" office:value-type="float" office:value="3.04278137683868" calcext:value-type="float">
            <text:p>3.04278137683868</text:p>
          </table:table-cell>
          <table:table-cell table:formula="of:=AVERAGE([.O2:.O21])" office:value-type="float" office:value="3.51676278114319" calcext:value-type="float">
            <text:p>3.51676278114319</text:p>
          </table:table-cell>
          <table:table-cell table:formula="of:=AVERAGE([.P2:.P21])" office:value-type="float" office:value="4.0480508685112" calcext:value-type="float">
            <text:p>4.0480508685112</text:p>
          </table:table-cell>
          <table:table-cell table:formula="of:=AVERAGE([.Q2:.Q21])" office:value-type="float" office:value="4.59016488790512" calcext:value-type="float">
            <text:p>4.59016488790512</text:p>
          </table:table-cell>
          <table:table-cell table:formula="of:=AVERAGE([.R2:.R21])" office:value-type="float" office:value="5.13911865949631" calcext:value-type="float">
            <text:p>5.13911865949631</text:p>
          </table:table-cell>
          <table:table-cell table:formula="of:=AVERAGE([.S2:.S21])" office:value-type="float" office:value="5.67362957000732" calcext:value-type="float">
            <text:p>5.67362957000732</text:p>
          </table:table-cell>
          <table:table-cell table:formula="of:=AVERAGE([.T2:.T21])" office:value-type="float" office:value="6.2362104177475" calcext:value-type="float">
            <text:p>6.2362104177475</text:p>
          </table:table-cell>
          <table:table-cell table:formula="of:=AVERAGE([.U2:.U21])" office:value-type="float" office:value="6.80579013824463" calcext:value-type="float">
            <text:p>6.80579013824463</text:p>
          </table:table-cell>
          <table:table-cell table:formula="of:=AVERAGE([.V2:.V21])" office:value-type="float" office:value="7.39968801736832" calcext:value-type="float">
            <text:p>7.39968801736832</text:p>
          </table:table-cell>
          <table:table-cell table:formula="of:=AVERAGE([.W2:.W21])" office:value-type="float" office:value="7.98497936725616" calcext:value-type="float">
            <text:p>7.98497936725616</text:p>
          </table:table-cell>
          <table:table-cell table:formula="of:=AVERAGE([.X2:.X21])" office:value-type="float" office:value="8.59345862865448" calcext:value-type="float">
            <text:p>8.59345862865448</text:p>
          </table:table-cell>
          <table:table-cell table:formula="of:=AVERAGE([.Y2:.Y21])" office:value-type="float" office:value="9.2147503733635" calcext:value-type="float">
            <text:p>9.2147503733635</text:p>
          </table:table-cell>
          <table:table-cell table:formula="of:=AVERAGE([.Z2:.Z21])" office:value-type="float" office:value="9.83832507133484" calcext:value-type="float">
            <text:p>9.83832507133484</text:p>
          </table:table-cell>
          <table:table-cell table:formula="of:=AVERAGE([.AA2:.AA21])" office:value-type="float" office:value="10.4857180595398" calcext:value-type="float">
            <text:p>10.4857180595398</text:p>
          </table:table-cell>
          <table:table-cell table:formula="of:=AVERAGE([.AB2:.AB21])" office:value-type="float" office:value="11.1281780362129" calcext:value-type="float">
            <text:p>11.1281780362129</text:p>
          </table:table-cell>
          <table:table-cell table:formula="of:=AVERAGE([.AC2:.AC21])" office:value-type="float" office:value="11.7690806150436" calcext:value-type="float">
            <text:p>11.7690806150436</text:p>
          </table:table-cell>
          <table:table-cell table:formula="of:=AVERAGE([.AD2:.AD21])" office:value-type="float" office:value="12.4393191456795" calcext:value-type="float">
            <text:p>12.4393191456795</text:p>
          </table:table-cell>
          <table:table-cell table:formula="of:=AVERAGE([.AE2:.AE21])" office:value-type="float" office:value="13.1202887415886" calcext:value-type="float">
            <text:p>13.1202887415886</text:p>
          </table:table-cell>
          <table:table-cell table:formula="of:=AVERAGE([.AF2:.AF21])" office:value-type="float" office:value="13.8089642167091" calcext:value-type="float">
            <text:p>13.8089642167091</text:p>
          </table:table-cell>
          <table:table-cell table:formula="of:=AVERAGE([.AG2:.AG21])" office:value-type="float" office:value="14.571969461441" calcext:value-type="float">
            <text:p>14.571969461441</text:p>
          </table:table-cell>
          <table:table-cell table:formula="of:=AVERAGE([.AH2:.AH21])" office:value-type="float" office:value="15.3240168213844" calcext:value-type="float">
            <text:p>15.3240168213844</text:p>
          </table:table-cell>
          <table:table-cell table:formula="of:=AVERAGE([.AI2:.AI21])" office:value-type="float" office:value="16.0792543053627" calcext:value-type="float">
            <text:p>16.0792543053627</text:p>
          </table:table-cell>
          <table:table-cell table:formula="of:=AVERAGE([.AJ2:.AJ21])" office:value-type="float" office:value="16.8581980466843" calcext:value-type="float">
            <text:p>16.8581980466843</text:p>
          </table:table-cell>
          <table:table-cell table:formula="of:=AVERAGE([.AK2:.AK21])" office:value-type="float" office:value="17.63715467453" calcext:value-type="float">
            <text:p>17.63715467453</text:p>
          </table:table-cell>
          <table:table-cell table:formula="of:=AVERAGE([.AL2:.AL21])" office:value-type="float" office:value="18.4141563415527" calcext:value-type="float">
            <text:p>18.4141563415527</text:p>
          </table:table-cell>
          <table:table-cell table:formula="of:=AVERAGE([.AM2:.AM21])" office:value-type="float" office:value="19.2087757587433" calcext:value-type="float">
            <text:p>19.2087757587433</text:p>
          </table:table-cell>
          <table:table-cell table:formula="of:=AVERAGE([.AN2:.AN21])" office:value-type="float" office:value="20.0068930745125" calcext:value-type="float">
            <text:p>20.0068930745125</text:p>
          </table:table-cell>
          <table:table-cell table:formula="of:=AVERAGE([.AO2:.AO21])" office:value-type="float" office:value="20.7890204071999" calcext:value-type="float">
            <text:p>20.7890204071999</text:p>
          </table:table-cell>
          <table:table-cell table:formula="of:=AVERAGE([.AP2:.AP21])" office:value-type="float" office:value="21.6108345746994" calcext:value-type="float">
            <text:p>21.6108345746994</text:p>
          </table:table-cell>
          <table:table-cell table:formula="of:=AVERAGE([.AQ2:.AQ21])" office:value-type="float" office:value="22.4147522211075" calcext:value-type="float">
            <text:p>22.4147522211075</text:p>
          </table:table-cell>
          <table:table-cell table:formula="of:=AVERAGE([.AR2:.AR21])" office:value-type="float" office:value="23.2403009057045" calcext:value-type="float">
            <text:p>23.2403009057045</text:p>
          </table:table-cell>
          <table:table-cell table:formula="of:=AVERAGE([.AS2:.AS21])" office:value-type="float" office:value="24.0724358320236" calcext:value-type="float">
            <text:p>24.0724358320236</text:p>
          </table:table-cell>
          <table:table-cell table:formula="of:=AVERAGE([.AT2:.AT21])" office:value-type="float" office:value="24.915980052948" calcext:value-type="float">
            <text:p>24.915980052948</text:p>
          </table:table-cell>
          <table:table-cell table:formula="of:=AVERAGE([.AU2:.AU21])" office:value-type="float" office:value="25.7761983633041" calcext:value-type="float">
            <text:p>25.7761983633041</text:p>
          </table:table-cell>
          <table:table-cell table:formula="of:=AVERAGE([.AV2:.AV21])" office:value-type="float" office:value="26.6360310792923" calcext:value-type="float">
            <text:p>26.6360310792923</text:p>
          </table:table-cell>
          <table:table-cell table:formula="of:=AVERAGE([.AW2:.AW21])" office:value-type="float" office:value="27.4867284536362" calcext:value-type="float">
            <text:p>27.4867284536362</text:p>
          </table:table-cell>
          <table:table-cell table:formula="of:=AVERAGE([.AX2:.AX21])" office:value-type="float" office:value="28.3267991423607" calcext:value-type="float">
            <text:p>28.3267991423607</text:p>
          </table:table-cell>
          <table:table-cell table:formula="of:=AVERAGE([.AY2:.AY21])" office:value-type="float" office:value="29.2063101649284" calcext:value-type="float">
            <text:p>29.2063101649284</text:p>
          </table:table-cell>
          <table:table-cell table:formula="of:=AVERAGE([.AZ2:.AZ21])" office:value-type="float" office:value="30.074667096138" calcext:value-type="float">
            <text:p>30.074667096138</text:p>
          </table:table-cell>
          <table:table-cell table:formula="of:=AVERAGE([.BA2:.BA21])" office:value-type="float" office:value="30.9505399703979" calcext:value-type="float">
            <text:p>30.9505399703979</text:p>
          </table:table-cell>
          <table:table-cell table:formula="of:=AVERAGE([.BB2:.BB21])" office:value-type="float" office:value="31.8374552965164" calcext:value-type="float">
            <text:p>31.8374552965164</text:p>
          </table:table-cell>
          <table:table-cell table:formula="of:=AVERAGE([.BC2:.BC21])" office:value-type="float" office:value="32.7388235449791" calcext:value-type="float">
            <text:p>32.7388235449791</text:p>
          </table:table-cell>
          <table:table-cell table:formula="of:=AVERAGE([.BD2:.BD21])" office:value-type="float" office:value="33.6422654747963" calcext:value-type="float">
            <text:p>33.6422654747963</text:p>
          </table:table-cell>
          <table:table-cell table:formula="of:=AVERAGE([.BE2:.BE21])" office:value-type="float" office:value="34.5335398197174" calcext:value-type="float">
            <text:p>34.5335398197174</text:p>
          </table:table-cell>
          <table:table-cell table:formula="of:=AVERAGE([.BF2:.BF21])" office:value-type="float" office:value="35.4293906331062" calcext:value-type="float">
            <text:p>35.4293906331062</text:p>
          </table:table-cell>
          <table:table-cell table:formula="of:=AVERAGE([.BG2:.BG21])" office:value-type="float" office:value="36.3282030344009" calcext:value-type="float">
            <text:p>36.3282030344009</text:p>
          </table:table-cell>
          <table:table-cell table:formula="of:=AVERAGE([.BH2:.BH21])" office:value-type="float" office:value="37.2362756967545" calcext:value-type="float">
            <text:p>37.2362756967545</text:p>
          </table:table-cell>
          <table:table-cell table:formula="of:=AVERAGE([.BI2:.BI21])" office:value-type="float" office:value="38.1971621274948" calcext:value-type="float">
            <text:p>38.1971621274948</text:p>
          </table:table-cell>
          <table:table-cell table:formula="of:=AVERAGE([.BJ2:.BJ21])" office:value-type="float" office:value="39.1634273648262" calcext:value-type="float">
            <text:p>39.1634273648262</text:p>
          </table:table-cell>
          <table:table-cell table:formula="of:=AVERAGE([.BK2:.BK21])" office:value-type="float" office:value="40.1119053840637" calcext:value-type="float">
            <text:p>40.1119053840637</text:p>
          </table:table-cell>
          <table:table-cell table:formula="of:=AVERAGE([.BL2:.BL21])" office:value-type="float" office:value="41.0210250616074" calcext:value-type="float">
            <text:p>41.0210250616074</text:p>
          </table:table-cell>
          <table:table-cell table:formula="of:=AVERAGE([.BM2:.BM21])" office:value-type="float" office:value="41.9495463013649" calcext:value-type="float">
            <text:p>41.9495463013649</text:p>
          </table:table-cell>
          <table:table-cell table:formula="of:=AVERAGE([.BN2:.BN21])" office:value-type="float" office:value="42.9498193979263" calcext:value-type="float">
            <text:p>42.9498193979263</text:p>
          </table:table-cell>
          <table:table-cell table:formula="of:=AVERAGE([.BO2:.BO21])" office:value-type="float" office:value="43.9423420667648" calcext:value-type="float">
            <text:p>43.9423420667648</text:p>
          </table:table-cell>
          <table:table-cell table:formula="of:=AVERAGE([.BP2:.BP21])" office:value-type="float" office:value="44.9265873074532" calcext:value-type="float">
            <text:p>44.9265873074532</text:p>
          </table:table-cell>
          <table:table-cell table:formula="of:=AVERAGE([.BQ2:.BQ21])" office:value-type="float" office:value="45.9285598158836" calcext:value-type="float">
            <text:p>45.9285598158836</text:p>
          </table:table-cell>
          <table:table-cell table:formula="of:=AVERAGE([.BR2:.BR21])" office:value-type="float" office:value="46.9475912451744" calcext:value-type="float">
            <text:p>46.9475912451744</text:p>
          </table:table-cell>
          <table:table-cell table:formula="of:=AVERAGE([.BS2:.BS21])" office:value-type="float" office:value="47.9610691308975" calcext:value-type="float">
            <text:p>47.9610691308975</text:p>
          </table:table-cell>
          <table:table-cell table:formula="of:=AVERAGE([.BT2:.BT21])" office:value-type="float" office:value="49.0000365138054" calcext:value-type="float">
            <text:p>49.0000365138054</text:p>
          </table:table-cell>
          <table:table-cell table:formula="of:=AVERAGE([.BU2:.BU21])" office:value-type="float" office:value="50.0358581066132" calcext:value-type="float">
            <text:p>50.0358581066132</text:p>
          </table:table-cell>
          <table:table-cell table:formula="of:=AVERAGE([.BV2:.BV21])" office:value-type="float" office:value="51.0854245305061" calcext:value-type="float">
            <text:p>51.0854245305061</text:p>
          </table:table-cell>
          <table:table-cell table:formula="of:=AVERAGE([.BW2:.BW21])" office:value-type="float" office:value="52.1172401189804" calcext:value-type="float">
            <text:p>52.1172401189804</text:p>
          </table:table-cell>
          <table:table-cell table:formula="of:=AVERAGE([.BX2:.BX21])" office:value-type="float" office:value="53.2019857287407" calcext:value-type="float">
            <text:p>53.2019857287407</text:p>
          </table:table-cell>
          <table:table-cell table:formula="of:=AVERAGE([.BY2:.BY21])" office:value-type="float" office:value="54.2797213673592" calcext:value-type="float">
            <text:p>54.2797213673592</text:p>
          </table:table-cell>
          <table:table-cell table:formula="of:=AVERAGE([.BZ2:.BZ21])" office:value-type="float" office:value="55.3891832709312" calcext:value-type="float">
            <text:p>55.3891832709312</text:p>
          </table:table-cell>
          <table:table-cell table:formula="of:=AVERAGE([.CA2:.CA21])" office:value-type="float" office:value="56.4733802556992" calcext:value-type="float">
            <text:p>56.4733802556992</text:p>
          </table:table-cell>
          <table:table-cell table:formula="of:=AVERAGE([.CB2:.CB21])" office:value-type="float" office:value="57.559944486618" calcext:value-type="float">
            <text:p>57.559944486618</text:p>
          </table:table-cell>
          <table:table-cell table:formula="of:=AVERAGE([.CC2:.CC21])" office:value-type="float" office:value="58.6446681141853" calcext:value-type="float">
            <text:p>58.6446681141853</text:p>
          </table:table-cell>
          <table:table-cell table:formula="of:=AVERAGE([.CD2:.CD21])" office:value-type="float" office:value="59.734687936306" calcext:value-type="float">
            <text:p>59.734687936306</text:p>
          </table:table-cell>
          <table:table-cell table:formula="of:=AVERAGE([.CE2:.CE21])" office:value-type="float" office:value="60.8279512405395" calcext:value-type="float">
            <text:p>60.8279512405395</text:p>
          </table:table-cell>
          <table:table-cell table:formula="of:=AVERAGE([.CF2:.CF21])" office:value-type="float" office:value="61.885835647583" calcext:value-type="float">
            <text:p>61.885835647583</text:p>
          </table:table-cell>
          <table:table-cell table:formula="of:=AVERAGE([.CG2:.CG21])" office:value-type="float" office:value="63.0499746799469" calcext:value-type="float">
            <text:p>63.0499746799469</text:p>
          </table:table-cell>
          <table:table-cell table:formula="of:=AVERAGE([.CH2:.CH21])" office:value-type="float" office:value="64.2061789751053" calcext:value-type="float">
            <text:p>64.2061789751053</text:p>
          </table:table-cell>
          <table:table-cell table:formula="of:=AVERAGE([.CI2:.CI21])" office:value-type="float" office:value="65.2867542147637" calcext:value-type="float">
            <text:p>65.2867542147637</text:p>
          </table:table-cell>
          <table:table-cell table:formula="of:=AVERAGE([.CJ2:.CJ21])" office:value-type="float" office:value="66.4093409776688" calcext:value-type="float">
            <text:p>66.4093409776688</text:p>
          </table:table-cell>
          <table:table-cell table:formula="of:=AVERAGE([.CK2:.CK21])" office:value-type="float" office:value="67.5238487482071" calcext:value-type="float">
            <text:p>67.5238487482071</text:p>
          </table:table-cell>
          <table:table-cell table:formula="of:=AVERAGE([.CL2:.CL21])" office:value-type="float" office:value="68.6850635886192" calcext:value-type="float">
            <text:p>68.6850635886192</text:p>
          </table:table-cell>
          <table:table-cell table:formula="of:=AVERAGE([.CM2:.CM21])" office:value-type="float" office:value="69.8640727877617" calcext:value-type="float">
            <text:p>69.8640727877617</text:p>
          </table:table-cell>
          <table:table-cell table:formula="of:=AVERAGE([.CN2:.CN21])" office:value-type="float" office:value="71.0264657616615" calcext:value-type="float">
            <text:p>71.0264657616615</text:p>
          </table:table-cell>
          <table:table-cell table:formula="of:=AVERAGE([.CO2:.CO21])" office:value-type="float" office:value="72.2095962762833" calcext:value-type="float">
            <text:p>72.2095962762833</text:p>
          </table:table-cell>
          <table:table-cell table:formula="of:=AVERAGE([.CP2:.CP21])" office:value-type="float" office:value="73.4058412313461" calcext:value-type="float">
            <text:p>73.4058412313461</text:p>
          </table:table-cell>
          <table:table-cell table:formula="of:=AVERAGE([.CQ2:.CQ21])" office:value-type="float" office:value="74.6139901995659" calcext:value-type="float">
            <text:p>74.6139901995659</text:p>
          </table:table-cell>
          <table:table-cell table:formula="of:=AVERAGE([.CR2:.CR21])" office:value-type="float" office:value="75.8067042827606" calcext:value-type="float">
            <text:p>75.8067042827606</text:p>
          </table:table-cell>
          <table:table-cell table:formula="of:=AVERAGE([.CS2:.CS21])" office:value-type="float" office:value="76.9984378099442" calcext:value-type="float">
            <text:p>76.9984378099442</text:p>
          </table:table-cell>
          <table:table-cell table:formula="of:=AVERAGE([.CT2:.CT21])" office:value-type="float" office:value="78.1940473914146" calcext:value-type="float">
            <text:p>78.1940473914146</text:p>
          </table:table-cell>
          <table:table-cell table:formula="of:=AVERAGE([.CU2:.CU21])" office:value-type="float" office:value="79.4105556607246" calcext:value-type="float">
            <text:p>79.4105556607246</text:p>
          </table:table-cell>
          <table:table-cell table:formula="of:=AVERAGE([.CV2:.CV21])" office:value-type="float" office:value="80.6108870506287" calcext:value-type="float">
            <text:p>80.6108870506287</text:p>
          </table:table-cell>
        </table:table-row>
        <table:table-row table:style-name="ro1">
          <table:table-cell table:formula="of:=[.B24]-[.A24]" office:value-type="float" office:value="0.029788076877594" calcext:value-type="float">
            <text:p>0.029788076877594</text:p>
          </table:table-cell>
          <table:table-cell table:formula="of:=[.C24]-[.B24]" office:value-type="float" office:value="0.0368330955505371" calcext:value-type="float">
            <text:p>0.036833095550537</text:p>
          </table:table-cell>
          <table:table-cell table:formula="of:=[.D24]-[.C24]" office:value-type="float" office:value="0.043083381652832" calcext:value-type="float">
            <text:p>0.043083381652832</text:p>
          </table:table-cell>
          <table:table-cell table:formula="of:=[.E24]-[.D24]" office:value-type="float" office:value="0.0859210252761841" calcext:value-type="float">
            <text:p>0.085921025276184</text:p>
          </table:table-cell>
          <table:table-cell table:formula="of:=[.F24]-[.E24]" office:value-type="float" office:value="0.099949049949646" calcext:value-type="float">
            <text:p>0.099949049949646</text:p>
          </table:table-cell>
          <table:table-cell table:formula="of:=[.G24]-[.F24]" office:value-type="float" office:value="0.139215898513794" calcext:value-type="float">
            <text:p>0.139215898513794</text:p>
          </table:table-cell>
          <table:table-cell table:formula="of:=[.H24]-[.G24]" office:value-type="float" office:value="0.249705004692078" calcext:value-type="float">
            <text:p>0.249705004692078</text:p>
          </table:table-cell>
          <table:table-cell table:formula="of:=[.I24]-[.H24]" office:value-type="float" office:value="0.276116526126862" calcext:value-type="float">
            <text:p>0.276116526126862</text:p>
          </table:table-cell>
          <table:table-cell table:formula="of:=[.J24]-[.I24]" office:value-type="float" office:value="0.334976994991302" calcext:value-type="float">
            <text:p>0.334976994991302</text:p>
          </table:table-cell>
          <table:table-cell table:formula="of:=[.K24]-[.J24]" office:value-type="float" office:value="0.353843891620636" calcext:value-type="float">
            <text:p>0.353843891620636</text:p>
          </table:table-cell>
          <table:table-cell table:formula="of:=[.L24]-[.K24]" office:value-type="float" office:value="0.424196851253509" calcext:value-type="float">
            <text:p>0.424196851253509</text:p>
          </table:table-cell>
          <table:table-cell table:formula="of:=[.M24]-[.L24]" office:value-type="float" office:value="0.455061995983124" calcext:value-type="float">
            <text:p>0.455061995983124</text:p>
          </table:table-cell>
          <table:table-cell table:formula="of:=[.N24]-[.M24]" office:value-type="float" office:value="0.490658223628998" calcext:value-type="float">
            <text:p>0.490658223628998</text:p>
          </table:table-cell>
          <table:table-cell table:formula="of:=[.O24]-[.N24]" office:value-type="float" office:value="0.473981404304504" calcext:value-type="float">
            <text:p>0.473981404304504</text:p>
          </table:table-cell>
          <table:table-cell table:formula="of:=[.P24]-[.O24]" office:value-type="float" office:value="0.531288087368012" calcext:value-type="float">
            <text:p>0.531288087368012</text:p>
          </table:table-cell>
          <table:table-cell table:formula="of:=[.Q24]-[.P24]" office:value-type="float" office:value="0.542114019393921" calcext:value-type="float">
            <text:p>0.542114019393921</text:p>
          </table:table-cell>
          <table:table-cell table:formula="of:=[.R24]-[.Q24]" office:value-type="float" office:value="0.548953771591187" calcext:value-type="float">
            <text:p>0.548953771591187</text:p>
          </table:table-cell>
          <table:table-cell table:formula="of:=[.S24]-[.R24]" office:value-type="float" office:value="0.534510910511017" calcext:value-type="float">
            <text:p>0.534510910511017</text:p>
          </table:table-cell>
          <table:table-cell table:formula="of:=[.T24]-[.S24]" office:value-type="float" office:value="0.562580847740174" calcext:value-type="float">
            <text:p>0.562580847740174</text:p>
          </table:table-cell>
          <table:table-cell table:formula="of:=[.U24]-[.T24]" office:value-type="float" office:value="0.569579720497131" calcext:value-type="float">
            <text:p>0.569579720497131</text:p>
          </table:table-cell>
          <table:table-cell table:formula="of:=[.V24]-[.U24]" office:value-type="float" office:value="0.593897879123688" calcext:value-type="float">
            <text:p>0.593897879123688</text:p>
          </table:table-cell>
          <table:table-cell table:formula="of:=[.W24]-[.V24]" office:value-type="float" office:value="0.585291349887847" calcext:value-type="float">
            <text:p>0.585291349887847</text:p>
          </table:table-cell>
          <table:table-cell table:formula="of:=[.X24]-[.W24]" office:value-type="float" office:value="0.608479261398315" calcext:value-type="float">
            <text:p>0.608479261398315</text:p>
          </table:table-cell>
          <table:table-cell table:formula="of:=[.Y24]-[.X24]" office:value-type="float" office:value="0.621291744709016" calcext:value-type="float">
            <text:p>0.621291744709016</text:p>
          </table:table-cell>
          <table:table-cell table:formula="of:=[.Z24]-[.Y24]" office:value-type="float" office:value="0.623574697971344" calcext:value-type="float">
            <text:p>0.623574697971344</text:p>
          </table:table-cell>
          <table:table-cell table:formula="of:=[.AA24]-[.Z24]" office:value-type="float" office:value="0.647392988204956" calcext:value-type="float">
            <text:p>0.647392988204956</text:p>
          </table:table-cell>
          <table:table-cell table:formula="of:=[.AB24]-[.AA24]" office:value-type="float" office:value="0.642459976673125" calcext:value-type="float">
            <text:p>0.642459976673125</text:p>
          </table:table-cell>
          <table:table-cell table:formula="of:=[.AC24]-[.AB24]" office:value-type="float" office:value="0.640902578830719" calcext:value-type="float">
            <text:p>0.640902578830719</text:p>
          </table:table-cell>
          <table:table-cell table:formula="of:=[.AD24]-[.AC24]" office:value-type="float" office:value="0.670238530635833" calcext:value-type="float">
            <text:p>0.670238530635833</text:p>
          </table:table-cell>
          <table:table-cell table:formula="of:=[.AE24]-[.AD24]" office:value-type="float" office:value="0.680969595909119" calcext:value-type="float">
            <text:p>0.680969595909119</text:p>
          </table:table-cell>
          <table:table-cell table:formula="of:=[.AF24]-[.AE24]" office:value-type="float" office:value="0.688675475120546" calcext:value-type="float">
            <text:p>0.688675475120546</text:p>
          </table:table-cell>
          <table:table-cell table:formula="of:=[.AG24]-[.AF24]" office:value-type="float" office:value="0.763005244731902" calcext:value-type="float">
            <text:p>0.763005244731902</text:p>
          </table:table-cell>
          <table:table-cell table:formula="of:=[.AH24]-[.AG24]" office:value-type="float" office:value="0.75204735994339" calcext:value-type="float">
            <text:p>0.75204735994339</text:p>
          </table:table-cell>
          <table:table-cell table:formula="of:=[.AI24]-[.AH24]" office:value-type="float" office:value="0.755237483978274" calcext:value-type="float">
            <text:p>0.755237483978274</text:p>
          </table:table-cell>
          <table:table-cell table:formula="of:=[.AJ24]-[.AI24]" office:value-type="float" office:value="0.778943741321562" calcext:value-type="float">
            <text:p>0.778943741321562</text:p>
          </table:table-cell>
          <table:table-cell table:formula="of:=[.AK24]-[.AJ24]" office:value-type="float" office:value="0.778956627845766" calcext:value-type="float">
            <text:p>0.778956627845766</text:p>
          </table:table-cell>
          <table:table-cell table:formula="of:=[.AL24]-[.AK24]" office:value-type="float" office:value="0.777001667022702" calcext:value-type="float">
            <text:p>0.777001667022702</text:p>
          </table:table-cell>
          <table:table-cell table:formula="of:=[.AM24]-[.AL24]" office:value-type="float" office:value="0.794619417190553" calcext:value-type="float">
            <text:p>0.794619417190553</text:p>
          </table:table-cell>
          <table:table-cell table:formula="of:=[.AN24]-[.AM24]" office:value-type="float" office:value="0.798117315769197" calcext:value-type="float">
            <text:p>0.798117315769197</text:p>
          </table:table-cell>
          <table:table-cell table:formula="of:=[.AO24]-[.AN24]" office:value-type="float" office:value="0.782127332687377" calcext:value-type="float">
            <text:p>0.782127332687377</text:p>
          </table:table-cell>
          <table:table-cell table:formula="of:=[.AP24]-[.AO24]" office:value-type="float" office:value="0.821814167499543" calcext:value-type="float">
            <text:p>0.821814167499543</text:p>
          </table:table-cell>
          <table:table-cell table:formula="of:=[.AQ24]-[.AP24]" office:value-type="float" office:value="0.803917646408081" calcext:value-type="float">
            <text:p>0.803917646408081</text:p>
          </table:table-cell>
          <table:table-cell table:formula="of:=[.AR24]-[.AQ24]" office:value-type="float" office:value="0.825548684597013" calcext:value-type="float">
            <text:p>0.825548684597013</text:p>
          </table:table-cell>
          <table:table-cell table:formula="of:=[.AS24]-[.AR24]" office:value-type="float" office:value="0.832134926319124" calcext:value-type="float">
            <text:p>0.832134926319124</text:p>
          </table:table-cell>
          <table:table-cell table:formula="of:=[.AT24]-[.AS24]" office:value-type="float" office:value="0.843544220924375" calcext:value-type="float">
            <text:p>0.843544220924375</text:p>
          </table:table-cell>
          <table:table-cell table:formula="of:=[.AU24]-[.AT24]" office:value-type="float" office:value="0.860218310356142" calcext:value-type="float">
            <text:p>0.860218310356142</text:p>
          </table:table-cell>
          <table:table-cell table:formula="of:=[.AV24]-[.AU24]" office:value-type="float" office:value="0.859832715988159" calcext:value-type="float">
            <text:p>0.859832715988159</text:p>
          </table:table-cell>
          <table:table-cell table:formula="of:=[.AW24]-[.AV24]" office:value-type="float" office:value="0.85069737434387" calcext:value-type="float">
            <text:p>0.85069737434387</text:p>
          </table:table-cell>
          <table:table-cell table:formula="of:=[.AX24]-[.AW24]" office:value-type="float" office:value="0.84007068872452" calcext:value-type="float">
            <text:p>0.84007068872452</text:p>
          </table:table-cell>
          <table:table-cell table:formula="of:=[.AY24]-[.AX24]" office:value-type="float" office:value="0.879511022567748" calcext:value-type="float">
            <text:p>0.879511022567748</text:p>
          </table:table-cell>
          <table:table-cell table:formula="of:=[.AZ24]-[.AY24]" office:value-type="float" office:value="0.868356931209565" calcext:value-type="float">
            <text:p>0.868356931209565</text:p>
          </table:table-cell>
          <table:table-cell table:formula="of:=[.BA24]-[.AZ24]" office:value-type="float" office:value="0.875872874259947" calcext:value-type="float">
            <text:p>0.875872874259947</text:p>
          </table:table-cell>
          <table:table-cell table:formula="of:=[.BB24]-[.BA24]" office:value-type="float" office:value="0.886915326118469" calcext:value-type="float">
            <text:p>0.886915326118469</text:p>
          </table:table-cell>
          <table:table-cell table:formula="of:=[.BC24]-[.BB24]" office:value-type="float" office:value="0.901368248462681" calcext:value-type="float">
            <text:p>0.901368248462681</text:p>
          </table:table-cell>
          <table:table-cell table:formula="of:=[.BD24]-[.BC24]" office:value-type="float" office:value="0.903441929817198" calcext:value-type="float">
            <text:p>0.903441929817198</text:p>
          </table:table-cell>
          <table:table-cell table:formula="of:=[.BE24]-[.BD24]" office:value-type="float" office:value="0.891274344921108" calcext:value-type="float">
            <text:p>0.891274344921108</text:p>
          </table:table-cell>
          <table:table-cell table:formula="of:=[.BF24]-[.BE24]" office:value-type="float" office:value="0.895850813388826" calcext:value-type="float">
            <text:p>0.895850813388826</text:p>
          </table:table-cell>
          <table:table-cell table:formula="of:=[.BG24]-[.BF24]" office:value-type="float" office:value="0.898812401294713" calcext:value-type="float">
            <text:p>0.898812401294713</text:p>
          </table:table-cell>
          <table:table-cell table:formula="of:=[.BH24]-[.BG24]" office:value-type="float" office:value="0.908072662353511" calcext:value-type="float">
            <text:p>0.908072662353511</text:p>
          </table:table-cell>
          <table:table-cell table:formula="of:=[.BI24]-[.BH24]" office:value-type="float" office:value="0.960886430740359" calcext:value-type="float">
            <text:p>0.960886430740359</text:p>
          </table:table-cell>
          <table:table-cell table:formula="of:=[.BJ24]-[.BI24]" office:value-type="float" office:value="0.966265237331392" calcext:value-type="float">
            <text:p>0.966265237331392</text:p>
          </table:table-cell>
          <table:table-cell table:formula="of:=[.BK24]-[.BJ24]" office:value-type="float" office:value="0.948478019237513" calcext:value-type="float">
            <text:p>0.948478019237513</text:p>
          </table:table-cell>
          <table:table-cell table:formula="of:=[.BL24]-[.BK24]" office:value-type="float" office:value="0.909119677543643" calcext:value-type="float">
            <text:p>0.909119677543643</text:p>
          </table:table-cell>
          <table:table-cell table:formula="of:=[.BM24]-[.BL24]" office:value-type="float" office:value="0.928521239757536" calcext:value-type="float">
            <text:p>0.928521239757536</text:p>
          </table:table-cell>
          <table:table-cell table:formula="of:=[.BN24]-[.BM24]" office:value-type="float" office:value="1.00027309656144" calcext:value-type="float">
            <text:p>1.00027309656144</text:p>
          </table:table-cell>
          <table:table-cell table:formula="of:=[.BO24]-[.BN24]" office:value-type="float" office:value="0.992522668838497" calcext:value-type="float">
            <text:p>0.992522668838497</text:p>
          </table:table-cell>
          <table:table-cell table:formula="of:=[.BP24]-[.BO24]" office:value-type="float" office:value="0.984245240688324" calcext:value-type="float">
            <text:p>0.984245240688324</text:p>
          </table:table-cell>
          <table:table-cell table:formula="of:=[.BQ24]-[.BP24]" office:value-type="float" office:value="1.00197250843048" calcext:value-type="float">
            <text:p>1.00197250843048</text:p>
          </table:table-cell>
          <table:table-cell table:formula="of:=[.BR24]-[.BQ24]" office:value-type="float" office:value="1.01903142929077" calcext:value-type="float">
            <text:p>1.01903142929077</text:p>
          </table:table-cell>
          <table:table-cell table:formula="of:=[.BS24]-[.BR24]" office:value-type="float" office:value="1.01347788572311" calcext:value-type="float">
            <text:p>1.01347788572311</text:p>
          </table:table-cell>
          <table:table-cell table:formula="of:=[.BT24]-[.BS24]" office:value-type="float" office:value="1.03896738290787" calcext:value-type="float">
            <text:p>1.03896738290787</text:p>
          </table:table-cell>
          <table:table-cell table:formula="of:=[.BU24]-[.BT24]" office:value-type="float" office:value="1.03582159280777" calcext:value-type="float">
            <text:p>1.03582159280777</text:p>
          </table:table-cell>
          <table:table-cell table:formula="of:=[.BV24]-[.BU24]" office:value-type="float" office:value="1.04956642389297" calcext:value-type="float">
            <text:p>1.04956642389297</text:p>
          </table:table-cell>
          <table:table-cell table:formula="of:=[.BW24]-[.BV24]" office:value-type="float" office:value="1.03181558847427" calcext:value-type="float">
            <text:p>1.03181558847427</text:p>
          </table:table-cell>
          <table:table-cell table:formula="of:=[.BX24]-[.BW24]" office:value-type="float" office:value="1.08474560976029" calcext:value-type="float">
            <text:p>1.08474560976029</text:p>
          </table:table-cell>
          <table:table-cell table:formula="of:=[.BY24]-[.BX24]" office:value-type="float" office:value="1.07773563861846" calcext:value-type="float">
            <text:p>1.07773563861846</text:p>
          </table:table-cell>
          <table:table-cell table:formula="of:=[.BZ24]-[.BY24]" office:value-type="float" office:value="1.10946190357208" calcext:value-type="float">
            <text:p>1.10946190357208</text:p>
          </table:table-cell>
          <table:table-cell table:formula="of:=[.CA24]-[.BZ24]" office:value-type="float" office:value="1.08419698476791" calcext:value-type="float">
            <text:p>1.08419698476791</text:p>
          </table:table-cell>
          <table:table-cell table:formula="of:=[.CB24]-[.CA24]" office:value-type="float" office:value="1.08656423091889" calcext:value-type="float">
            <text:p>1.08656423091889</text:p>
          </table:table-cell>
          <table:table-cell table:formula="of:=[.CC24]-[.CB24]" office:value-type="float" office:value="1.08472362756729" calcext:value-type="float">
            <text:p>1.08472362756729</text:p>
          </table:table-cell>
          <table:table-cell table:formula="of:=[.CD24]-[.CC24]" office:value-type="float" office:value="1.09001982212067" calcext:value-type="float">
            <text:p>1.09001982212067</text:p>
          </table:table-cell>
          <table:table-cell table:formula="of:=[.CE24]-[.CD24]" office:value-type="float" office:value="1.09326330423355" calcext:value-type="float">
            <text:p>1.09326330423355</text:p>
          </table:table-cell>
          <table:table-cell table:formula="of:=[.CF24]-[.CE24]" office:value-type="float" office:value="1.05788440704346" calcext:value-type="float">
            <text:p>1.05788440704346</text:p>
          </table:table-cell>
          <table:table-cell table:formula="of:=[.CG24]-[.CF24]" office:value-type="float" office:value="1.16413903236389" calcext:value-type="float">
            <text:p>1.16413903236389</text:p>
          </table:table-cell>
          <table:table-cell table:formula="of:=[.CH24]-[.CG24]" office:value-type="float" office:value="1.15620429515839" calcext:value-type="float">
            <text:p>1.15620429515839</text:p>
          </table:table-cell>
          <table:table-cell table:formula="of:=[.CI24]-[.CH24]" office:value-type="float" office:value="1.08057523965836" calcext:value-type="float">
            <text:p>1.08057523965836</text:p>
          </table:table-cell>
          <table:table-cell table:formula="of:=[.CJ24]-[.CI24]" office:value-type="float" office:value="1.12258676290512" calcext:value-type="float">
            <text:p>1.12258676290512</text:p>
          </table:table-cell>
          <table:table-cell table:formula="of:=[.CK24]-[.CJ24]" office:value-type="float" office:value="1.11450777053832" calcext:value-type="float">
            <text:p>1.11450777053832</text:p>
          </table:table-cell>
          <table:table-cell table:formula="of:=[.CL24]-[.CK24]" office:value-type="float" office:value="1.16121484041214" calcext:value-type="float">
            <text:p>1.16121484041214</text:p>
          </table:table-cell>
          <table:table-cell table:formula="of:=[.CM24]-[.CL24]" office:value-type="float" office:value="1.17900919914246" calcext:value-type="float">
            <text:p>1.17900919914246</text:p>
          </table:table-cell>
          <table:table-cell table:formula="of:=[.CN24]-[.CM24]" office:value-type="float" office:value="1.16239297389984" calcext:value-type="float">
            <text:p>1.16239297389984</text:p>
          </table:table-cell>
          <table:table-cell table:formula="of:=[.CO24]-[.CN24]" office:value-type="float" office:value="1.18313051462174" calcext:value-type="float">
            <text:p>1.18313051462174</text:p>
          </table:table-cell>
          <table:table-cell table:formula="of:=[.CP24]-[.CO24]" office:value-type="float" office:value="1.19624495506287" calcext:value-type="float">
            <text:p>1.19624495506287</text:p>
          </table:table-cell>
          <table:table-cell table:formula="of:=[.CQ24]-[.CP24]" office:value-type="float" office:value="1.20814896821976" calcext:value-type="float">
            <text:p>1.20814896821976</text:p>
          </table:table-cell>
          <table:table-cell table:formula="of:=[.CR24]-[.CQ24]" office:value-type="float" office:value="1.19271408319473" calcext:value-type="float">
            <text:p>1.19271408319473</text:p>
          </table:table-cell>
          <table:table-cell table:formula="of:=[.CS24]-[.CR24]" office:value-type="float" office:value="1.19173352718353" calcext:value-type="float">
            <text:p>1.19173352718353</text:p>
          </table:table-cell>
          <table:table-cell table:formula="of:=[.CT24]-[.CS24]" office:value-type="float" office:value="1.19560958147049" calcext:value-type="float">
            <text:p>1.19560958147049</text:p>
          </table:table-cell>
          <table:table-cell table:formula="of:=[.CU24]-[.CT24]" office:value-type="float" office:value="1.21650826931" calcext:value-type="float">
            <text:p>1.21650826931</text:p>
          </table:table-cell>
          <table:table-cell table:formula="of:=[.CV24]-[.CU24]" office:value-type="float" office:value="1.20033138990402" calcext:value-type="float">
            <text:p>1.2003313899040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9T06:27:59.569782277</dc:date>
    <meta:editing-duration>PT3M57S</meta:editing-duration>
    <meta:editing-cycles>1</meta:editing-cycles>
    <meta:document-statistic meta:table-count="1" meta:cell-count="2299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07cm" svg:y="4.201cm" style:legend-expansion="high" chart:style-name="ch2"/>
        <chart:plot-area chart:style-name="ch3" table:cell-range-address="DGPUCB.A24:DGPUCB.CV24" svg:x="0.32cm" svg:y="0.18cm" svg:width="13.467cm" svg:height="8.64cm">
          <chartooo:coordinate-region svg:x="0.941cm" svg:y="0.379cm" svg:width="12.56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GPUCB.A24:DGPUCB.CV24" chart:class="chart:scatte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0.0234313607215881">
                <text:p>0.0234313607215881</text:p>
                <draw:g>
                  <svg:desc>DGPUCB.A24:DGPUCB.CV24</svg:desc>
                </draw:g>
              </table:table-cell>
              <table:table-cell office:value-type="float" office:value="0.0532194375991821">
                <text:p>0.0532194375991821</text:p>
              </table:table-cell>
              <table:table-cell office:value-type="float" office:value="0.0900525331497192">
                <text:p>0.0900525331497192</text:p>
              </table:table-cell>
              <table:table-cell office:value-type="float" office:value="0.133135914802551">
                <text:p>0.133135914802551</text:p>
              </table:table-cell>
              <table:table-cell office:value-type="float" office:value="0.219056940078735">
                <text:p>0.219056940078735</text:p>
              </table:table-cell>
              <table:table-cell office:value-type="float" office:value="0.319005990028381">
                <text:p>0.319005990028381</text:p>
              </table:table-cell>
              <table:table-cell office:value-type="float" office:value="0.458221888542175">
                <text:p>0.458221888542175</text:p>
              </table:table-cell>
              <table:table-cell office:value-type="float" office:value="0.707926893234253">
                <text:p>0.707926893234253</text:p>
              </table:table-cell>
              <table:table-cell office:value-type="float" office:value="0.984043419361115">
                <text:p>0.984043419361115</text:p>
              </table:table-cell>
              <table:table-cell office:value-type="float" office:value="1.31902041435242">
                <text:p>1.31902041435242</text:p>
              </table:table-cell>
              <table:table-cell office:value-type="float" office:value="1.67286430597305">
                <text:p>1.67286430597305</text:p>
              </table:table-cell>
              <table:table-cell office:value-type="float" office:value="2.09706115722656">
                <text:p>2.09706115722656</text:p>
              </table:table-cell>
              <table:table-cell office:value-type="float" office:value="2.55212315320969">
                <text:p>2.55212315320969</text:p>
              </table:table-cell>
              <table:table-cell office:value-type="float" office:value="3.04278137683868">
                <text:p>3.04278137683868</text:p>
              </table:table-cell>
              <table:table-cell office:value-type="float" office:value="3.51676278114319">
                <text:p>3.51676278114319</text:p>
              </table:table-cell>
              <table:table-cell office:value-type="float" office:value="4.0480508685112">
                <text:p>4.0480508685112</text:p>
              </table:table-cell>
              <table:table-cell office:value-type="float" office:value="4.59016488790512">
                <text:p>4.59016488790512</text:p>
              </table:table-cell>
              <table:table-cell office:value-type="float" office:value="5.13911865949631">
                <text:p>5.13911865949631</text:p>
              </table:table-cell>
              <table:table-cell office:value-type="float" office:value="5.67362957000732">
                <text:p>5.67362957000732</text:p>
              </table:table-cell>
              <table:table-cell office:value-type="float" office:value="6.2362104177475">
                <text:p>6.2362104177475</text:p>
              </table:table-cell>
              <table:table-cell office:value-type="float" office:value="6.80579013824463">
                <text:p>6.80579013824463</text:p>
              </table:table-cell>
              <table:table-cell office:value-type="float" office:value="7.39968801736832">
                <text:p>7.39968801736832</text:p>
              </table:table-cell>
              <table:table-cell office:value-type="float" office:value="7.98497936725616">
                <text:p>7.98497936725616</text:p>
              </table:table-cell>
              <table:table-cell office:value-type="float" office:value="8.59345862865448">
                <text:p>8.59345862865448</text:p>
              </table:table-cell>
              <table:table-cell office:value-type="float" office:value="9.2147503733635">
                <text:p>9.2147503733635</text:p>
              </table:table-cell>
              <table:table-cell office:value-type="float" office:value="9.83832507133484">
                <text:p>9.83832507133484</text:p>
              </table:table-cell>
              <table:table-cell office:value-type="float" office:value="10.4857180595398">
                <text:p>10.4857180595398</text:p>
              </table:table-cell>
              <table:table-cell office:value-type="float" office:value="11.1281780362129">
                <text:p>11.1281780362129</text:p>
              </table:table-cell>
              <table:table-cell office:value-type="float" office:value="11.7690806150436">
                <text:p>11.7690806150436</text:p>
              </table:table-cell>
              <table:table-cell office:value-type="float" office:value="12.4393191456795">
                <text:p>12.4393191456795</text:p>
              </table:table-cell>
              <table:table-cell office:value-type="float" office:value="13.1202887415886">
                <text:p>13.1202887415886</text:p>
              </table:table-cell>
              <table:table-cell office:value-type="float" office:value="13.8089642167091">
                <text:p>13.8089642167091</text:p>
              </table:table-cell>
              <table:table-cell office:value-type="float" office:value="14.571969461441">
                <text:p>14.571969461441</text:p>
              </table:table-cell>
              <table:table-cell office:value-type="float" office:value="15.3240168213844">
                <text:p>15.3240168213844</text:p>
              </table:table-cell>
              <table:table-cell office:value-type="float" office:value="16.0792543053627">
                <text:p>16.0792543053627</text:p>
              </table:table-cell>
              <table:table-cell office:value-type="float" office:value="16.8581980466843">
                <text:p>16.8581980466843</text:p>
              </table:table-cell>
              <table:table-cell office:value-type="float" office:value="17.63715467453">
                <text:p>17.63715467453</text:p>
              </table:table-cell>
              <table:table-cell office:value-type="float" office:value="18.4141563415527">
                <text:p>18.4141563415527</text:p>
              </table:table-cell>
              <table:table-cell office:value-type="float" office:value="19.2087757587433">
                <text:p>19.2087757587433</text:p>
              </table:table-cell>
              <table:table-cell office:value-type="float" office:value="20.0068930745125">
                <text:p>20.0068930745125</text:p>
              </table:table-cell>
              <table:table-cell office:value-type="float" office:value="20.7890204071999">
                <text:p>20.7890204071999</text:p>
              </table:table-cell>
              <table:table-cell office:value-type="float" office:value="21.6108345746994">
                <text:p>21.6108345746994</text:p>
              </table:table-cell>
              <table:table-cell office:value-type="float" office:value="22.4147522211075">
                <text:p>22.4147522211075</text:p>
              </table:table-cell>
              <table:table-cell office:value-type="float" office:value="23.2403009057045">
                <text:p>23.2403009057045</text:p>
              </table:table-cell>
              <table:table-cell office:value-type="float" office:value="24.0724358320236">
                <text:p>24.0724358320236</text:p>
              </table:table-cell>
              <table:table-cell office:value-type="float" office:value="24.915980052948">
                <text:p>24.915980052948</text:p>
              </table:table-cell>
              <table:table-cell office:value-type="float" office:value="25.7761983633041">
                <text:p>25.7761983633041</text:p>
              </table:table-cell>
              <table:table-cell office:value-type="float" office:value="26.6360310792923">
                <text:p>26.6360310792923</text:p>
              </table:table-cell>
              <table:table-cell office:value-type="float" office:value="27.4867284536362">
                <text:p>27.4867284536362</text:p>
              </table:table-cell>
              <table:table-cell office:value-type="float" office:value="28.3267991423607">
                <text:p>28.3267991423607</text:p>
              </table:table-cell>
              <table:table-cell office:value-type="float" office:value="29.2063101649284">
                <text:p>29.2063101649284</text:p>
              </table:table-cell>
              <table:table-cell office:value-type="float" office:value="30.074667096138">
                <text:p>30.074667096138</text:p>
              </table:table-cell>
              <table:table-cell office:value-type="float" office:value="30.9505399703979">
                <text:p>30.9505399703979</text:p>
              </table:table-cell>
              <table:table-cell office:value-type="float" office:value="31.8374552965164">
                <text:p>31.8374552965164</text:p>
              </table:table-cell>
              <table:table-cell office:value-type="float" office:value="32.7388235449791">
                <text:p>32.7388235449791</text:p>
              </table:table-cell>
              <table:table-cell office:value-type="float" office:value="33.6422654747963">
                <text:p>33.6422654747963</text:p>
              </table:table-cell>
              <table:table-cell office:value-type="float" office:value="34.5335398197174">
                <text:p>34.5335398197174</text:p>
              </table:table-cell>
              <table:table-cell office:value-type="float" office:value="35.4293906331062">
                <text:p>35.4293906331062</text:p>
              </table:table-cell>
              <table:table-cell office:value-type="float" office:value="36.3282030344009">
                <text:p>36.3282030344009</text:p>
              </table:table-cell>
              <table:table-cell office:value-type="float" office:value="37.2362756967545">
                <text:p>37.2362756967545</text:p>
              </table:table-cell>
              <table:table-cell office:value-type="float" office:value="38.1971621274948">
                <text:p>38.1971621274948</text:p>
              </table:table-cell>
              <table:table-cell office:value-type="float" office:value="39.1634273648262">
                <text:p>39.1634273648262</text:p>
              </table:table-cell>
              <table:table-cell office:value-type="float" office:value="40.1119053840637">
                <text:p>40.1119053840637</text:p>
              </table:table-cell>
              <table:table-cell office:value-type="float" office:value="41.0210250616074">
                <text:p>41.0210250616074</text:p>
              </table:table-cell>
              <table:table-cell office:value-type="float" office:value="41.9495463013649">
                <text:p>41.9495463013649</text:p>
              </table:table-cell>
              <table:table-cell office:value-type="float" office:value="42.9498193979263">
                <text:p>42.9498193979263</text:p>
              </table:table-cell>
              <table:table-cell office:value-type="float" office:value="43.9423420667648">
                <text:p>43.9423420667648</text:p>
              </table:table-cell>
              <table:table-cell office:value-type="float" office:value="44.9265873074532">
                <text:p>44.9265873074532</text:p>
              </table:table-cell>
              <table:table-cell office:value-type="float" office:value="45.9285598158836">
                <text:p>45.9285598158836</text:p>
              </table:table-cell>
              <table:table-cell office:value-type="float" office:value="46.9475912451744">
                <text:p>46.9475912451744</text:p>
              </table:table-cell>
              <table:table-cell office:value-type="float" office:value="47.9610691308975">
                <text:p>47.9610691308975</text:p>
              </table:table-cell>
              <table:table-cell office:value-type="float" office:value="49.0000365138054">
                <text:p>49.0000365138054</text:p>
              </table:table-cell>
              <table:table-cell office:value-type="float" office:value="50.0358581066132">
                <text:p>50.0358581066132</text:p>
              </table:table-cell>
              <table:table-cell office:value-type="float" office:value="51.0854245305061">
                <text:p>51.0854245305061</text:p>
              </table:table-cell>
              <table:table-cell office:value-type="float" office:value="52.1172401189804">
                <text:p>52.1172401189804</text:p>
              </table:table-cell>
              <table:table-cell office:value-type="float" office:value="53.2019857287407">
                <text:p>53.2019857287407</text:p>
              </table:table-cell>
              <table:table-cell office:value-type="float" office:value="54.2797213673592">
                <text:p>54.2797213673592</text:p>
              </table:table-cell>
              <table:table-cell office:value-type="float" office:value="55.3891832709312">
                <text:p>55.3891832709312</text:p>
              </table:table-cell>
              <table:table-cell office:value-type="float" office:value="56.4733802556992">
                <text:p>56.4733802556992</text:p>
              </table:table-cell>
              <table:table-cell office:value-type="float" office:value="57.559944486618">
                <text:p>57.559944486618</text:p>
              </table:table-cell>
              <table:table-cell office:value-type="float" office:value="58.6446681141853">
                <text:p>58.6446681141853</text:p>
              </table:table-cell>
              <table:table-cell office:value-type="float" office:value="59.734687936306">
                <text:p>59.734687936306</text:p>
              </table:table-cell>
              <table:table-cell office:value-type="float" office:value="60.8279512405395">
                <text:p>60.8279512405395</text:p>
              </table:table-cell>
              <table:table-cell office:value-type="float" office:value="61.885835647583">
                <text:p>61.885835647583</text:p>
              </table:table-cell>
              <table:table-cell office:value-type="float" office:value="63.0499746799469">
                <text:p>63.0499746799469</text:p>
              </table:table-cell>
              <table:table-cell office:value-type="float" office:value="64.2061789751053">
                <text:p>64.2061789751053</text:p>
              </table:table-cell>
              <table:table-cell office:value-type="float" office:value="65.2867542147637">
                <text:p>65.2867542147637</text:p>
              </table:table-cell>
              <table:table-cell office:value-type="float" office:value="66.4093409776688">
                <text:p>66.4093409776688</text:p>
              </table:table-cell>
              <table:table-cell office:value-type="float" office:value="67.5238487482071">
                <text:p>67.5238487482071</text:p>
              </table:table-cell>
              <table:table-cell office:value-type="float" office:value="68.6850635886192">
                <text:p>68.6850635886192</text:p>
              </table:table-cell>
              <table:table-cell office:value-type="float" office:value="69.8640727877617">
                <text:p>69.8640727877617</text:p>
              </table:table-cell>
              <table:table-cell office:value-type="float" office:value="71.0264657616615">
                <text:p>71.0264657616615</text:p>
              </table:table-cell>
              <table:table-cell office:value-type="float" office:value="72.2095962762833">
                <text:p>72.2095962762833</text:p>
              </table:table-cell>
              <table:table-cell office:value-type="float" office:value="73.4058412313461">
                <text:p>73.4058412313461</text:p>
              </table:table-cell>
              <table:table-cell office:value-type="float" office:value="74.6139901995659">
                <text:p>74.6139901995659</text:p>
              </table:table-cell>
              <table:table-cell office:value-type="float" office:value="75.8067042827606">
                <text:p>75.8067042827606</text:p>
              </table:table-cell>
              <table:table-cell office:value-type="float" office:value="76.9984378099442">
                <text:p>76.9984378099442</text:p>
              </table:table-cell>
              <table:table-cell office:value-type="float" office:value="78.1940473914146">
                <text:p>78.1940473914146</text:p>
              </table:table-cell>
              <table:table-cell office:value-type="float" office:value="79.4105556607246">
                <text:p>79.4105556607246</text:p>
              </table:table-cell>
              <table:table-cell office:value-type="float" office:value="80.6108870506287">
                <text:p>80.61088705062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07cm" svg:y="4.201cm" style:legend-expansion="high" chart:style-name="ch2"/>
        <chart:plot-area chart:style-name="ch3" table:cell-range-address="DGPUCB.A25:DGPUCB.CU25" svg:x="0.32cm" svg:y="0.18cm" svg:width="13.467cm" svg:height="8.64cm">
          <chartooo:coordinate-region svg:x="1.047cm" svg:y="0.379cm" svg:width="12.46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GPUCB.A25:DGPUCB.CU25" chart:class="chart:scatter"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</table:table-row>
          </table:table-header-rows>
          <table:table-rows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.029788076877594">
                <text:p>0.029788076877594</text:p>
                <draw:g>
                  <svg:desc>DGPUCB.A25:DGPUCB.CU25</svg:desc>
                </draw:g>
              </table:table-cell>
              <table:table-cell office:value-type="float" office:value="0.0368330955505371">
                <text:p>0.0368330955505371</text:p>
              </table:table-cell>
              <table:table-cell office:value-type="float" office:value="0.043083381652832">
                <text:p>0.043083381652832</text:p>
              </table:table-cell>
              <table:table-cell office:value-type="float" office:value="0.0859210252761841">
                <text:p>0.0859210252761841</text:p>
              </table:table-cell>
              <table:table-cell office:value-type="float" office:value="0.099949049949646">
                <text:p>0.099949049949646</text:p>
              </table:table-cell>
              <table:table-cell office:value-type="float" office:value="0.139215898513794">
                <text:p>0.139215898513794</text:p>
              </table:table-cell>
              <table:table-cell office:value-type="float" office:value="0.249705004692078">
                <text:p>0.249705004692078</text:p>
              </table:table-cell>
              <table:table-cell office:value-type="float" office:value="0.276116526126862">
                <text:p>0.276116526126862</text:p>
              </table:table-cell>
              <table:table-cell office:value-type="float" office:value="0.334976994991302">
                <text:p>0.334976994991302</text:p>
              </table:table-cell>
              <table:table-cell office:value-type="float" office:value="0.353843891620636">
                <text:p>0.353843891620636</text:p>
              </table:table-cell>
              <table:table-cell office:value-type="float" office:value="0.424196851253509">
                <text:p>0.424196851253509</text:p>
              </table:table-cell>
              <table:table-cell office:value-type="float" office:value="0.455061995983124">
                <text:p>0.455061995983124</text:p>
              </table:table-cell>
              <table:table-cell office:value-type="float" office:value="0.490658223628998">
                <text:p>0.490658223628998</text:p>
              </table:table-cell>
              <table:table-cell office:value-type="float" office:value="0.473981404304504">
                <text:p>0.473981404304504</text:p>
              </table:table-cell>
              <table:table-cell office:value-type="float" office:value="0.531288087368012">
                <text:p>0.531288087368012</text:p>
              </table:table-cell>
              <table:table-cell office:value-type="float" office:value="0.542114019393921">
                <text:p>0.542114019393921</text:p>
              </table:table-cell>
              <table:table-cell office:value-type="float" office:value="0.548953771591187">
                <text:p>0.548953771591187</text:p>
              </table:table-cell>
              <table:table-cell office:value-type="float" office:value="0.534510910511017">
                <text:p>0.534510910511017</text:p>
              </table:table-cell>
              <table:table-cell office:value-type="float" office:value="0.562580847740174">
                <text:p>0.562580847740174</text:p>
              </table:table-cell>
              <table:table-cell office:value-type="float" office:value="0.569579720497131">
                <text:p>0.569579720497131</text:p>
              </table:table-cell>
              <table:table-cell office:value-type="float" office:value="0.593897879123688">
                <text:p>0.593897879123688</text:p>
              </table:table-cell>
              <table:table-cell office:value-type="float" office:value="0.585291349887847">
                <text:p>0.585291349887847</text:p>
              </table:table-cell>
              <table:table-cell office:value-type="float" office:value="0.608479261398315">
                <text:p>0.608479261398315</text:p>
              </table:table-cell>
              <table:table-cell office:value-type="float" office:value="0.621291744709016">
                <text:p>0.621291744709016</text:p>
              </table:table-cell>
              <table:table-cell office:value-type="float" office:value="0.623574697971344">
                <text:p>0.623574697971344</text:p>
              </table:table-cell>
              <table:table-cell office:value-type="float" office:value="0.647392988204956">
                <text:p>0.647392988204956</text:p>
              </table:table-cell>
              <table:table-cell office:value-type="float" office:value="0.642459976673125">
                <text:p>0.642459976673125</text:p>
              </table:table-cell>
              <table:table-cell office:value-type="float" office:value="0.640902578830719">
                <text:p>0.640902578830719</text:p>
              </table:table-cell>
              <table:table-cell office:value-type="float" office:value="0.670238530635833">
                <text:p>0.670238530635833</text:p>
              </table:table-cell>
              <table:table-cell office:value-type="float" office:value="0.680969595909119">
                <text:p>0.680969595909119</text:p>
              </table:table-cell>
              <table:table-cell office:value-type="float" office:value="0.688675475120546">
                <text:p>0.688675475120546</text:p>
              </table:table-cell>
              <table:table-cell office:value-type="float" office:value="0.763005244731902">
                <text:p>0.763005244731902</text:p>
              </table:table-cell>
              <table:table-cell office:value-type="float" office:value="0.75204735994339">
                <text:p>0.75204735994339</text:p>
              </table:table-cell>
              <table:table-cell office:value-type="float" office:value="0.755237483978274">
                <text:p>0.755237483978274</text:p>
              </table:table-cell>
              <table:table-cell office:value-type="float" office:value="0.778943741321562">
                <text:p>0.778943741321562</text:p>
              </table:table-cell>
              <table:table-cell office:value-type="float" office:value="0.778956627845766">
                <text:p>0.778956627845766</text:p>
              </table:table-cell>
              <table:table-cell office:value-type="float" office:value="0.777001667022702">
                <text:p>0.777001667022702</text:p>
              </table:table-cell>
              <table:table-cell office:value-type="float" office:value="0.794619417190553">
                <text:p>0.794619417190553</text:p>
              </table:table-cell>
              <table:table-cell office:value-type="float" office:value="0.798117315769197">
                <text:p>0.798117315769197</text:p>
              </table:table-cell>
              <table:table-cell office:value-type="float" office:value="0.782127332687377">
                <text:p>0.782127332687377</text:p>
              </table:table-cell>
              <table:table-cell office:value-type="float" office:value="0.821814167499543">
                <text:p>0.821814167499543</text:p>
              </table:table-cell>
              <table:table-cell office:value-type="float" office:value="0.803917646408081">
                <text:p>0.803917646408081</text:p>
              </table:table-cell>
              <table:table-cell office:value-type="float" office:value="0.825548684597013">
                <text:p>0.825548684597013</text:p>
              </table:table-cell>
              <table:table-cell office:value-type="float" office:value="0.832134926319124">
                <text:p>0.832134926319124</text:p>
              </table:table-cell>
              <table:table-cell office:value-type="float" office:value="0.843544220924375">
                <text:p>0.843544220924375</text:p>
              </table:table-cell>
              <table:table-cell office:value-type="float" office:value="0.860218310356142">
                <text:p>0.860218310356142</text:p>
              </table:table-cell>
              <table:table-cell office:value-type="float" office:value="0.859832715988159">
                <text:p>0.859832715988159</text:p>
              </table:table-cell>
              <table:table-cell office:value-type="float" office:value="0.85069737434387">
                <text:p>0.85069737434387</text:p>
              </table:table-cell>
              <table:table-cell office:value-type="float" office:value="0.84007068872452">
                <text:p>0.84007068872452</text:p>
              </table:table-cell>
              <table:table-cell office:value-type="float" office:value="0.879511022567748">
                <text:p>0.879511022567748</text:p>
              </table:table-cell>
              <table:table-cell office:value-type="float" office:value="0.868356931209565">
                <text:p>0.868356931209565</text:p>
              </table:table-cell>
              <table:table-cell office:value-type="float" office:value="0.875872874259947">
                <text:p>0.875872874259947</text:p>
              </table:table-cell>
              <table:table-cell office:value-type="float" office:value="0.886915326118469">
                <text:p>0.886915326118469</text:p>
              </table:table-cell>
              <table:table-cell office:value-type="float" office:value="0.901368248462681">
                <text:p>0.901368248462681</text:p>
              </table:table-cell>
              <table:table-cell office:value-type="float" office:value="0.903441929817198">
                <text:p>0.903441929817198</text:p>
              </table:table-cell>
              <table:table-cell office:value-type="float" office:value="0.891274344921108">
                <text:p>0.891274344921108</text:p>
              </table:table-cell>
              <table:table-cell office:value-type="float" office:value="0.895850813388826">
                <text:p>0.895850813388826</text:p>
              </table:table-cell>
              <table:table-cell office:value-type="float" office:value="0.898812401294713">
                <text:p>0.898812401294713</text:p>
              </table:table-cell>
              <table:table-cell office:value-type="float" office:value="0.908072662353511">
                <text:p>0.908072662353511</text:p>
              </table:table-cell>
              <table:table-cell office:value-type="float" office:value="0.960886430740359">
                <text:p>0.960886430740359</text:p>
              </table:table-cell>
              <table:table-cell office:value-type="float" office:value="0.966265237331392">
                <text:p>0.966265237331392</text:p>
              </table:table-cell>
              <table:table-cell office:value-type="float" office:value="0.948478019237513">
                <text:p>0.948478019237513</text:p>
              </table:table-cell>
              <table:table-cell office:value-type="float" office:value="0.909119677543643">
                <text:p>0.909119677543643</text:p>
              </table:table-cell>
              <table:table-cell office:value-type="float" office:value="0.928521239757536">
                <text:p>0.928521239757536</text:p>
              </table:table-cell>
              <table:table-cell office:value-type="float" office:value="1.00027309656144">
                <text:p>1.00027309656144</text:p>
              </table:table-cell>
              <table:table-cell office:value-type="float" office:value="0.992522668838497">
                <text:p>0.992522668838497</text:p>
              </table:table-cell>
              <table:table-cell office:value-type="float" office:value="0.984245240688324">
                <text:p>0.984245240688324</text:p>
              </table:table-cell>
              <table:table-cell office:value-type="float" office:value="1.00197250843048">
                <text:p>1.00197250843048</text:p>
              </table:table-cell>
              <table:table-cell office:value-type="float" office:value="1.01903142929077">
                <text:p>1.01903142929077</text:p>
              </table:table-cell>
              <table:table-cell office:value-type="float" office:value="1.01347788572311">
                <text:p>1.01347788572311</text:p>
              </table:table-cell>
              <table:table-cell office:value-type="float" office:value="1.03896738290787">
                <text:p>1.03896738290787</text:p>
              </table:table-cell>
              <table:table-cell office:value-type="float" office:value="1.03582159280777">
                <text:p>1.03582159280777</text:p>
              </table:table-cell>
              <table:table-cell office:value-type="float" office:value="1.04956642389297">
                <text:p>1.04956642389297</text:p>
              </table:table-cell>
              <table:table-cell office:value-type="float" office:value="1.03181558847427">
                <text:p>1.03181558847427</text:p>
              </table:table-cell>
              <table:table-cell office:value-type="float" office:value="1.08474560976029">
                <text:p>1.08474560976029</text:p>
              </table:table-cell>
              <table:table-cell office:value-type="float" office:value="1.07773563861846">
                <text:p>1.07773563861846</text:p>
              </table:table-cell>
              <table:table-cell office:value-type="float" office:value="1.10946190357208">
                <text:p>1.10946190357208</text:p>
              </table:table-cell>
              <table:table-cell office:value-type="float" office:value="1.08419698476791">
                <text:p>1.08419698476791</text:p>
              </table:table-cell>
              <table:table-cell office:value-type="float" office:value="1.08656423091889">
                <text:p>1.08656423091889</text:p>
              </table:table-cell>
              <table:table-cell office:value-type="float" office:value="1.08472362756729">
                <text:p>1.08472362756729</text:p>
              </table:table-cell>
              <table:table-cell office:value-type="float" office:value="1.09001982212067">
                <text:p>1.09001982212067</text:p>
              </table:table-cell>
              <table:table-cell office:value-type="float" office:value="1.09326330423355">
                <text:p>1.09326330423355</text:p>
              </table:table-cell>
              <table:table-cell office:value-type="float" office:value="1.05788440704346">
                <text:p>1.05788440704346</text:p>
              </table:table-cell>
              <table:table-cell office:value-type="float" office:value="1.16413903236389">
                <text:p>1.16413903236389</text:p>
              </table:table-cell>
              <table:table-cell office:value-type="float" office:value="1.15620429515839">
                <text:p>1.15620429515839</text:p>
              </table:table-cell>
              <table:table-cell office:value-type="float" office:value="1.08057523965836">
                <text:p>1.08057523965836</text:p>
              </table:table-cell>
              <table:table-cell office:value-type="float" office:value="1.12258676290512">
                <text:p>1.12258676290512</text:p>
              </table:table-cell>
              <table:table-cell office:value-type="float" office:value="1.11450777053832">
                <text:p>1.11450777053832</text:p>
              </table:table-cell>
              <table:table-cell office:value-type="float" office:value="1.16121484041214">
                <text:p>1.16121484041214</text:p>
              </table:table-cell>
              <table:table-cell office:value-type="float" office:value="1.17900919914246">
                <text:p>1.17900919914246</text:p>
              </table:table-cell>
              <table:table-cell office:value-type="float" office:value="1.16239297389984">
                <text:p>1.16239297389984</text:p>
              </table:table-cell>
              <table:table-cell office:value-type="float" office:value="1.18313051462174">
                <text:p>1.18313051462174</text:p>
              </table:table-cell>
              <table:table-cell office:value-type="float" office:value="1.19624495506287">
                <text:p>1.19624495506287</text:p>
              </table:table-cell>
              <table:table-cell office:value-type="float" office:value="1.20814896821976">
                <text:p>1.20814896821976</text:p>
              </table:table-cell>
              <table:table-cell office:value-type="float" office:value="1.19271408319473">
                <text:p>1.19271408319473</text:p>
              </table:table-cell>
              <table:table-cell office:value-type="float" office:value="1.19173352718353">
                <text:p>1.19173352718353</text:p>
              </table:table-cell>
              <table:table-cell office:value-type="float" office:value="1.19560958147049">
                <text:p>1.19560958147049</text:p>
              </table:table-cell>
              <table:table-cell office:value-type="float" office:value="1.21650826931">
                <text:p>1.21650826931</text:p>
              </table:table-cell>
              <table:table-cell office:value-type="float" office:value="1.20033138990402">
                <text:p>1.200331389904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